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vg:font-family="'Advent Pro'"/>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5f7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106cm" svg:stroke-color="#c5404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c5404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b3b05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e4df6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5493b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91da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standard">
      <style:graphic-properties draw:stroke="none" svg:stroke-width="0cm" draw:fill="solid" draw:fill-color="#5493b3" draw:textarea-vertical-align="middle" draw:auto-grow-height="false" draw:fit-to-size="false" style:shrink-to-fit="false" fo:min-height="0cm" fo:min-width="0cm" fo:padding-top="0.122cm" fo:padding-bottom="0.122cm" fo:padding-left="0.122cm" fo:padding-right="0.122cm" fo:wrap-option="wrap"/>
    </style:style>
    <style:style style:name="gr11" style:family="graphic" style:parent-style-name="standard">
      <style:graphic-properties draw:stroke="none" svg:stroke-width="0cm" draw:fill="solid" draw:fill-color="#e4df6f" draw:textarea-vertical-align="middle" draw:auto-grow-height="false" draw:fit-to-size="false" style:shrink-to-fit="false" fo:min-height="0cm" fo:min-width="0cm" fo:padding-top="0.122cm" fo:padding-bottom="0.122cm" fo:padding-left="0.122cm" fo:padding-right="0.122cm" fo:wrap-option="wrap"/>
    </style:style>
    <style:style style:name="gr12" style:family="graphic" style:parent-style-name="standard">
      <style:graphic-properties draw:stroke="none" svg:stroke-width="0cm" draw:fill="solid" draw:fill-color="#ff5f70" draw:textarea-vertical-align="middle" draw:auto-grow-height="false" draw:fit-to-size="false" style:shrink-to-fit="false" fo:min-height="0cm" fo:min-width="0cm" fo:padding-top="0.122cm" fo:padding-bottom="0.122cm" fo:padding-left="0.122cm" fo:padding-right="0.122cm" fo:wrap-option="wrap"/>
    </style:style>
    <style:style style:name="gr13" style:family="graphic" style:parent-style-name="standard">
      <style:graphic-properties draw:stroke="none" svg:stroke-width="0cm" draw:fill="solid" draw:fill-color="#b3b05d" draw:textarea-vertical-align="middle" draw:auto-grow-height="false" draw:fit-to-size="false" style:shrink-to-fit="false" fo:min-height="0cm" fo:min-width="0cm" fo:padding-top="0.122cm" fo:padding-bottom="0.122cm" fo:padding-left="0.122cm" fo:padding-right="0.122cm" fo:wrap-option="wrap"/>
    </style:style>
    <style:style style:name="gr14" style:family="graphic" style:parent-style-name="standard">
      <style:graphic-properties draw:stroke="none" svg:stroke-width="0cm" draw:fill="solid" draw:fill-color="#91daff" draw:textarea-vertical-align="middle" draw:auto-grow-height="false" draw:fit-to-size="false" style:shrink-to-fit="false" fo:min-height="0cm" fo:min-width="0cm" fo:padding-top="0.122cm" fo:padding-bottom="0.122cm" fo:padding-left="0.122cm" fo:padding-right="0.122cm" fo:wrap-option="wrap"/>
    </style:style>
    <style:style style:name="gr15" style:family="graphic" style:parent-style-name="standard">
      <style:graphic-properties draw:stroke="none" svg:stroke-width="0cm" draw:fill="solid" draw:fill-color="#c5404e" draw:textarea-vertical-align="middle" draw:auto-grow-height="false" draw:fit-to-size="false" style:shrink-to-fit="false" fo:min-height="0cm" fo:min-width="0cm" fo:padding-top="0.122cm" fo:padding-bottom="0.122cm" fo:padding-left="0.122cm" fo:padding-right="0.122cm" fo:wrap-option="wrap"/>
    </style:style>
    <style:style style:name="gr16" style:family="graphic" style:parent-style-name="standard">
      <style:graphic-properties draw:stroke="none" svg:stroke-width="0cm" draw:fill="solid" draw:fill-color="#2c373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ffaa0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BIG_5f_NUMBER-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BIG_5f_NUMBER-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IG_5f_NUMBER-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IG_5f_NUMBER-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IG_5f_NUMBER-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NE_5f_COLUMN_5f_TEXT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4" style:family="presentation" style:parent-style-name="ONE_5f_COLUMN_5f_TEXT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ONE_5f_COLUMN_5f_TEXT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ff5f70"/>
      <style:paragraph-properties fo:text-align="start" style:font-independent-line-spacing="true"/>
      <style:text-properties fo:font-size="14pt"/>
    </style:style>
    <style:style style:name="P2"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loext:graphic-properties draw:fill="solid" draw:fill-color="#fce5cd"/>
      <style:paragraph-properties fo:text-align="start" style:font-independent-line-spacing="true"/>
      <style:text-properties fo:font-size="14pt"/>
    </style:style>
    <style:style style:name="P8" style:family="paragraph">
      <loext:graphic-properties draw:fill="solid" draw:fill-color="#c5404e"/>
      <style:paragraph-properties fo:text-align="start" style:font-independent-line-spacing="true"/>
      <style:text-properties fo:font-size="14pt"/>
    </style:style>
    <style:style style:name="P9" style:family="paragraph">
      <loext:graphic-properties draw:fill="solid" draw:fill-color="#b3b05d"/>
      <style:paragraph-properties fo:text-align="start" style:font-independent-line-spacing="true"/>
      <style:text-properties fo:font-size="14pt"/>
    </style:style>
    <style:style style:name="P10" style:family="paragraph">
      <loext:graphic-properties draw:fill="solid" draw:fill-color="#e4df6f"/>
      <style:paragraph-properties fo:text-align="start" style:font-independent-line-spacing="true"/>
      <style:text-properties fo:font-size="14pt"/>
    </style:style>
    <style:style style:name="P11" style:family="paragraph">
      <loext:graphic-properties draw:fill="solid" draw:fill-color="#5493b3"/>
      <style:paragraph-properties fo:text-align="start" style:font-independent-line-spacing="true"/>
      <style:text-properties fo:font-size="14pt"/>
    </style:style>
    <style:style style:name="P12" style:family="paragraph">
      <loext:graphic-properties draw:fill="solid" draw:fill-color="#91daff"/>
      <style:paragraph-properties fo:text-align="start" style:font-independent-line-spacing="true"/>
      <style:text-properties fo:font-size="14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0pt"/>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96pt"/>
    </style:style>
    <style:style style:name="P22" style:family="paragraph">
      <style:paragraph-properties fo:margin-left="0cm" fo:margin-right="0cm" fo:margin-top="0.353cm" fo:margin-bottom="0cm" fo:line-height="100%" fo:text-align="start" fo:text-indent="0cm" style:writing-mode="lr-tb"/>
    </style:style>
    <style:style style:name="P23" style:family="paragraph">
      <style:paragraph-properties fo:margin-left="0cm" fo:margin-right="0cm" fo:margin-top="0.353cm" fo:margin-bottom="0.353cm" fo:line-height="100%" fo:text-align="start" fo:text-indent="0cm" style:writing-mode="lr-tb"/>
    </style:style>
    <style:style style:name="P24" style:family="paragraph">
      <loext:graphic-properties draw:fill="none"/>
      <style:paragraph-properties fo:text-align="start" style:font-independent-line-spacing="true"/>
      <style:text-properties fo:font-size="18pt"/>
    </style:style>
    <style:style style:name="P25" style:family="paragraph">
      <style:paragraph-properties fo:margin-left="0cm" fo:margin-right="0cm" fo:margin-top="0cm" fo:margin-bottom="0cm" fo:line-height="200%" fo:text-align="start" fo:text-indent="0cm" style:writing-mode="lr-tb"/>
    </style:style>
    <style:style style:name="P26"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27" style:family="paragraph">
      <style:paragraph-properties fo:margin-left="0cm" fo:margin-right="0cm" fo:margin-top="0.353cm" fo:margin-bottom="0cm" fo:line-height="20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9" style:family="paragraph">
      <style:paragraph-properties fo:margin-left="2.54cm" fo:margin-right="0cm" fo:margin-top="0.353cm" fo:margin-bottom="0cm" fo:line-height="200%" fo:text-align="start" fo:text-indent="0cm" style:writing-mode="lr-tb">
        <style:tab-stops>
          <style:tab-stop style:position="0cm"/>
        </style:tab-stops>
      </style:paragraph-properties>
    </style:style>
    <style:style style:name="P30" style:family="paragraph">
      <loext:graphic-properties draw:fill="solid" draw:fill-color="#2c373f"/>
      <style:paragraph-properties fo:text-align="start" style:font-independent-line-spacing="true"/>
      <style:text-properties fo:font-size="14pt"/>
    </style:style>
    <style:style style:name="P31" style:family="paragraph">
      <loext:graphic-properties draw:fill="none" draw:fill-color="#ffffff"/>
      <style:paragraph-properties fo:text-align="start" style:font-independent-line-spacing="true"/>
      <style:text-properties fo:font-size="16pt"/>
    </style:style>
    <style:style style:name="P32"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P33" style:family="paragraph">
      <loext:graphic-properties draw:fill="solid" draw:fill-color="#ffaa00"/>
      <style:paragraph-properties fo:text-align="start" style:font-independent-line-spacing="true"/>
      <style:text-properties fo:font-size="14pt"/>
    </style:style>
    <style:style style:name="T1" style:family="text">
      <style:text-properties fo:font-variant="normal" fo:text-transform="none" fo:color="#c5404e" style:text-line-through-style="none" style:text-line-through-type="none" style:text-position="0% 100%" style:font-name="Advent Pro" fo:font-size="60pt" fo:letter-spacing="normal" fo:font-style="normal" style:text-underline-style="none" fo:font-weight="bold" style:font-name-asian="Advent Pro" style:font-size-asian="60pt" style:font-style-asian="normal" style:font-weight-asian="bold" style:font-name-complex="Advent Pro" style:font-size-complex="60pt" style:font-style-complex="normal" style:font-weight-complex="bold"/>
    </style:style>
    <style:style style:name="T2" style:family="text">
      <style:text-properties fo:font-variant="normal" fo:text-transform="none" fo:color="#434343"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oboto" fo:font-size="20.5pt" fo:letter-spacing="normal" fo:font-style="normal" style:text-underline-style="none" fo:font-weight="normal" style:font-name-asian="Roboto" style:font-size-asian="20.5pt" style:font-style-asian="normal" style:font-weight-asian="normal" style:font-name-complex="Roboto" style:font-size-complex="20.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2.5pt" fo:letter-spacing="normal" fo:font-style="normal" style:text-underline-style="none" fo:font-weight="normal" style:font-name-asian="Roboto" style:font-size-asian="12.5pt" style:font-style-asian="normal" style:font-weight-asian="normal" style:font-name-complex="Roboto" style:font-size-complex="12.5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c5404e" style:text-line-through-style="none" style:text-line-through-type="none" style:text-position="0% 100%" style:font-name="Advent Pro" fo:font-size="30pt" fo:letter-spacing="normal" fo:font-style="normal" style:text-underline-style="none" fo:font-weight="bold" style:font-name-asian="Advent Pro" style:font-size-asian="30pt" style:font-style-asian="normal" style:font-weight-asian="bold" style:font-name-complex="Advent Pro"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3" style:family="text">
      <style:text-properties fo:font-variant="normal" fo:text-transform="none" fo:color="#43434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4" style:family="text">
      <style:text-properties fo:font-variant="normal" fo:text-transform="none" fo:color="#c5404e"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text:list-style style:name="L1">
      <text:list-level-style-number text:level="1" style:num-format="">
        <style:list-level-properties text:min-label-width="0.6cm"/>
        <style:text-properties fo:color="#c5404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74cm" text:min-label-width="0.996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74cm" text:min-label-width="0.996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274cm" text:min-label-width="0.99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5404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c5404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6cm" text:min-label-width="1.004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71cm" text:min-label-width="0.89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g draw:name="Google Shape;139;p25">
          <draw:custom-shape draw:name="Google Shape;140;p25" draw:style-name="gr1" draw:text-style-name="P1" draw:layer="layout" svg:width="12.351cm" svg:height="10.445cm" svg:x="12.884cm" svg:y="1.688cm">
            <text:p text:style-name="P4"><text:span text:style-name="T7"/></text:p>
            <draw:enhanced-geometry draw:mirror-horizontal="false" draw:mirror-vertical="false" drawooo:sub-view-size="186822 157985" draw:text-areas="0 0 ?f0 ?f1" svg:viewBox="0 0 0 0" draw:type="ooxml-non-primitive" draw:enhanced-path="M 91145 1 C 83069 1 75289 5146 70242 11684 64470 19161 61385 28296 57534 36921 53683 45547 48606 54190 40421 58906 32607 63409 22888 63771 15215 68510 4141 75350 1 90547 3903 102964 7804 115382 18408 124900 30388 129989 42021 134933 54885 136165 67538 136165 67915 136165 68293 136164 68670 136162 71151 136148 73662 136098 76171 136098 83592 136098 91005 136539 97639 139671 105490 143379 111304 150460 119003 154473 123471 156801 128510 157984 133547 157984 137128 157984 140707 157386 144079 156175 168362 147455 180365 110227 184842 87706 186018 81789 186821 75647 185541 69753 184259 63857 180546 58199 174931 55993 172945 55214 170924 54904 168876 54904 160991 54904 152710 59492 144539 59492 143674 59492 142810 59440 141948 59327 133155 58167 126439 50691 122614 42689 118789 34689 117040 25835 113372 17761 109704 9688 103348 2002 94638 331 93473 107 92306 1 91145 1 Z N">
              <draw:equation draw:name="f0" draw:formula="logwidth"/>
              <draw:equation draw:name="f1" draw:formula="logheight"/>
            </draw:enhanced-geometry>
          </draw:custom-shape>
          <draw:custom-shape draw:name="Google Shape;141;p25" draw:style-name="gr1" draw:text-style-name="P1" draw:layer="layout" svg:width="1.744cm" svg:height="2.12cm" svg:x="11.167cm" svg:y="7.662cm">
            <text:p text:style-name="P4"><text:span text:style-name="T7"/></text:p>
            <draw:enhanced-geometry draw:mirror-horizontal="false" draw:mirror-vertical="false" drawooo:sub-view-size="26397 32076" draw:text-areas="0 0 ?f0 ?f1" svg:viewBox="0 0 0 0" draw:type="ooxml-non-primitive" draw:enhanced-path="M 11422 1 C 10866 1 10274 46 9640 141 5702 732 2430 3940 1216 7734 0 11528 664 15761 2459 19317 4253 22873 7097 25808 10241 28254 12805 30251 15774 32014 19022 32074 19066 32075 19109 32076 19153 32076 22363 32076 25746 29895 26096 26708 26397 23957 24516 21520 23100 19145 19506 13117 20856 1 11422 1 Z N">
              <draw:equation draw:name="f0" draw:formula="logwidth"/>
              <draw:equation draw:name="f1" draw:formula="logheight"/>
            </draw:enhanced-geometry>
          </draw:custom-shape>
          <draw:custom-shape draw:name="Google Shape;142;p25" draw:style-name="gr1" draw:text-style-name="P1" draw:layer="layout" svg:width="0.95cm" svg:height="0.825cm" svg:x="12.929cm" svg:y="9.861cm">
            <text:p text:style-name="P4"><text:span text:style-name="T7"/></text:p>
            <draw:enhanced-geometry draw:mirror-horizontal="false" draw:mirror-vertical="false" drawooo:sub-view-size="14376 12495" draw:text-areas="0 0 ?f0 ?f1" svg:viewBox="0 0 0 0" draw:type="ooxml-non-primitive" draw:enhanced-path="M 7162 0 C 3523 0 0 4267 998 8034 1672 10576 4194 12494 6817 12494 6883 12494 6950 12493 7017 12490 13009 12267 14375 4701 10223 1169 9263 352 8208 0 7162 0 Z N">
              <draw:equation draw:name="f0" draw:formula="logwidth"/>
              <draw:equation draw:name="f1" draw:formula="logheight"/>
            </draw:enhanced-geometry>
          </draw:custom-shape>
          <draw:custom-shape draw:name="Google Shape;143;p25" draw:style-name="gr1" draw:text-style-name="P1" draw:layer="layout" svg:width="2.259cm" svg:height="1.104cm" svg:x="17.233cm" svg:y="11.126cm">
            <text:p text:style-name="P4"><text:span text:style-name="T7"/></text:p>
            <draw:enhanced-geometry draw:mirror-horizontal="false" draw:mirror-vertical="false" drawooo:sub-view-size="34175 16718" draw:text-areas="0 0 ?f0 ?f1" svg:viewBox="0 0 0 0" draw:type="ooxml-non-primitive" draw:enhanced-path="M 14322 0 C 7249 0 1 1494 1937 7168 2738 9516 5431 10528 7804 11246 L 23084 15864 C 24492 16291 25966 16718 27416 16718 27959 16718 28498 16658 29029 16516 32440 15604 34174 11336 33114 7970 32054 4606 28883 2243 25509 1211 23765 677 19083 0 14322 0 Z N">
              <draw:equation draw:name="f0" draw:formula="logwidth"/>
              <draw:equation draw:name="f1" draw:formula="logheight"/>
            </draw:enhanced-geometry>
          </draw:custom-shape>
          <draw:custom-shape draw:name="Google Shape;144;p25" draw:style-name="gr1" draw:text-style-name="P1" draw:layer="layout" svg:width="2.712cm" svg:height="1.65cm" svg:x="22.277cm" svg:y="3.36cm">
            <text:p text:style-name="P4"><text:span text:style-name="T7"/></text:p>
            <draw:enhanced-geometry draw:mirror-horizontal="false" draw:mirror-vertical="false" drawooo:sub-view-size="41027 24965" draw:text-areas="0 0 ?f0 ?f1" svg:viewBox="0 0 0 0" draw:type="ooxml-non-primitive" draw:enhanced-path="M 25549 0 C 18911 0 13145 3402 8571 8262 4815 12252 1 19959 7114 23937 8457 24688 9936 24964 11463 24964 13537 24964 15699 24453 17723 23927 L 31486 20348 C 33714 19769 36033 19142 37758 17616 40848 14880 41027 9774 38820 6286 36613 2799 32548 821 28466 217 27476 71 26504 0 25549 0 Z N">
              <draw:equation draw:name="f0" draw:formula="logwidth"/>
              <draw:equation draw:name="f1" draw:formula="logheight"/>
            </draw:enhanced-geometry>
          </draw:custom-shape>
        </draw:g>
        <draw:frame draw:name="Google Shape;145;p25" presentation:style-name="pr1" draw:text-style-name="P3" draw:layer="layout" svg:width="12.894cm" svg:height="5.701cm" svg:x="1.732cm" svg:y="3.141cm" presentation:class="title" presentation:user-transformed="true">
          <draw:text-box>
            <text:p text:style-name="P2"><text:span text:style-name="T1">Case Técnico</text:span><text:span text:style-name="T1"><text:line-break/></text:span><text:span text:style-name="T1">iFOOD </text:span></text:p>
          </draw:text-box>
        </draw:frame>
        <draw:frame draw:name="Google Shape;146;p25" presentation:style-name="pr2" draw:text-style-name="P5" draw:layer="layout" svg:width="16.272cm" svg:height="3.208cm" svg:x="1.569cm" svg:y="11.078cm" presentation:class="subtitle" presentation:user-transformed="true">
          <draw:text-box>
            <text:p text:style-name="P4"><text:span text:style-name="T2">Rodrigo F C Moreira </text:span></text:p>
            <text:p text:style-name="P4"><text:span text:style-name="T2">2025-08</text:span></text:p>
            <text:p text:style-name="P4"><text:span text:style-name="T2"/></text:p>
          </draw:text-box>
        </draw:frame>
        <draw:custom-shape draw:name="Google Shape;147;p25" draw:style-name="gr2" draw:text-style-name="P6" draw:layer="layout" svg:width="1.456cm" svg:height="0.001cm" svg:x="1.977cm" svg:y="9.053cm">
          <text:p/>
          <draw:enhanced-geometry draw:mirror-horizontal="false" draw:mirror-vertical="false" svg:viewBox="0 0 21600 21600" draw:type="mso-spt32" draw:enhanced-path="M 0 0 L 21600 21600 N"/>
        </draw:custom-shape>
        <draw:g draw:name="Google Shape;148;p25">
          <draw:custom-shape draw:name="Google Shape;149;p25" draw:style-name="gr3" draw:text-style-name="P7" draw:layer="layout" svg:width="1.836cm" svg:height="0.878cm" svg:x="15.448cm" svg:y="6.799cm">
            <text:p text:style-name="P4"><text:span text:style-name="T7"/></text:p>
            <draw:enhanced-geometry draw:mirror-horizontal="false" draw:mirror-vertical="false" drawooo:sub-view-size="27780 13300" draw:text-areas="0 0 ?f0 ?f1" svg:viewBox="0 0 0 0" draw:type="ooxml-non-primitive" draw:enhanced-path="M 21074 0 L 1 1924 C 3646 8936 10884 13299 18732 13299 19059 13299 19387 13292 19716 13277 L 27780 12901 21074 0 Z N">
              <draw:equation draw:name="f0" draw:formula="logwidth"/>
              <draw:equation draw:name="f1" draw:formula="logheight"/>
            </draw:enhanced-geometry>
          </draw:custom-shape>
          <draw:custom-shape draw:name="Google Shape;150;p25" draw:style-name="gr3" draw:text-style-name="P7" draw:layer="layout" svg:width="1.836cm" svg:height="0.878cm" svg:x="15.865cm" svg:y="7.6cm">
            <text:p text:style-name="P4"><text:span text:style-name="T7"/></text:p>
            <draw:enhanced-geometry draw:mirror-horizontal="false" draw:mirror-vertical="false" drawooo:sub-view-size="27779 13300" draw:text-areas="0 0 ?f0 ?f1" svg:viewBox="0 0 0 0" draw:type="ooxml-non-primitive" draw:enhanced-path="M 21072 1 L 0 1924 C 3644 8936 10882 13300 18731 13300 19058 13300 19386 13292 19714 13277 L 27778 12903 21072 1 Z N">
              <draw:equation draw:name="f0" draw:formula="logwidth"/>
              <draw:equation draw:name="f1" draw:formula="logheight"/>
            </draw:enhanced-geometry>
          </draw:custom-shape>
          <draw:custom-shape draw:name="Google Shape;151;p25" draw:style-name="gr3" draw:text-style-name="P7" draw:layer="layout" svg:width="1.577cm" svg:height="0.932cm" svg:x="16.701cm" svg:y="9.036cm">
            <text:p text:style-name="P4"><text:span text:style-name="T7"/></text:p>
            <draw:enhanced-geometry draw:mirror-horizontal="false" draw:mirror-vertical="false" drawooo:sub-view-size="23872 14113" draw:text-areas="0 0 ?f0 ?f1" svg:viewBox="0 0 0 0" draw:type="ooxml-non-primitive" draw:enhanced-path="M 19714 1 L 0 10249 C 2423 12780 5714 14113 9052 14113 11016 14113 12997 13651 14826 12700 L 23872 7999 19714 1 Z N">
              <draw:equation draw:name="f0" draw:formula="logwidth"/>
              <draw:equation draw:name="f1" draw:formula="logheight"/>
            </draw:enhanced-geometry>
          </draw:custom-shape>
          <draw:custom-shape draw:name="Google Shape;152;p25" draw:style-name="gr4" draw:text-style-name="P8" draw:layer="layout" svg:width="4.694cm" svg:height="2.938cm" svg:x="18.107cm" svg:y="8.983cm">
            <text:p text:style-name="P4"><text:span text:style-name="T7"/></text:p>
            <draw:enhanced-geometry draw:mirror-horizontal="false" draw:mirror-vertical="false" drawooo:sub-view-size="71007 44444" draw:text-areas="0 0 ?f0 ?f1" svg:viewBox="0 0 0 0" draw:type="ooxml-non-primitive" draw:enhanced-path="M 65944 0 L 1 34278 2857 39771 C 4401 42741 7424 44443 10556 44443 11903 44443 13269 44129 14547 43465 L 65105 17184 C 69354 14976 71007 9743 68799 5494 L 65944 0 Z N">
              <draw:equation draw:name="f0" draw:formula="logwidth"/>
              <draw:equation draw:name="f1" draw:formula="logheight"/>
            </draw:enhanced-geometry>
          </draw:custom-shape>
          <draw:custom-shape draw:name="Google Shape;153;p25" draw:style-name="gr5" draw:text-style-name="P9" draw:layer="layout" svg:width="7.726cm" svg:height="8.742cm" svg:x="14.741cm" svg:y="2.506cm">
            <text:p text:style-name="P4"><text:span text:style-name="T7"/></text:p>
            <draw:enhanced-geometry draw:mirror-horizontal="false" draw:mirror-vertical="false" drawooo:sub-view-size="116866 132235" draw:text-areas="0 0 ?f0 ?f1" svg:viewBox="0 0 0 0" draw:type="ooxml-non-primitive" draw:enhanced-path="M 65940 0 L 0 34282 50925 132234 116865 97951 65940 0 Z N">
              <draw:equation draw:name="f0" draw:formula="logwidth"/>
              <draw:equation draw:name="f1" draw:formula="logheight"/>
            </draw:enhanced-geometry>
          </draw:custom-shape>
          <draw:custom-shape draw:name="Google Shape;154;p25" draw:style-name="gr6" draw:text-style-name="P10" draw:layer="layout" svg:width="7.2cm" svg:height="8.216cm" svg:x="15.004cm" svg:y="2.769cm">
            <text:p text:style-name="P4"><text:span text:style-name="T7"/></text:p>
            <draw:enhanced-geometry draw:mirror-horizontal="false" draw:mirror-vertical="false" drawooo:sub-view-size="108906 124280" draw:text-areas="0 0 ?f0 ?f1" svg:viewBox="0 0 0 0" draw:type="ooxml-non-primitive" draw:enhanced-path="M 60710 1 L 0 31558 48197 124279 108906 92722 60710 1 Z N">
              <draw:equation draw:name="f0" draw:formula="logwidth"/>
              <draw:equation draw:name="f1" draw:formula="logheight"/>
            </draw:enhanced-geometry>
          </draw:custom-shape>
          <draw:custom-shape draw:name="Google Shape;155;p25" draw:style-name="gr4" draw:text-style-name="P8" draw:layer="layout" svg:width="4.625cm" svg:height="2.805cm" svg:x="14.475cm" svg:y="1.967cm">
            <text:p text:style-name="P4"><text:span text:style-name="T7"/></text:p>
            <draw:enhanced-geometry draw:mirror-horizontal="false" draw:mirror-vertical="false" drawooo:sub-view-size="69965 42438" draw:text-areas="0 0 ?f0 ?f1" svg:viewBox="0 0 0 0" draw:type="ooxml-non-primitive" draw:enhanced-path="M 60453 0 C 59106 0 57739 315 56461 979 L 5902 27260 C 1654 29468 0 34702 2209 38950 L 4022 42438 69964 8160 68151 4673 C 66607 1702 63584 0 60453 0 Z N">
              <draw:equation draw:name="f0" draw:formula="logwidth"/>
              <draw:equation draw:name="f1" draw:formula="logheight"/>
            </draw:enhanced-geometry>
          </draw:custom-shape>
          <draw:custom-shape draw:name="Google Shape;156;p25" draw:style-name="gr7" draw:text-style-name="P11" draw:layer="layout" svg:width="1.123cm" svg:height="0.65cm" svg:x="16.338cm" svg:y="2.948cm">
            <text:p text:style-name="P4"><text:span text:style-name="T7"/></text:p>
            <draw:enhanced-geometry draw:mirror-horizontal="false" draw:mirror-vertical="false" drawooo:sub-view-size="17006 9842" draw:text-areas="0 0 ?f0 ?f1" svg:viewBox="0 0 0 0" draw:type="ooxml-non-primitive" draw:enhanced-path="M 15603 0 C 15416 0 15226 43 15048 134 L 830 7525 C 232 7840 1 8579 313 9178 531 9599 960 9841 1404 9841 1593 9841 1784 9798 1963 9706 L 1963 9705 16182 2315 C 16777 1998 17006 1261 16695 662 16476 242 16048 0 15603 0 Z N">
              <draw:equation draw:name="f0" draw:formula="logwidth"/>
              <draw:equation draw:name="f1" draw:formula="logheight"/>
            </draw:enhanced-geometry>
          </draw:custom-shape>
          <draw:custom-shape draw:name="Google Shape;157;p25" draw:style-name="gr7" draw:text-style-name="P11" draw:layer="layout" svg:width="0.17cm" svg:height="0.162cm" svg:x="16.075cm" svg:y="3.575cm">
            <text:p text:style-name="P4"><text:span text:style-name="T7"/></text:p>
            <draw:enhanced-geometry draw:mirror-horizontal="false" draw:mirror-vertical="false" drawooo:sub-view-size="2589 2459" draw:text-areas="0 0 ?f0 ?f1" svg:viewBox="0 0 0 0" draw:type="ooxml-non-primitive" draw:enhanced-path="M 1322 0 C 965 0 618 156 380 439 60 820 1 1355 231 1797 449 2217 878 2459 1321 2459 1512 2459 1706 2414 1887 2320 2328 2091 2588 1619 2545 1123 2502 628 2166 208 1691 57 1569 19 1445 0 1322 0 Z N">
              <draw:equation draw:name="f0" draw:formula="logwidth"/>
              <draw:equation draw:name="f1" draw:formula="logheight"/>
            </draw:enhanced-geometry>
          </draw:custom-shape>
          <draw:custom-shape draw:name="Google Shape;158;p25" draw:style-name="gr7" draw:text-style-name="P11" draw:layer="layout" svg:width="1.232cm" svg:height="0.841cm" svg:x="19.887cm" svg:y="10.111cm">
            <text:p text:style-name="P4"><text:span text:style-name="T7"/></text:p>
            <draw:enhanced-geometry draw:mirror-horizontal="false" draw:mirror-vertical="false" drawooo:sub-view-size="18652 12733" draw:text-areas="0 0 ?f0 ?f1" svg:viewBox="0 0 0 0" draw:type="ooxml-non-primitive" draw:enhanced-path="M 14382 0 C 13802 0 13212 136 12662 422 L 2544 5682 C 713 6633 1 8889 951 10720 1617 11999 2920 12733 4270 12733 4850 12733 5439 12597 5989 12311 L 16107 7051 C 17938 6100 18651 3843 17699 2014 17034 733 15731 0 14382 0 Z N">
              <draw:equation draw:name="f0" draw:formula="logwidth"/>
              <draw:equation draw:name="f1" draw:formula="logheight"/>
            </draw:enhanced-geometry>
          </draw:custom-shape>
          <draw:custom-shape draw:name="Google Shape;159;p25" draw:style-name="gr7" draw:text-style-name="P11" draw:layer="layout" svg:width="1.054cm" svg:height="0.685cm" svg:x="19.976cm" svg:y="10.189cm">
            <text:p text:style-name="P4"><text:span text:style-name="T7"/></text:p>
            <draw:enhanced-geometry draw:mirror-horizontal="false" draw:mirror-vertical="false" drawooo:sub-view-size="15957 10372" draw:text-areas="0 0 ?f0 ?f1" svg:viewBox="0 0 0 0" draw:type="ooxml-non-primitive" draw:enhanced-path="M 13034 0 C 12637 0 12235 93 11859 288 L 1740 5548 C 489 6197 0 7744 651 8994 1106 9869 1999 10371 2923 10371 3320 10371 3722 10279 4097 10083 L 14217 4824 C 15467 4173 15956 2628 15306 1377 14850 502 13957 0 13034 0 Z N">
              <draw:equation draw:name="f0" draw:formula="logwidth"/>
              <draw:equation draw:name="f1" draw:formula="logheight"/>
            </draw:enhanced-geometry>
          </draw:custom-shape>
          <draw:custom-shape draw:name="Google Shape;160;p25" draw:style-name="gr7" draw:text-style-name="P11" draw:layer="layout" svg:width="1.86cm" svg:height="1.202cm" svg:x="16.591cm" svg:y="3.818cm">
            <text:p text:style-name="P4"><text:span text:style-name="T7"/></text:p>
            <draw:enhanced-geometry draw:mirror-horizontal="false" draw:mirror-vertical="false" drawooo:sub-view-size="28141 18198" draw:text-areas="0 0 ?f0 ?f1" svg:viewBox="0 0 0 0" draw:type="ooxml-non-primitive" draw:enhanced-path="M 24100 0 C 23688 0 23269 97 22877 300 L 1809 11251 C 508 11928 1 13532 678 14834 L 1683 16766 C 2155 17676 3081 18197 4041 18197 4454 18197 4872 18101 5264 17897 L 26332 6947 C 27633 6270 28141 4667 27463 3364 L 26460 1432 C 25987 521 25060 0 24100 0 Z N">
              <draw:equation draw:name="f0" draw:formula="logwidth"/>
              <draw:equation draw:name="f1" draw:formula="logheight"/>
            </draw:enhanced-geometry>
          </draw:custom-shape>
          <draw:custom-shape draw:name="Google Shape;161;p25" draw:style-name="gr7" draw:text-style-name="P11" draw:layer="layout" svg:width="2.464cm" svg:height="1.352cm" svg:x="16.886cm" svg:y="4.02cm">
            <text:p text:style-name="P4"><text:span text:style-name="T7"/></text:p>
            <draw:enhanced-geometry draw:mirror-horizontal="false" draw:mirror-vertical="false" drawooo:sub-view-size="37278 20457" draw:text-areas="0 0 ?f0 ?f1" svg:viewBox="0 0 0 0" draw:type="ooxml-non-primitive" draw:enhanced-path="M 35759 1 C 35553 1 35343 49 35147 151 L 916 17944 C 259 18279 0 19086 341 19740 578 20196 1041 20456 1520 20456 1730 20456 1943 20407 2141 20301 L 36373 2509 C 37023 2170 37277 1368 36939 717 36702 262 36239 1 35759 1 Z N">
              <draw:equation draw:name="f0" draw:formula="logwidth"/>
              <draw:equation draw:name="f1" draw:formula="logheight"/>
            </draw:enhanced-geometry>
          </draw:custom-shape>
          <draw:custom-shape draw:name="Google Shape;162;p25" draw:style-name="gr8" draw:text-style-name="P12" draw:layer="layout" svg:width="0.976cm" svg:height="0.855cm" svg:x="15.622cm" svg:y="4.929cm">
            <text:p text:style-name="P4"><text:span text:style-name="T7"/></text:p>
            <draw:enhanced-geometry draw:mirror-horizontal="false" draw:mirror-vertical="false" drawooo:sub-view-size="14783 12947" draw:text-areas="0 0 ?f0 ?f1" svg:viewBox="0 0 0 0" draw:type="ooxml-non-primitive" draw:enhanced-path="M 7387 1 C 6381 1 5360 236 4406 732 1236 2380 1 6287 1649 9458 2802 11676 5059 12946 7397 12946 8403 12946 9423 12711 10377 12216 13547 10567 14782 6660 13133 3488 11981 1271 9724 1 7387 1 Z N">
              <draw:equation draw:name="f0" draw:formula="logwidth"/>
              <draw:equation draw:name="f1" draw:formula="logheight"/>
            </draw:enhanced-geometry>
          </draw:custom-shape>
          <draw:custom-shape draw:name="Google Shape;163;p25" draw:style-name="gr8" draw:text-style-name="P12" draw:layer="layout" svg:width="2.492cm" svg:height="2.49cm" svg:x="16.14cm" svg:y="5.488cm">
            <text:p text:style-name="P4"><text:span text:style-name="T7"/></text:p>
            <draw:enhanced-geometry draw:mirror-horizontal="false" draw:mirror-vertical="false" drawooo:sub-view-size="37701 37678" draw:text-areas="0 0 ?f0 ?f1" svg:viewBox="0 0 0 0" draw:type="ooxml-non-primitive" draw:enhanced-path="M 24777 0 C 24765 0 24754 3 24743 9 L 52 12846 C 15 12865 0 12909 20 12947 L 12856 37637 C 12870 37663 12896 37677 12923 37677 12935 37677 12947 37675 12958 37669 L 37648 24833 C 37686 24814 37700 24768 37681 24731 L 24844 41 C 24831 15 24804 0 24777 0 Z N">
              <draw:equation draw:name="f0" draw:formula="logwidth"/>
              <draw:equation draw:name="f1" draw:formula="logheight"/>
            </draw:enhanced-geometry>
          </draw:custom-shape>
          <draw:custom-shape draw:name="Google Shape;164;p25" draw:style-name="gr8" draw:text-style-name="P12" draw:layer="layout" svg:width="2.492cm" svg:height="2.49cm" svg:x="17.94cm" svg:y="4.552cm">
            <text:p text:style-name="P4"><text:span text:style-name="T7"/></text:p>
            <draw:enhanced-geometry draw:mirror-horizontal="false" draw:mirror-vertical="false" drawooo:sub-view-size="37701 37679" draw:text-areas="0 0 ?f0 ?f1" svg:viewBox="0 0 0 0" draw:type="ooxml-non-primitive" draw:enhanced-path="M 24777 1 C 24765 1 24754 4 24743 9 L 52 12846 C 15 12865 0 12911 20 12949 L 12856 37638 C 12870 37664 12896 37679 12923 37679 12935 37679 12947 37676 12958 37670 L 37648 24834 C 37686 24814 37700 24770 37681 24732 L 24844 42 C 24831 16 24804 1 24777 1 Z N">
              <draw:equation draw:name="f0" draw:formula="logwidth"/>
              <draw:equation draw:name="f1" draw:formula="logheight"/>
            </draw:enhanced-geometry>
          </draw:custom-shape>
          <draw:custom-shape draw:name="Google Shape;165;p25" draw:style-name="gr8" draw:text-style-name="P12" draw:layer="layout" svg:width="2.492cm" svg:height="2.49cm" svg:x="17.123cm" svg:y="7.303cm">
            <text:p text:style-name="P4"><text:span text:style-name="T7"/></text:p>
            <draw:enhanced-geometry draw:mirror-horizontal="false" draw:mirror-vertical="false" drawooo:sub-view-size="37699 37679" draw:text-areas="0 0 ?f0 ?f1" svg:viewBox="0 0 0 0" draw:type="ooxml-non-primitive" draw:enhanced-path="M 24776 0 C 24764 0 24752 3 24741 9 L 51 12846 C 14 12865 0 12911 19 12947 L 12856 37638 C 12870 37664 12895 37679 12923 37679 12934 37679 12946 37676 12957 37670 L 37648 24833 C 37684 24814 37699 24768 37679 24732 L 24842 41 C 24829 15 24803 0 24776 0 Z N">
              <draw:equation draw:name="f0" draw:formula="logwidth"/>
              <draw:equation draw:name="f1" draw:formula="logheight"/>
            </draw:enhanced-geometry>
          </draw:custom-shape>
          <draw:custom-shape draw:name="Google Shape;166;p25" draw:style-name="gr8" draw:text-style-name="P12" draw:layer="layout" svg:width="2.492cm" svg:height="2.49cm" svg:x="18.922cm" svg:y="6.368cm">
            <text:p text:style-name="P4"><text:span text:style-name="T7"/></text:p>
            <draw:enhanced-geometry draw:mirror-horizontal="false" draw:mirror-vertical="false" drawooo:sub-view-size="37700 37679" draw:text-areas="0 0 ?f0 ?f1" svg:viewBox="0 0 0 0" draw:type="ooxml-non-primitive" draw:enhanced-path="M 24778 1 C 24766 1 24754 4 24742 10 L 52 12845 C 15 12865 1 12910 20 12948 L 12857 37637 C 12871 37663 12896 37678 12924 37678 12935 37678 12947 37675 12958 37670 L 37649 24833 C 37685 24814 37699 24769 37680 24732 L 24843 41 C 24830 15 24805 1 24778 1 Z N">
              <draw:equation draw:name="f0" draw:formula="logwidth"/>
              <draw:equation draw:name="f1" draw:formula="logheight"/>
            </draw:enhanced-geometry>
          </draw:custom-shape>
          <draw:custom-shape draw:name="Google Shape;167;p25" draw:style-name="gr5" draw:text-style-name="P9" draw:layer="layout" svg:width="1.188cm" svg:height="0.988cm" svg:x="19.807cm" svg:y="7.162cm">
            <text:p text:style-name="P4"><text:span text:style-name="T7"/></text:p>
            <draw:enhanced-geometry draw:mirror-horizontal="false" draw:mirror-vertical="false" drawooo:sub-view-size="17983 14964" draw:text-areas="0 0 ?f0 ?f1" svg:viewBox="0 0 0 0" draw:type="ooxml-non-primitive" draw:enhanced-path="M 9611 0 C 8286 0 6971 318 5761 946 L 5554 1054 C 1563 3124 0 8053 2070 12043 L 3583 14963 15890 8929 15902 8923 C 17397 8147 17982 6299 17208 4804 L 17065 4531 C 16034 2542 14290 1073 12155 396 11320 131 10463 0 9611 0 Z N">
              <draw:equation draw:name="f0" draw:formula="logwidth"/>
              <draw:equation draw:name="f1" draw:formula="logheight"/>
            </draw:enhanced-geometry>
          </draw:custom-shape>
          <draw:custom-shape draw:name="Google Shape;168;p25" draw:style-name="gr4" draw:text-style-name="P8" draw:layer="layout" svg:width="1.121cm" svg:height="0.994cm" svg:x="19.691cm" svg:y="7.169cm">
            <text:p text:style-name="P4"><text:span text:style-name="T7"/></text:p>
            <draw:enhanced-geometry draw:mirror-horizontal="false" draw:mirror-vertical="false" drawooo:sub-view-size="16974 15048" draw:text-areas="0 0 ?f0 ?f1" svg:viewBox="0 0 0 0" draw:type="ooxml-non-primitive" draw:enhanced-path="M 10297 1 C 9799 1 9302 74 8815 146 8541 185 8280 224 8024 248 7778 272 7521 283 7252 295 6441 329 5523 367 4687 801 3851 1235 3291 1962 2796 2604 2629 2820 2474 3022 2312 3210 2144 3405 1963 3596 1773 3797 1183 4419 572 5062 286 5913 1 6769 109 7630 214 8463 248 8731 280 8984 298 9235 316 9476 320 9725 325 9990 339 10790 355 11697 780 12516 1204 13337 1937 13871 2582 14344 2797 14500 2999 14648 3185 14800 L 3486 15047 16920 8081 C 16920 8081 16973 7148 16968 6883 16955 6083 16938 5177 16514 4357 16089 3538 15357 3002 14711 2531 14496 2374 14294 2226 14108 2073 13915 1914 13725 1742 13525 1559 12905 994 12264 408 11400 150 11034 41 10665 1 10297 1 Z N">
              <draw:equation draw:name="f0" draw:formula="logwidth"/>
              <draw:equation draw:name="f1" draw:formula="logheight"/>
            </draw:enhanced-geometry>
          </draw:custom-shape>
          <draw:custom-shape draw:name="Google Shape;169;p25" draw:style-name="gr4" draw:text-style-name="P8" draw:layer="layout" svg:width="0.811cm" svg:height="0.762cm" svg:x="20.001cm" svg:y="7.169cm">
            <text:p text:style-name="P4"><text:span text:style-name="T7"/></text:p>
            <draw:enhanced-geometry draw:mirror-horizontal="false" draw:mirror-vertical="false" drawooo:sub-view-size="12288 11537" draw:text-areas="0 0 ?f0 ?f1" svg:viewBox="0 0 0 0" draw:type="ooxml-non-primitive" draw:enhanced-path="M 5611 1 C 5113 1 4616 74 4129 146 3855 185 3594 224 3338 248 3092 272 2835 283 2566 295 1755 329 837 367 1 801 L 5569 11537 12233 8081 C 12233 8081 12287 7148 12282 6883 12268 6083 12252 5177 11827 4357 11403 3537 10671 3002 10025 2531 9810 2374 9608 2226 9422 2073 9229 1914 9039 1742 8839 1559 8219 994 7578 408 6714 150 6348 41 5979 1 5611 1 Z N">
              <draw:equation draw:name="f0" draw:formula="logwidth"/>
              <draw:equation draw:name="f1" draw:formula="logheight"/>
            </draw:enhanced-geometry>
          </draw:custom-shape>
          <draw:custom-shape draw:name="Google Shape;170;p25" draw:style-name="gr6" draw:text-style-name="P10" draw:layer="layout" svg:width="1.189cm" svg:height="0.934cm" svg:x="19.651cm" svg:y="7.337cm">
            <text:p text:style-name="P4"><text:span text:style-name="T7"/></text:p>
            <draw:enhanced-geometry draw:mirror-horizontal="false" draw:mirror-vertical="false" drawooo:sub-view-size="17999 14139" draw:text-areas="0 0 ?f0 ?f1" svg:viewBox="0 0 0 0" draw:type="ooxml-non-primitive" draw:enhanced-path="M 9559 1 C 8261 1 6943 303 5713 941 1608 3070 1 8141 2129 12246 L 3110 14138 17998 6416 17017 4525 C 15527 1651 12593 1 9559 1 Z N">
              <draw:equation draw:name="f0" draw:formula="logwidth"/>
              <draw:equation draw:name="f1" draw:formula="logheight"/>
            </draw:enhanced-geometry>
          </draw:custom-shape>
          <draw:custom-shape draw:name="Google Shape;171;p25" draw:style-name="gr6" draw:text-style-name="P10" draw:layer="layout" svg:width="0.811cm" svg:height="0.678cm" svg:x="20.028cm" svg:y="7.337cm">
            <text:p text:style-name="P4"><text:span text:style-name="T7"/></text:p>
            <draw:enhanced-geometry draw:mirror-horizontal="false" draw:mirror-vertical="false" drawooo:sub-view-size="12286 10277" draw:text-areas="0 0 ?f0 ?f1" svg:viewBox="0 0 0 0" draw:type="ooxml-non-primitive" draw:enhanced-path="M 3846 0 C 2548 0 1231 302 0 940 L 4842 10276 12285 6416 11305 4525 C 9814 1650 6881 0 3846 0 Z N">
              <draw:equation draw:name="f0" draw:formula="logwidth"/>
              <draw:equation draw:name="f1" draw:formula="logheight"/>
            </draw:enhanced-geometry>
          </draw:custom-shape>
          <draw:custom-shape draw:name="Google Shape;172;p25" draw:style-name="gr5" draw:text-style-name="P9" draw:layer="layout" svg:width="0.104cm" svg:height="0.104cm" svg:x="19.981cm" svg:y="7.814cm">
            <text:p text:style-name="P4"><text:span text:style-name="T7"/></text:p>
            <draw:enhanced-geometry draw:mirror-horizontal="false" draw:mirror-vertical="false" drawooo:sub-view-size="1591 1591" draw:text-areas="0 0 ?f0 ?f1" svg:viewBox="0 0 0 0" draw:type="ooxml-non-primitive" draw:enhanced-path="M 1047 1 L 0 543 543 1591 1590 1047 1047 1 Z N">
              <draw:equation draw:name="f0" draw:formula="logwidth"/>
              <draw:equation draw:name="f1" draw:formula="logheight"/>
            </draw:enhanced-geometry>
          </draw:custom-shape>
          <draw:custom-shape draw:name="Google Shape;173;p25" draw:style-name="gr5" draw:text-style-name="P9" draw:layer="layout" svg:width="0.104cm" svg:height="0.104cm" svg:x="20.354cm" svg:y="7.62cm">
            <text:p text:style-name="P4"><text:span text:style-name="T7"/></text:p>
            <draw:enhanced-geometry draw:mirror-horizontal="false" draw:mirror-vertical="false" drawooo:sub-view-size="1591 1591" draw:text-areas="0 0 ?f0 ?f1" svg:viewBox="0 0 0 0" draw:type="ooxml-non-primitive" draw:enhanced-path="M 1047 0 L 1 544 544 1591 1591 1047 1047 0 Z N">
              <draw:equation draw:name="f0" draw:formula="logwidth"/>
              <draw:equation draw:name="f1" draw:formula="logheight"/>
            </draw:enhanced-geometry>
          </draw:custom-shape>
          <draw:custom-shape draw:name="Google Shape;174;p25" draw:style-name="gr5" draw:text-style-name="P9" draw:layer="layout" svg:width="0.104cm" svg:height="0.104cm" svg:x="20.104cm" svg:y="7.594cm">
            <text:p text:style-name="P4"><text:span text:style-name="T7"/></text:p>
            <draw:enhanced-geometry draw:mirror-horizontal="false" draw:mirror-vertical="false" drawooo:sub-view-size="1591 1591" draw:text-areas="0 0 ?f0 ?f1" svg:viewBox="0 0 0 0" draw:type="ooxml-non-primitive" draw:enhanced-path="M 1048 0 L 0 544 544 1590 1590 1047 1048 0 Z N">
              <draw:equation draw:name="f0" draw:formula="logwidth"/>
              <draw:equation draw:name="f1" draw:formula="logheight"/>
            </draw:enhanced-geometry>
          </draw:custom-shape>
          <draw:custom-shape draw:name="Google Shape;175;p25" draw:style-name="gr5" draw:text-style-name="P9" draw:layer="layout" svg:width="0.07cm" svg:height="0.086cm" svg:x="20.138cm" svg:y="7.594cm">
            <text:p text:style-name="P4"><text:span text:style-name="T7"/></text:p>
            <draw:enhanced-geometry draw:mirror-horizontal="false" draw:mirror-vertical="false" drawooo:sub-view-size="1067 1319" draw:text-areas="0 0 ?f0 ?f1" svg:viewBox="0 0 0 0" draw:type="ooxml-non-primitive" draw:enhanced-path="M 523 0 L 0 271 544 1318 1066 1047 523 0 Z N">
              <draw:equation draw:name="f0" draw:formula="logwidth"/>
              <draw:equation draw:name="f1" draw:formula="logheight"/>
            </draw:enhanced-geometry>
          </draw:custom-shape>
          <draw:custom-shape draw:name="Google Shape;176;p25" draw:style-name="gr6" draw:text-style-name="P10" draw:layer="layout" svg:width="1.079cm" svg:height="0.729cm" svg:x="18.802cm" svg:y="5.792cm">
            <text:p text:style-name="P4"><text:span text:style-name="T7"/></text:p>
            <draw:enhanced-geometry draw:mirror-horizontal="false" draw:mirror-vertical="false" drawooo:sub-view-size="16332 11047" draw:text-areas="0 0 ?f0 ?f1" svg:viewBox="0 0 0 0" draw:type="ooxml-non-primitive" draw:enhanced-path="M 14504 1 L 0 7521 1829 11046 16332 3525 14504 1 Z N">
              <draw:equation draw:name="f0" draw:formula="logwidth"/>
              <draw:equation draw:name="f1" draw:formula="logheight"/>
            </draw:enhanced-geometry>
          </draw:custom-shape>
          <draw:custom-shape draw:name="Google Shape;177;p25" draw:style-name="gr6" draw:text-style-name="P10" draw:layer="layout" svg:width="0.599cm" svg:height="0.481cm" svg:x="19.282cm" svg:y="5.792cm">
            <text:p text:style-name="P4"><text:span text:style-name="T7"/></text:p>
            <draw:enhanced-geometry draw:mirror-horizontal="false" draw:mirror-vertical="false" drawooo:sub-view-size="9080 7287" draw:text-areas="0 0 ?f0 ?f1" svg:viewBox="0 0 0 0" draw:type="ooxml-non-primitive" draw:enhanced-path="M 7251 1 L 0 3760 1827 7286 9080 3525 7251 1 Z N">
              <draw:equation draw:name="f0" draw:formula="logwidth"/>
              <draw:equation draw:name="f1" draw:formula="logheight"/>
            </draw:enhanced-geometry>
          </draw:custom-shape>
          <draw:custom-shape draw:name="Google Shape;178;p25" draw:style-name="gr6" draw:text-style-name="P10" draw:layer="layout" svg:width="1.185cm" svg:height="0.967cm" svg:x="18.528cm" svg:y="5.234cm">
            <text:p text:style-name="P4"><text:span text:style-name="T7"/></text:p>
            <draw:enhanced-geometry draw:mirror-horizontal="false" draw:mirror-vertical="false" drawooo:sub-view-size="17943 14640" draw:text-areas="0 0 ?f0 ?f1" svg:viewBox="0 0 0 0" draw:type="ooxml-non-primitive" draw:enhanced-path="M 9277 1 C 8016 1 6738 294 5544 913 1560 2978 0 7900 2065 11883 L 3495 14639 17942 7148 16512 4390 C 15067 1601 12220 1 9277 1 Z N">
              <draw:equation draw:name="f0" draw:formula="logwidth"/>
              <draw:equation draw:name="f1" draw:formula="logheight"/>
            </draw:enhanced-geometry>
          </draw:custom-shape>
          <draw:custom-shape draw:name="Google Shape;179;p25" draw:style-name="gr6" draw:text-style-name="P10" draw:layer="layout" svg:width="0.819cm" svg:height="0.719cm" svg:x="18.894cm" svg:y="5.234cm">
            <text:p text:style-name="P4"><text:span text:style-name="T7"/></text:p>
            <draw:enhanced-geometry draw:mirror-horizontal="false" draw:mirror-vertical="false" drawooo:sub-view-size="12401 10894" draw:text-areas="0 0 ?f0 ?f1" svg:viewBox="0 0 0 0" draw:type="ooxml-non-primitive" draw:enhanced-path="M 3734 1 C 2473 1 1195 294 1 913 L 5176 10894 12401 7148 10971 4390 C 9524 1601 6678 1 3734 1 Z N">
              <draw:equation draw:name="f0" draw:formula="logwidth"/>
              <draw:equation draw:name="f1" draw:formula="logheight"/>
            </draw:enhanced-geometry>
          </draw:custom-shape>
          <draw:custom-shape draw:name="Google Shape;180;p25" draw:style-name="gr7" draw:text-style-name="P11" draw:layer="layout" svg:width="1.272cm" svg:height="0.806cm" svg:x="18.587cm" svg:y="5.525cm">
            <text:p text:style-name="P4"><text:span text:style-name="T7"/></text:p>
            <draw:enhanced-geometry draw:mirror-horizontal="false" draw:mirror-vertical="false" drawooo:sub-view-size="19251 12202" draw:text-areas="0 0 ?f0 ?f1" svg:viewBox="0 0 0 0" draw:type="ooxml-non-primitive" draw:enhanced-path="M 16138 0 C 15717 0 15290 98 14890 305 L 1855 7065 C 522 7756 1 9401 691 10734 1175 11666 2127 12202 3111 12202 3533 12202 3960 12104 4359 11896 L 17396 5137 C 18728 4445 19250 2800 18559 1469 18075 536 17123 0 16138 0 Z N">
              <draw:equation draw:name="f0" draw:formula="logwidth"/>
              <draw:equation draw:name="f1" draw:formula="logheight"/>
            </draw:enhanced-geometry>
          </draw:custom-shape>
          <draw:custom-shape draw:name="Google Shape;181;p25" draw:style-name="gr5" draw:text-style-name="P9" draw:layer="layout" svg:width="0.104cm" svg:height="0.104cm" svg:x="18.808cm" svg:y="5.634cm">
            <text:p text:style-name="P4"><text:span text:style-name="T7"/></text:p>
            <draw:enhanced-geometry draw:mirror-horizontal="false" draw:mirror-vertical="false" drawooo:sub-view-size="1591 1590" draw:text-areas="0 0 ?f0 ?f1" svg:viewBox="0 0 0 0" draw:type="ooxml-non-primitive" draw:enhanced-path="M 1047 0 L 0 543 543 1589 1590 1047 1047 0 Z N">
              <draw:equation draw:name="f0" draw:formula="logwidth"/>
              <draw:equation draw:name="f1" draw:formula="logheight"/>
            </draw:enhanced-geometry>
          </draw:custom-shape>
          <draw:custom-shape draw:name="Google Shape;182;p25" draw:style-name="gr5" draw:text-style-name="P9" draw:layer="layout" svg:width="0.104cm" svg:height="0.104cm" svg:x="19.182cm" svg:y="5.44cm">
            <text:p text:style-name="P4"><text:span text:style-name="T7"/></text:p>
            <draw:enhanced-geometry draw:mirror-horizontal="false" draw:mirror-vertical="false" drawooo:sub-view-size="1591 1591" draw:text-areas="0 0 ?f0 ?f1" svg:viewBox="0 0 0 0" draw:type="ooxml-non-primitive" draw:enhanced-path="M 1047 0 L 1 544 544 1590 1591 1047 1047 0 Z N">
              <draw:equation draw:name="f0" draw:formula="logwidth"/>
              <draw:equation draw:name="f1" draw:formula="logheight"/>
            </draw:enhanced-geometry>
          </draw:custom-shape>
          <draw:custom-shape draw:name="Google Shape;183;p25" draw:style-name="gr5" draw:text-style-name="P9" draw:layer="layout" svg:width="0.104cm" svg:height="0.104cm" svg:x="18.931cm" svg:y="5.414cm">
            <text:p text:style-name="P4"><text:span text:style-name="T7"/></text:p>
            <draw:enhanced-geometry draw:mirror-horizontal="false" draw:mirror-vertical="false" drawooo:sub-view-size="1591 1591" draw:text-areas="0 0 ?f0 ?f1" svg:viewBox="0 0 0 0" draw:type="ooxml-non-primitive" draw:enhanced-path="M 1047 0 L 0 543 544 1590 1590 1048 1047 0 Z N">
              <draw:equation draw:name="f0" draw:formula="logwidth"/>
              <draw:equation draw:name="f1" draw:formula="logheight"/>
            </draw:enhanced-geometry>
          </draw:custom-shape>
          <draw:custom-shape draw:name="Google Shape;184;p25" draw:style-name="gr5" draw:text-style-name="P9" draw:layer="layout" svg:width="0.07cm" svg:height="0.086cm" svg:x="18.966cm" svg:y="5.414cm">
            <text:p text:style-name="P4"><text:span text:style-name="T7"/></text:p>
            <draw:enhanced-geometry draw:mirror-horizontal="false" draw:mirror-vertical="false" drawooo:sub-view-size="1067 1320" draw:text-areas="0 0 ?f0 ?f1" svg:viewBox="0 0 0 0" draw:type="ooxml-non-primitive" draw:enhanced-path="M 524 0 L 0 272 544 1319 1066 1048 524 0 Z N">
              <draw:equation draw:name="f0" draw:formula="logwidth"/>
              <draw:equation draw:name="f1" draw:formula="logheight"/>
            </draw:enhanced-geometry>
          </draw:custom-shape>
          <draw:custom-shape draw:name="Google Shape;185;p25" draw:style-name="gr7" draw:text-style-name="P11" draw:layer="layout" svg:width="0.718cm" svg:height="0.562cm" svg:x="19.141cm" svg:y="5.525cm">
            <text:p text:style-name="P4"><text:span text:style-name="T7"/></text:p>
            <draw:enhanced-geometry draw:mirror-horizontal="false" draw:mirror-vertical="false" drawooo:sub-view-size="10880 8517" draw:text-areas="0 0 ?f0 ?f1" svg:viewBox="0 0 0 0" draw:type="ooxml-non-primitive" draw:enhanced-path="M 7768 1 C 7347 1 6919 99 6519 306 L 1 3686 2507 8517 9025 5137 C 10356 4446 10879 2801 10188 1468 9704 536 8753 1 7768 1 Z N">
              <draw:equation draw:name="f0" draw:formula="logwidth"/>
              <draw:equation draw:name="f1" draw:formula="logheight"/>
            </draw:enhanced-geometry>
          </draw:custom-shape>
          <draw:custom-shape draw:name="Google Shape;186;p25" draw:style-name="gr6" draw:text-style-name="P10" draw:layer="layout" svg:width="0.257cm" svg:height="0.293cm" svg:x="19.338cm" svg:y="5.59cm">
            <text:p text:style-name="P4"><text:span text:style-name="T7"/></text:p>
            <draw:enhanced-geometry draw:mirror-horizontal="false" draw:mirror-vertical="false" drawooo:sub-view-size="3905 4444" draw:text-areas="0 0 ?f0 ?f1" svg:viewBox="0 0 0 0" draw:type="ooxml-non-primitive" draw:enhanced-path="M 2234 1 L 1 1159 1351 3764 C 1576 4196 2015 4443 2470 4443 2665 4443 2862 4398 3047 4302 3664 3982 3905 3223 3585 2606 L 2234 1 Z N">
              <draw:equation draw:name="f0" draw:formula="logwidth"/>
              <draw:equation draw:name="f1" draw:formula="logheight"/>
            </draw:enhanced-geometry>
          </draw:custom-shape>
          <draw:custom-shape draw:name="Google Shape;187;p25" draw:style-name="gr4" draw:text-style-name="P8" draw:layer="layout" svg:width="0.115cm" svg:height="0.278cm" svg:x="18.883cm" svg:y="5.936cm">
            <text:p text:style-name="P4"><text:span text:style-name="T7"/></text:p>
            <draw:enhanced-geometry draw:mirror-horizontal="false" draw:mirror-vertical="false" drawooo:sub-view-size="1752 4215" draw:text-areas="0 0 ?f0 ?f1" svg:viewBox="0 0 0 0" draw:type="ooxml-non-primitive" draw:enhanced-path="M 1751 1 L 473 663 1 4215 1279 3552 1751 1 Z N">
              <draw:equation draw:name="f0" draw:formula="logwidth"/>
              <draw:equation draw:name="f1" draw:formula="logheight"/>
            </draw:enhanced-geometry>
          </draw:custom-shape>
          <draw:custom-shape draw:name="Google Shape;188;p25" draw:style-name="gr4" draw:text-style-name="P8" draw:layer="layout" svg:width="0.115cm" svg:height="0.278cm" svg:x="19.166cm" svg:y="5.789cm">
            <text:p text:style-name="P4"><text:span text:style-name="T7"/></text:p>
            <draw:enhanced-geometry draw:mirror-horizontal="false" draw:mirror-vertical="false" drawooo:sub-view-size="1751 4215" draw:text-areas="0 0 ?f0 ?f1" svg:viewBox="0 0 0 0" draw:type="ooxml-non-primitive" draw:enhanced-path="M 1751 1 L 472 663 0 4214 1277 3552 1751 1 Z N">
              <draw:equation draw:name="f0" draw:formula="logwidth"/>
              <draw:equation draw:name="f1" draw:formula="logheight"/>
            </draw:enhanced-geometry>
          </draw:custom-shape>
          <draw:custom-shape draw:name="Google Shape;189;p25" draw:style-name="gr4" draw:text-style-name="P8" draw:layer="layout" svg:width="0.088cm" svg:height="0.199cm" svg:x="19.192cm" svg:y="5.789cm">
            <text:p text:style-name="P4"><text:span text:style-name="T7"/></text:p>
            <draw:enhanced-geometry draw:mirror-horizontal="false" draw:mirror-vertical="false" drawooo:sub-view-size="1350 3021" draw:text-areas="0 0 ?f0 ?f1" svg:viewBox="0 0 0 0" draw:type="ooxml-non-primitive" draw:enhanced-path="M 1350 1 L 71 663 0 1196 947 3021 1350 1 Z N">
              <draw:equation draw:name="f0" draw:formula="logwidth"/>
              <draw:equation draw:name="f1" draw:formula="logheight"/>
            </draw:enhanced-geometry>
          </draw:custom-shape>
          <draw:custom-shape draw:name="Google Shape;190;p25" draw:style-name="gr6" draw:text-style-name="P10" draw:layer="layout" svg:width="0.183cm" svg:height="0.283cm" svg:x="19.411cm" svg:y="5.59cm">
            <text:p text:style-name="P4"><text:span text:style-name="T7"/></text:p>
            <draw:enhanced-geometry draw:mirror-horizontal="false" draw:mirror-vertical="false" drawooo:sub-view-size="2788 4302" draw:text-areas="0 0 ?f0 ?f1" svg:viewBox="0 0 0 0" draw:type="ooxml-non-primitive" draw:enhanced-path="M 0 579 L 0 580 1 580 0 579 Z M 1117 1 L 1 580 1930 4301 C 2547 3982 2788 3222 2468 2605 L 1117 1 Z N">
              <draw:equation draw:name="f0" draw:formula="logwidth"/>
              <draw:equation draw:name="f1" draw:formula="logheight"/>
            </draw:enhanced-geometry>
          </draw:custom-shape>
          <draw:custom-shape draw:name="Google Shape;191;p25" draw:style-name="gr6" draw:text-style-name="P10" draw:layer="layout" svg:width="0.878cm" svg:height="1.014cm" svg:x="16.699cm" svg:y="6.292cm">
            <text:p text:style-name="P4"><text:span text:style-name="T7"/></text:p>
            <draw:enhanced-geometry draw:mirror-horizontal="false" draw:mirror-vertical="false" drawooo:sub-view-size="13289 15345" draw:text-areas="0 0 ?f0 ?f1" svg:viewBox="0 0 0 0" draw:type="ooxml-non-primitive" draw:enhanced-path="M 3165 1 L 2916 391 C 0 4964 447 10911 4016 14996 L 4320 15344 13289 10693 8715 1876 3165 1 Z N">
              <draw:equation draw:name="f0" draw:formula="logwidth"/>
              <draw:equation draw:name="f1" draw:formula="logheight"/>
            </draw:enhanced-geometry>
          </draw:custom-shape>
          <draw:custom-shape draw:name="Google Shape;192;p25" draw:style-name="gr5" draw:text-style-name="P9" draw:layer="layout" svg:width="0.457cm" svg:height="1.014cm" svg:x="16.699cm" svg:y="6.292cm">
            <text:p text:style-name="P4"><text:span text:style-name="T7"/></text:p>
            <draw:enhanced-geometry draw:mirror-horizontal="false" draw:mirror-vertical="false" drawooo:sub-view-size="6931 15345" draw:text-areas="0 0 ?f0 ?f1" svg:viewBox="0 0 0 0" draw:type="ooxml-non-primitive" draw:enhanced-path="M 3165 1 L 2916 391 C 0 4964 447 10911 4016 14996 L 4320 15344 6931 13990 C 4078 10204 3670 5103 5870 915 L 3165 1 Z N">
              <draw:equation draw:name="f0" draw:formula="logwidth"/>
              <draw:equation draw:name="f1" draw:formula="logheight"/>
            </draw:enhanced-geometry>
          </draw:custom-shape>
          <draw:custom-shape draw:name="Google Shape;193;p25" draw:style-name="gr4" draw:text-style-name="P8" draw:layer="layout" svg:width="0.256cm" svg:height="0.243cm" svg:x="17.126cm" svg:y="6.767cm">
            <text:p text:style-name="P4"><text:span text:style-name="T7"/></text:p>
            <draw:enhanced-geometry draw:mirror-horizontal="false" draw:mirror-vertical="false" drawooo:sub-view-size="3891 3695" draw:text-areas="0 0 ?f0 ?f1" svg:viewBox="0 0 0 0" draw:type="ooxml-non-primitive" draw:enhanced-path="M 1904 0 C 1618 0 1328 67 1056 207 392 551 1 1260 64 2006 130 2750 635 3383 1347 3608 1531 3667 1720 3695 1906 3695 2442 3695 2962 3461 3319 3037 3800 2465 3890 1660 3546 996 3217 363 2572 0 1904 0 Z N">
              <draw:equation draw:name="f0" draw:formula="logwidth"/>
              <draw:equation draw:name="f1" draw:formula="logheight"/>
            </draw:enhanced-geometry>
          </draw:custom-shape>
          <draw:custom-shape draw:name="Google Shape;194;p25" draw:style-name="gr4" draw:text-style-name="P8" draw:layer="layout" svg:width="0.195cm" svg:height="0.23cm" svg:x="17.196cm" svg:y="6.766cm">
            <text:p text:style-name="P4"><text:span text:style-name="T7"/></text:p>
            <draw:enhanced-geometry draw:mirror-horizontal="false" draw:mirror-vertical="false" drawooo:sub-view-size="2962 3489" draw:text-areas="0 0 ?f0 ?f1" svg:viewBox="0 0 0 0" draw:type="ooxml-non-primitive" draw:enhanced-path="M 850 0 C 564 0 273 67 1 208 L 1703 3489 C 2609 3019 2962 1903 2492 997 2163 363 1518 0 850 0 Z N">
              <draw:equation draw:name="f0" draw:formula="logwidth"/>
              <draw:equation draw:name="f1" draw:formula="logheight"/>
            </draw:enhanced-geometry>
          </draw:custom-shape>
          <draw:custom-shape draw:name="Google Shape;195;p25" draw:style-name="gr6" draw:text-style-name="P10" draw:layer="layout" svg:width="0.908cm" svg:height="0.815cm" svg:x="17.23cm" svg:y="6.401cm">
            <text:p text:style-name="P4"><text:span text:style-name="T7"/></text:p>
            <draw:enhanced-geometry draw:mirror-horizontal="false" draw:mirror-vertical="false" drawooo:sub-view-size="13745 12337" draw:text-areas="0 0 ?f0 ?f1" svg:viewBox="0 0 0 0" draw:type="ooxml-non-primitive" draw:enhanced-path="M 1 0 L 4811 9276 6300 8504 7936 11658 C 8159 12089 8598 12336 9052 12336 9247 12336 9445 12291 9631 12195 10247 11874 10488 11115 10169 10499 L 8533 7346 13744 4644 1 0 Z N">
              <draw:equation draw:name="f0" draw:formula="logwidth"/>
              <draw:equation draw:name="f1" draw:formula="logheight"/>
            </draw:enhanced-geometry>
          </draw:custom-shape>
          <draw:custom-shape draw:name="Google Shape;196;p25" draw:style-name="gr7" draw:text-style-name="P11" draw:layer="layout" svg:width="0.401cm" svg:height="0.252cm" svg:x="17.391cm" svg:y="6.47cm">
            <text:p text:style-name="P4"><text:span text:style-name="T7"/></text:p>
            <draw:enhanced-geometry draw:mirror-horizontal="false" draw:mirror-vertical="false" drawooo:sub-view-size="6087 3824" draw:text-areas="0 0 ?f0 ?f1" svg:viewBox="0 0 0 0" draw:type="ooxml-non-primitive" draw:enhanced-path="M 489 1 L 489 1 C 0 1546 855 3195 2401 3686 2696 3779 2994 3823 3288 3823 4533 3823 5689 3025 6086 1775 L 489 1 Z N">
              <draw:equation draw:name="f0" draw:formula="logwidth"/>
              <draw:equation draw:name="f1" draw:formula="logheight"/>
            </draw:enhanced-geometry>
          </draw:custom-shape>
          <draw:custom-shape draw:name="Google Shape;197;p25" draw:style-name="gr5" draw:text-style-name="P9" draw:layer="layout" svg:width="0.926cm" svg:height="0.823cm" svg:x="17.95cm" svg:y="8.3cm">
            <text:p text:style-name="P4"><text:span text:style-name="T7"/></text:p>
            <draw:enhanced-geometry draw:mirror-horizontal="false" draw:mirror-vertical="false" drawooo:sub-view-size="14021 12462" draw:text-areas="0 0 ?f0 ?f1" svg:viewBox="0 0 0 0" draw:type="ooxml-non-primitive" draw:enhanced-path="M 7364 0 C 6364 0 5349 233 4401 724 1239 2364 1 6271 1640 9433 2356 10815 3547 11890 4995 12461 L 13653 7972 C 14020 6460 13828 4866 13111 3485 11962 1271 9702 0 7364 0 Z N">
              <draw:equation draw:name="f0" draw:formula="logwidth"/>
              <draw:equation draw:name="f1" draw:formula="logheight"/>
            </draw:enhanced-geometry>
          </draw:custom-shape>
          <draw:custom-shape draw:name="Google Shape;198;p25" draw:style-name="gr5" draw:text-style-name="P9" draw:layer="layout" svg:width="0.635cm" svg:height="0.674cm" svg:x="18.241cm" svg:y="8.3cm">
            <text:p text:style-name="P4"><text:span text:style-name="T7"/></text:p>
            <draw:enhanced-geometry draw:mirror-horizontal="false" draw:mirror-vertical="false" drawooo:sub-view-size="9620 10216" draw:text-areas="0 0 ?f0 ?f1" svg:viewBox="0 0 0 0" draw:type="ooxml-non-primitive" draw:enhanced-path="M 2963 0 C 1963 0 948 233 0 724 L 4924 10216 9252 7972 C 9619 6460 9427 4866 8710 3485 7561 1271 5301 0 2963 0 Z N">
              <draw:equation draw:name="f0" draw:formula="logwidth"/>
              <draw:equation draw:name="f1" draw:formula="logheight"/>
            </draw:enhanced-geometry>
          </draw:custom-shape>
          <draw:custom-shape draw:name="Google Shape;199;p25" draw:style-name="gr6" draw:text-style-name="P10" draw:layer="layout" svg:width="0.588cm" svg:height="0.52cm" svg:x="18.127cm" svg:y="8.455cm">
            <text:p text:style-name="P4"><text:span text:style-name="T7"/></text:p>
            <draw:enhanced-geometry draw:mirror-horizontal="false" draw:mirror-vertical="false" drawooo:sub-view-size="8912 7877" draw:text-areas="0 0 ?f0 ?f1" svg:viewBox="0 0 0 0" draw:type="ooxml-non-primitive" draw:enhanced-path="M 4688 1 C 4051 1 3405 149 2802 461 789 1506 1 3992 1044 6005 1477 6840 2183 7500 3044 7876 L 8723 4932 C 8912 4010 8778 3053 8346 2219 7614 809 6176 1 4688 1 Z N">
              <draw:equation draw:name="f0" draw:formula="logwidth"/>
              <draw:equation draw:name="f1" draw:formula="logheight"/>
            </draw:enhanced-geometry>
          </draw:custom-shape>
          <draw:custom-shape draw:name="Google Shape;200;p25" draw:style-name="gr6" draw:text-style-name="P10" draw:layer="layout" svg:width="0.403cm" svg:height="0.422cm" svg:x="18.312cm" svg:y="8.455cm">
            <text:p text:style-name="P4"><text:span text:style-name="T7"/></text:p>
            <draw:enhanced-geometry draw:mirror-horizontal="false" draw:mirror-vertical="false" drawooo:sub-view-size="6111 6404" draw:text-areas="0 0 ?f0 ?f1" svg:viewBox="0 0 0 0" draw:type="ooxml-non-primitive" draw:enhanced-path="M 1887 1 C 1250 1 604 149 1 461 L 3082 6404 5922 4932 C 6111 4010 5977 3053 5545 2219 4813 809 3375 1 1887 1 Z N">
              <draw:equation draw:name="f0" draw:formula="logwidth"/>
              <draw:equation draw:name="f1" draw:formula="logheight"/>
            </draw:enhanced-geometry>
          </draw:custom-shape>
          <draw:custom-shape draw:name="Google Shape;201;p25" draw:style-name="gr6" draw:text-style-name="P10" draw:layer="layout" svg:width="0.349cm" svg:height="0.576cm" svg:x="18.479cm" svg:y="8.014cm">
            <text:p text:style-name="P4"><text:span text:style-name="T7"/></text:p>
            <draw:enhanced-geometry draw:mirror-horizontal="false" draw:mirror-vertical="false" drawooo:sub-view-size="5294 8734" draw:text-areas="0 0 ?f0 ?f1" svg:viewBox="0 0 0 0" draw:type="ooxml-non-primitive" draw:enhanced-path="M 1047 1 L 0 543 4247 8733 5293 8190 1047 1 Z N">
              <draw:equation draw:name="f0" draw:formula="logwidth"/>
              <draw:equation draw:name="f1" draw:formula="logheight"/>
            </draw:enhanced-geometry>
          </draw:custom-shape>
          <draw:custom-shape draw:name="Google Shape;202;p25" draw:style-name="gr5" draw:text-style-name="P9" draw:layer="layout" svg:width="0.896cm" svg:height="0.515cm" svg:x="17.717cm" svg:y="7.975cm">
            <text:p text:style-name="P4"><text:span text:style-name="T7"/></text:p>
            <draw:enhanced-geometry draw:mirror-horizontal="false" draw:mirror-vertical="false" drawooo:sub-view-size="13573 7805" draw:text-areas="0 0 ?f0 ?f1" svg:viewBox="0 0 0 0" draw:type="ooxml-non-primitive" draw:enhanced-path="M 13029 1 L 1 6757 544 7805 13572 1048 13029 1 Z N">
              <draw:equation draw:name="f0" draw:formula="logwidth"/>
              <draw:equation draw:name="f1" draw:formula="logheight"/>
            </draw:enhanced-geometry>
          </draw:custom-shape>
          <draw:custom-shape draw:name="Google Shape;203;p25" draw:style-name="gr5" draw:text-style-name="P9" draw:layer="layout" svg:width="0.962cm" svg:height="0.295cm" svg:x="17.651cm" svg:y="7.967cm">
            <text:p text:style-name="P4"><text:span text:style-name="T7"/></text:p>
            <draw:enhanced-geometry draw:mirror-horizontal="false" draw:mirror-vertical="false" drawooo:sub-view-size="14563 4473" draw:text-areas="0 0 ?f0 ?f1" svg:viewBox="0 0 0 0" draw:type="ooxml-non-primitive" draw:enhanced-path="M 14295 1 L 1 3325 133 3898 267 4473 14563 1149 14429 575 14295 1 Z N">
              <draw:equation draw:name="f0" draw:formula="logwidth"/>
              <draw:equation draw:name="f1" draw:formula="logheight"/>
            </draw:enhanced-geometry>
          </draw:custom-shape>
          <draw:custom-shape draw:name="Google Shape;204;p25" draw:style-name="gr7" draw:text-style-name="P11" draw:layer="layout" svg:width="1.109cm" svg:height="0.742cm" svg:x="17.944cm" svg:y="8.484cm">
            <text:p text:style-name="P4"><text:span text:style-name="T7"/></text:p>
            <draw:enhanced-geometry draw:mirror-horizontal="false" draw:mirror-vertical="false" drawooo:sub-view-size="16781 11243" draw:text-areas="0 0 ?f0 ?f1" svg:viewBox="0 0 0 0" draw:type="ooxml-non-primitive" draw:enhanced-path="M 15192 1 L 0 7878 55 7983 C 1128 10054 3242 11242 5427 11242 6363 11242 7312 11024 8198 10565 L 12665 8249 C 15622 6716 16780 3063 15247 106 L 15192 1 Z N">
              <draw:equation draw:name="f0" draw:formula="logwidth"/>
              <draw:equation draw:name="f1" draw:formula="logheight"/>
            </draw:enhanced-geometry>
          </draw:custom-shape>
          <draw:custom-shape draw:name="Google Shape;205;p25" draw:style-name="gr7" draw:text-style-name="P11" draw:layer="layout" svg:width="0.606cm" svg:height="0.621cm" svg:x="18.447cm" svg:y="8.484cm">
            <text:p text:style-name="P4"><text:span text:style-name="T7"/></text:p>
            <draw:enhanced-geometry draw:mirror-horizontal="false" draw:mirror-vertical="false" drawooo:sub-view-size="9184 9407" draw:text-areas="0 0 ?f0 ?f1" svg:viewBox="0 0 0 0" draw:type="ooxml-non-primitive" draw:enhanced-path="M 0 3939 L 0 3940 1 3940 1 3940 0 3939 Z M 7595 1 L 1 3940 1 3940 2835 9407 5068 8249 C 8025 6716 9183 3063 7650 106 L 7595 1 Z N">
              <draw:equation draw:name="f0" draw:formula="logwidth"/>
              <draw:equation draw:name="f1" draw:formula="logheight"/>
            </draw:enhanced-geometry>
          </draw:custom-shape>
          <draw:custom-shape draw:name="Google Shape;206;p25" draw:style-name="gr4" draw:text-style-name="P8" draw:layer="layout" svg:width="1.216cm" svg:height="0.681cm" svg:x="17.841cm" svg:y="8.411cm">
            <text:p text:style-name="P4"><text:span text:style-name="T7"/></text:p>
            <draw:enhanced-geometry draw:mirror-horizontal="false" draw:mirror-vertical="false" drawooo:sub-view-size="18411 10314" draw:text-areas="0 0 ?f0 ?f1" svg:viewBox="0 0 0 0" draw:type="ooxml-non-primitive" draw:enhanced-path="M 17868 0 L 0 9265 544 10313 18411 1047 17868 0 Z N">
              <draw:equation draw:name="f0" draw:formula="logwidth"/>
              <draw:equation draw:name="f1" draw:formula="logheight"/>
            </draw:enhanced-geometry>
          </draw:custom-shape>
          <draw:custom-shape draw:name="Google Shape;207;p25" draw:style-name="gr4" draw:text-style-name="P8" draw:layer="layout" svg:width="0.626cm" svg:height="0.375cm" svg:x="18.432cm" svg:y="8.411cm">
            <text:p text:style-name="P4"><text:span text:style-name="T7"/></text:p>
            <draw:enhanced-geometry draw:mirror-horizontal="false" draw:mirror-vertical="false" drawooo:sub-view-size="9478 5680" draw:text-areas="0 0 ?f0 ?f1" svg:viewBox="0 0 0 0" draw:type="ooxml-non-primitive" draw:enhanced-path="M 8935 0 L 1 4633 544 5680 9478 1047 8935 0 Z N">
              <draw:equation draw:name="f0" draw:formula="logwidth"/>
              <draw:equation draw:name="f1" draw:formula="logheight"/>
            </draw:enhanced-geometry>
          </draw:custom-shape>
          <draw:custom-shape draw:name="Google Shape;208;p25" draw:style-name="gr7" draw:text-style-name="P11" draw:layer="layout" svg:width="0.813cm" svg:height="0.813cm" svg:x="18.082cm" svg:y="9.628cm">
            <text:p text:style-name="P4"><text:span text:style-name="T7"/></text:p>
            <draw:enhanced-geometry draw:mirror-horizontal="false" draw:mirror-vertical="false" drawooo:sub-view-size="12308 12309" draw:text-areas="0 0 ?f0 ?f1" svg:viewBox="0 0 0 0" draw:type="ooxml-non-primitive" draw:enhanced-path="M 6154 1 C 4521 1 2957 649 1802 1803 648 2957 0 4523 0 6154 0 7787 648 9353 1802 10505 2957 11659 4521 12309 6154 12309 7786 12309 9351 11659 10505 10505 11659 9353 12307 7787 12307 6154 12307 4523 11659 2957 10505 1803 9351 649 7786 1 6154 1 Z N">
              <draw:equation draw:name="f0" draw:formula="logwidth"/>
              <draw:equation draw:name="f1" draw:formula="logheight"/>
            </draw:enhanced-geometry>
          </draw:custom-shape>
          <draw:custom-shape draw:name="Google Shape;209;p25" draw:style-name="gr7" draw:text-style-name="P11" draw:layer="layout" svg:width="0.928cm" svg:height="0.813cm" svg:x="18.946cm" svg:y="9.149cm">
            <text:p text:style-name="P4"><text:span text:style-name="T7"/></text:p>
            <draw:enhanced-geometry draw:mirror-horizontal="false" draw:mirror-vertical="false" drawooo:sub-view-size="14056 12312" draw:text-areas="0 0 ?f0 ?f1" svg:viewBox="0 0 0 0" draw:type="ooxml-non-primitive" draw:enhanced-path="M 7023 1 C 6067 1 5097 225 4190 696 1174 2264 1 5979 1568 8994 2664 11103 4811 12311 7034 12311 7990 12311 8959 12088 9866 11616 12882 10049 14056 6333 12488 3318 11393 1209 9246 1 7023 1 Z N">
              <draw:equation draw:name="f0" draw:formula="logwidth"/>
              <draw:equation draw:name="f1" draw:formula="logheight"/>
            </draw:enhanced-geometry>
          </draw:custom-shape>
          <draw:custom-shape draw:name="Google Shape;210;p25" draw:style-name="gr7" draw:text-style-name="P11" draw:layer="layout" svg:width="0.813cm" svg:height="0.813cm" svg:x="19.926cm" svg:y="8.669cm">
            <text:p text:style-name="P4"><text:span text:style-name="T7"/></text:p>
            <draw:enhanced-geometry draw:mirror-horizontal="false" draw:mirror-vertical="false" drawooo:sub-view-size="12309 12309" draw:text-areas="0 0 ?f0 ?f1" svg:viewBox="0 0 0 0" draw:type="ooxml-non-primitive" draw:enhanced-path="M 6155 1 C 4523 1 2957 650 1803 1804 649 2958 0 4523 0 6155 0 7786 649 9353 1803 10507 2957 11661 4523 12309 6155 12309 7786 12309 9352 11661 10506 10507 11660 9353 12308 7786 12308 6155 12308 4523 11660 2958 10506 1804 9352 650 7786 1 6155 1 Z N">
              <draw:equation draw:name="f0" draw:formula="logwidth"/>
              <draw:equation draw:name="f1" draw:formula="logheight"/>
            </draw:enhanced-geometry>
          </draw:custom-shape>
          <draw:custom-shape draw:name="Google Shape;211;p25" draw:style-name="gr7" draw:text-style-name="P11" draw:layer="layout" svg:width="0.928cm" svg:height="0.813cm" svg:x="20.79cm" svg:y="8.19cm">
            <text:p text:style-name="P4"><text:span text:style-name="T7"/></text:p>
            <draw:enhanced-geometry draw:mirror-horizontal="false" draw:mirror-vertical="false" drawooo:sub-view-size="14057 12311" draw:text-areas="0 0 ?f0 ?f1" svg:viewBox="0 0 0 0" draw:type="ooxml-non-primitive" draw:enhanced-path="M 7023 0 C 6067 0 5097 224 4190 695 1175 2262 0 5978 1567 8993 2663 11102 4810 12310 7033 12310 7989 12310 8959 12087 9866 11615 12882 10048 14056 6332 12488 3317 11392 1208 9246 0 7023 0 Z N">
              <draw:equation draw:name="f0" draw:formula="logwidth"/>
              <draw:equation draw:name="f1" draw:formula="logheight"/>
            </draw:enhanced-geometry>
          </draw:custom-shape>
          <draw:custom-shape draw:name="Google Shape;212;p25" draw:style-name="gr3" draw:text-style-name="P7" draw:layer="layout" svg:width="7.773cm" svg:height="10.375cm" svg:x="18.552cm" svg:y="5.166cm">
            <text:p text:style-name="P4"><text:span text:style-name="T7"/></text:p>
            <draw:enhanced-geometry draw:mirror-horizontal="false" draw:mirror-vertical="false" drawooo:sub-view-size="117583 156936" draw:text-areas="0 0 ?f0 ?f1" svg:viewBox="0 0 0 0" draw:type="ooxml-non-primitive" draw:enhanced-path="M 29283 1 L 49955 39769 50300 45191 C 50548 49116 49623 53026 47639 56422 45896 59406 42737 61123 39451 61123 38294 61123 37121 60910 35988 60465 L 33530 59500 C 30457 58293 27888 56074 26248 53209 L 26108 52963 C 24768 50625 22803 48705 20434 47421 17335 45742 13921 44904 10509 44904 6875 44904 3243 45855 1 47750 L 27487 71780 39212 89578 C 42619 94749 47346 98916 52905 101646 L 69094 109597 81269 156936 117582 138060 96516 83303 63838 42200 41607 4943 29283 1 Z N">
              <draw:equation draw:name="f0" draw:formula="logwidth"/>
              <draw:equation draw:name="f1" draw:formula="logheight"/>
            </draw:enhanced-geometry>
          </draw:custom-shape>
          <draw:custom-shape draw:name="Google Shape;213;p25" draw:style-name="gr6" draw:text-style-name="P10" draw:layer="layout" svg:width="1.527cm" svg:height="1.527cm" svg:x="14.675cm" svg:y="9.205cm">
            <text:p text:style-name="P4"><text:span text:style-name="T7"/></text:p>
            <draw:enhanced-geometry draw:mirror-horizontal="false" draw:mirror-vertical="false" drawooo:sub-view-size="23116 23116" draw:text-areas="0 0 ?f0 ?f1" svg:viewBox="0 0 0 0" draw:type="ooxml-non-primitive" draw:enhanced-path="M 2656 1 C 1184 1 0 1185 0 2657 L 0 20460 C 0 21930 1184 23116 2656 23116 L 20459 23116 C 21930 23116 23115 21930 23115 20460 L 23115 2657 C 23115 1185 21930 1 20459 1 Z N">
              <draw:equation draw:name="f0" draw:formula="logwidth"/>
              <draw:equation draw:name="f1" draw:formula="logheight"/>
            </draw:enhanced-geometry>
          </draw:custom-shape>
          <draw:custom-shape draw:name="Google Shape;214;p25" draw:style-name="gr4" draw:text-style-name="P8" draw:layer="layout" svg:width="0.889cm" svg:height="0.889cm" svg:x="14.994cm" svg:y="9.524cm">
            <text:p text:style-name="P4"><text:span text:style-name="T7"/></text:p>
            <draw:enhanced-geometry draw:mirror-horizontal="false" draw:mirror-vertical="false" drawooo:sub-view-size="13459 13459" draw:text-areas="0 0 ?f0 ?f1" svg:viewBox="0 0 0 0" draw:type="ooxml-non-primitive" draw:enhanced-path="M 6730 0 C 4944 0 3232 708 1971 1971 709 3232 0 4944 0 6729 0 8513 709 10225 1971 11488 3232 12749 4944 13459 6730 13459 8514 13459 10226 12749 11488 11488 12749 10225 13459 8513 13459 6729 13459 4944 12749 3232 11488 1971 10226 708 8514 0 6730 0 Z N">
              <draw:equation draw:name="f0" draw:formula="logwidth"/>
              <draw:equation draw:name="f1" draw:formula="logheight"/>
            </draw:enhanced-geometry>
          </draw:custom-shape>
          <draw:custom-shape draw:name="Google Shape;215;p25" draw:style-name="gr8" draw:text-style-name="P12" draw:layer="layout" svg:width="1.527cm" svg:height="1.527cm" svg:x="22.303cm" svg:y="4.778cm">
            <text:p text:style-name="P4"><text:span text:style-name="T7"/></text:p>
            <draw:enhanced-geometry draw:mirror-horizontal="false" draw:mirror-vertical="false" drawooo:sub-view-size="23116 23116" draw:text-areas="0 0 ?f0 ?f1" svg:viewBox="0 0 0 0" draw:type="ooxml-non-primitive" draw:enhanced-path="M 2657 1 C 1185 1 1 1185 1 2657 L 1 20460 C 1 21930 1185 23116 2657 23116 L 20459 23116 C 21930 23116 23116 21930 23116 20460 L 23116 2657 C 23116 1185 21930 1 20459 1 Z N">
              <draw:equation draw:name="f0" draw:formula="logwidth"/>
              <draw:equation draw:name="f1" draw:formula="logheight"/>
            </draw:enhanced-geometry>
          </draw:custom-shape>
          <draw:custom-shape draw:name="Google Shape;216;p25" draw:style-name="gr7" draw:text-style-name="P11" draw:layer="layout" svg:width="0.889cm" svg:height="0.889cm" svg:x="22.622cm" svg:y="5.098cm">
            <text:p text:style-name="P4"><text:span text:style-name="T7"/></text:p>
            <draw:enhanced-geometry draw:mirror-horizontal="false" draw:mirror-vertical="false" drawooo:sub-view-size="13459 13459" draw:text-areas="0 0 ?f0 ?f1" svg:viewBox="0 0 0 0" draw:type="ooxml-non-primitive" draw:enhanced-path="M 6729 0 C 4944 0 3232 708 1971 1971 708 3232 0 4944 0 6729 0 8513 708 10225 1971 11487 3232 12749 4944 13459 6729 13459 8513 13459 10225 12749 11488 11487 12749 10225 13458 8513 13458 6729 13458 4944 12749 3232 11488 1971 10225 708 8513 0 6729 0 Z N">
              <draw:equation draw:name="f0" draw:formula="logwidth"/>
              <draw:equation draw:name="f1" draw:formula="logheight"/>
            </draw:enhanced-geometry>
          </draw:custom-shape>
          <draw:custom-shape draw:name="Google Shape;217;p25" draw:style-name="gr6" draw:text-style-name="P10" draw:layer="layout" svg:width="2.063cm" svg:height="0.756cm" svg:x="19.815cm" svg:y="2.758cm">
            <text:p text:style-name="P4"><text:span text:style-name="T7"/></text:p>
            <draw:enhanced-geometry draw:mirror-horizontal="false" draw:mirror-vertical="false" drawooo:sub-view-size="31224 11448" draw:text-areas="0 0 ?f0 ?f1" svg:viewBox="0 0 0 0" draw:type="ooxml-non-primitive" draw:enhanced-path="M 0 1 L 12913 10244 13507 10715 C 14124 11203 14868 11448 15612 11448 16356 11448 17100 11203 17717 10715 L 18311 10244 31224 2 0 1 Z N">
              <draw:equation draw:name="f0" draw:formula="logwidth"/>
              <draw:equation draw:name="f1" draw:formula="logheight"/>
            </draw:enhanced-geometry>
          </draw:custom-shape>
          <draw:custom-shape draw:name="Google Shape;218;p25" draw:style-name="gr7" draw:text-style-name="P11" draw:layer="layout" svg:width="0.853cm" svg:height="1.353cm" svg:x="19.815cm" svg:y="2.758cm">
            <text:p text:style-name="P4"><text:span text:style-name="T7"/></text:p>
            <draw:enhanced-geometry draw:mirror-horizontal="false" draw:mirror-vertical="false" drawooo:sub-view-size="12913 20485" draw:text-areas="0 0 ?f0 ?f1" svg:viewBox="0 0 0 0" draw:type="ooxml-non-primitive" draw:enhanced-path="M 0 1 L 0 20485 12913 10243 0 1 Z N">
              <draw:equation draw:name="f0" draw:formula="logwidth"/>
              <draw:equation draw:name="f1" draw:formula="logheight"/>
            </draw:enhanced-geometry>
          </draw:custom-shape>
          <draw:custom-shape draw:name="Google Shape;219;p25" draw:style-name="gr5" draw:text-style-name="P9" draw:layer="layout" svg:width="2.063cm" svg:height="0.676cm" svg:x="19.815cm" svg:y="3.435cm">
            <text:p text:style-name="P4"><text:span text:style-name="T7"/></text:p>
            <draw:enhanced-geometry draw:mirror-horizontal="false" draw:mirror-vertical="false" drawooo:sub-view-size="31224 10242" draw:text-areas="0 0 ?f0 ?f1" svg:viewBox="0 0 0 0" draw:type="ooxml-non-primitive" draw:enhanced-path="M 12913 1 L 0 10242 31224 10242 18311 1 17717 471 C 17100 960 16356 1204 15612 1204 14868 1204 14124 960 13507 471 L 12913 1 Z N">
              <draw:equation draw:name="f0" draw:formula="logwidth"/>
              <draw:equation draw:name="f1" draw:formula="logheight"/>
            </draw:enhanced-geometry>
          </draw:custom-shape>
          <draw:custom-shape draw:name="Google Shape;220;p25" draw:style-name="gr7" draw:text-style-name="P11" draw:layer="layout" svg:width="0.853cm" svg:height="1.353cm" svg:x="21.026cm" svg:y="2.758cm">
            <text:p text:style-name="P4"><text:span text:style-name="T7"/></text:p>
            <draw:enhanced-geometry draw:mirror-horizontal="false" draw:mirror-vertical="false" drawooo:sub-view-size="12914 20485" draw:text-areas="0 0 ?f0 ?f1" svg:viewBox="0 0 0 0" draw:type="ooxml-non-primitive" draw:enhanced-path="M 12914 1 L 1 10243 12914 20485 12914 1 Z N">
              <draw:equation draw:name="f0" draw:formula="logwidth"/>
              <draw:equation draw:name="f1" draw:formula="logheight"/>
            </draw:enhanced-geometry>
          </draw:custom-shape>
          <draw:custom-shape draw:name="Google Shape;221;p25" draw:style-name="gr4" draw:text-style-name="P8" draw:layer="layout" svg:width="1.521cm" svg:height="1.99cm" svg:x="13.355cm" svg:y="6.092cm">
            <text:p text:style-name="P4"><text:span text:style-name="T7"/></text:p>
            <draw:enhanced-geometry draw:mirror-horizontal="false" draw:mirror-vertical="false" drawooo:sub-view-size="23022 30106" draw:text-areas="0 0 ?f0 ?f1" svg:viewBox="0 0 0 0" draw:type="ooxml-non-primitive" draw:enhanced-path="M 1 1 L 1 30105 23022 30105 23022 4834 18189 1 Z N">
              <draw:equation draw:name="f0" draw:formula="logwidth"/>
              <draw:equation draw:name="f1" draw:formula="logheight"/>
            </draw:enhanced-geometry>
          </draw:custom-shape>
          <draw:custom-shape draw:name="Google Shape;222;p25" draw:style-name="gr8" draw:text-style-name="P12" draw:layer="layout" svg:width="1.521cm" svg:height="1.99cm" svg:x="13.223cm" svg:y="5.96cm">
            <text:p text:style-name="P4"><text:span text:style-name="T7"/></text:p>
            <draw:enhanced-geometry draw:mirror-horizontal="false" draw:mirror-vertical="false" drawooo:sub-view-size="23022 30107" draw:text-areas="0 0 ?f0 ?f1" svg:viewBox="0 0 0 0" draw:type="ooxml-non-primitive" draw:enhanced-path="M 1 1 L 1 30106 23022 30106 23022 4835 18188 1 Z N">
              <draw:equation draw:name="f0" draw:formula="logwidth"/>
              <draw:equation draw:name="f1" draw:formula="logheight"/>
            </draw:enhanced-geometry>
          </draw:custom-shape>
          <draw:custom-shape draw:name="Google Shape;223;p25" draw:style-name="gr4" draw:text-style-name="P8" draw:layer="layout" svg:width="0.319cm" svg:height="0.319cm" svg:x="14.425cm" svg:y="5.96cm">
            <text:p text:style-name="P4"><text:span text:style-name="T7"/></text:p>
            <draw:enhanced-geometry draw:mirror-horizontal="false" draw:mirror-vertical="false" drawooo:sub-view-size="4835 4836" draw:text-areas="0 0 ?f0 ?f1" svg:viewBox="0 0 0 0" draw:type="ooxml-non-primitive" draw:enhanced-path="M 1 1 L 1 4835 4835 4835 1 1 Z N">
              <draw:equation draw:name="f0" draw:formula="logwidth"/>
              <draw:equation draw:name="f1" draw:formula="logheight"/>
            </draw:enhanced-geometry>
          </draw:custom-shape>
          <draw:custom-shape draw:name="Google Shape;224;p25" draw:style-name="gr6" draw:text-style-name="P10" draw:layer="layout" svg:width="0.647cm" svg:height="0.069cm" svg:x="13.355cm" svg:y="6.084cm">
            <text:p text:style-name="P4"><text:span text:style-name="T7"/></text:p>
            <draw:enhanced-geometry draw:mirror-horizontal="false" draw:mirror-vertical="false" drawooo:sub-view-size="9796 1063" draw:text-areas="0 0 ?f0 ?f1" svg:viewBox="0 0 0 0" draw:type="ooxml-non-primitive" draw:enhanced-path="M 1 0 L 1 1063 9796 1063 9796 0 Z N">
              <draw:equation draw:name="f0" draw:formula="logwidth"/>
              <draw:equation draw:name="f1" draw:formula="logheight"/>
            </draw:enhanced-geometry>
          </draw:custom-shape>
          <draw:custom-shape draw:name="Google Shape;225;p25" draw:style-name="gr6" draw:text-style-name="P10" draw:layer="layout" svg:width="0.413cm" svg:height="0.069cm" svg:x="13.355cm" svg:y="6.23cm">
            <text:p text:style-name="P4"><text:span text:style-name="T7"/></text:p>
            <draw:enhanced-geometry draw:mirror-horizontal="false" draw:mirror-vertical="false" drawooo:sub-view-size="6264 1064" draw:text-areas="0 0 ?f0 ?f1" svg:viewBox="0 0 0 0" draw:type="ooxml-non-primitive" draw:enhanced-path="M 1 1 L 1 1063 6264 1063 6264 1 Z N">
              <draw:equation draw:name="f0" draw:formula="logwidth"/>
              <draw:equation draw:name="f1" draw:formula="logheight"/>
            </draw:enhanced-geometry>
          </draw:custom-shape>
          <draw:custom-shape draw:name="Google Shape;226;p25" draw:style-name="gr6" draw:text-style-name="P10" draw:layer="layout" svg:width="1.257cm" svg:height="0.069cm" svg:x="13.355cm" svg:y="6.487cm">
            <text:p text:style-name="P4"><text:span text:style-name="T7"/></text:p>
            <draw:enhanced-geometry draw:mirror-horizontal="false" draw:mirror-vertical="false" drawooo:sub-view-size="19031 1064" draw:text-areas="0 0 ?f0 ?f1" svg:viewBox="0 0 0 0" draw:type="ooxml-non-primitive" draw:enhanced-path="M 1 1 L 1 1063 19031 1063 19031 1 Z N">
              <draw:equation draw:name="f0" draw:formula="logwidth"/>
              <draw:equation draw:name="f1" draw:formula="logheight"/>
            </draw:enhanced-geometry>
          </draw:custom-shape>
          <draw:custom-shape draw:name="Google Shape;227;p25" draw:style-name="gr6" draw:text-style-name="P10" draw:layer="layout" svg:width="1.257cm" svg:height="0.069cm" svg:x="13.355cm" svg:y="6.686cm">
            <text:p text:style-name="P4"><text:span text:style-name="T7"/></text:p>
            <draw:enhanced-geometry draw:mirror-horizontal="false" draw:mirror-vertical="false" drawooo:sub-view-size="19031 1063" draw:text-areas="0 0 ?f0 ?f1" svg:viewBox="0 0 0 0" draw:type="ooxml-non-primitive" draw:enhanced-path="M 1 0 L 1 1063 19031 1063 19031 0 Z N">
              <draw:equation draw:name="f0" draw:formula="logwidth"/>
              <draw:equation draw:name="f1" draw:formula="logheight"/>
            </draw:enhanced-geometry>
          </draw:custom-shape>
          <draw:custom-shape draw:name="Google Shape;228;p25" draw:style-name="gr6" draw:text-style-name="P10" draw:layer="layout" svg:width="1.257cm" svg:height="0.069cm" svg:x="13.355cm" svg:y="6.885cm">
            <text:p text:style-name="P4"><text:span text:style-name="T7"/></text:p>
            <draw:enhanced-geometry draw:mirror-horizontal="false" draw:mirror-vertical="false" drawooo:sub-view-size="19031 1063" draw:text-areas="0 0 ?f0 ?f1" svg:viewBox="0 0 0 0" draw:type="ooxml-non-primitive" draw:enhanced-path="M 1 0 L 1 1063 19031 1063 19031 0 Z N">
              <draw:equation draw:name="f0" draw:formula="logwidth"/>
              <draw:equation draw:name="f1" draw:formula="logheight"/>
            </draw:enhanced-geometry>
          </draw:custom-shape>
          <draw:custom-shape draw:name="Google Shape;229;p25" draw:style-name="gr6" draw:text-style-name="P10" draw:layer="layout" svg:width="1.257cm" svg:height="0.069cm" svg:x="13.355cm" svg:y="7.084cm">
            <text:p text:style-name="P4"><text:span text:style-name="T7"/></text:p>
            <draw:enhanced-geometry draw:mirror-horizontal="false" draw:mirror-vertical="false" drawooo:sub-view-size="19031 1064" draw:text-areas="0 0 ?f0 ?f1" svg:viewBox="0 0 0 0" draw:type="ooxml-non-primitive" draw:enhanced-path="M 1 1 L 1 1063 19031 1063 19031 1 Z N">
              <draw:equation draw:name="f0" draw:formula="logwidth"/>
              <draw:equation draw:name="f1" draw:formula="logheight"/>
            </draw:enhanced-geometry>
          </draw:custom-shape>
          <draw:custom-shape draw:name="Google Shape;230;p25" draw:style-name="gr6" draw:text-style-name="P10" draw:layer="layout" svg:width="1.257cm" svg:height="0.069cm" svg:x="13.355cm" svg:y="7.284cm">
            <text:p text:style-name="P4"><text:span text:style-name="T7"/></text:p>
            <draw:enhanced-geometry draw:mirror-horizontal="false" draw:mirror-vertical="false" drawooo:sub-view-size="19031 1064" draw:text-areas="0 0 ?f0 ?f1" svg:viewBox="0 0 0 0" draw:type="ooxml-non-primitive" draw:enhanced-path="M 1 1 L 1 1063 19031 1063 19031 1 Z N">
              <draw:equation draw:name="f0" draw:formula="logwidth"/>
              <draw:equation draw:name="f1" draw:formula="logheight"/>
            </draw:enhanced-geometry>
          </draw:custom-shape>
          <draw:custom-shape draw:name="Google Shape;231;p25" draw:style-name="gr6" draw:text-style-name="P10" draw:layer="layout" svg:width="1.257cm" svg:height="0.069cm" svg:x="13.355cm" svg:y="7.483cm">
            <text:p text:style-name="P4"><text:span text:style-name="T7"/></text:p>
            <draw:enhanced-geometry draw:mirror-horizontal="false" draw:mirror-vertical="false" drawooo:sub-view-size="19031 1064" draw:text-areas="0 0 ?f0 ?f1" svg:viewBox="0 0 0 0" draw:type="ooxml-non-primitive" draw:enhanced-path="M 1 1 L 1 1063 19031 1063 19031 1 Z N">
              <draw:equation draw:name="f0" draw:formula="logwidth"/>
              <draw:equation draw:name="f1" draw:formula="logheight"/>
            </draw:enhanced-geometry>
          </draw:custom-shape>
          <draw:custom-shape draw:name="Google Shape;232;p25" draw:style-name="gr6" draw:text-style-name="P10" draw:layer="layout" svg:width="0.726cm" svg:height="0.069cm" svg:x="13.355cm" svg:y="7.682cm">
            <text:p text:style-name="P4"><text:span text:style-name="T7"/></text:p>
            <draw:enhanced-geometry draw:mirror-horizontal="false" draw:mirror-vertical="false" drawooo:sub-view-size="10996 1063" draw:text-areas="0 0 ?f0 ?f1" svg:viewBox="0 0 0 0" draw:type="ooxml-non-primitive" draw:enhanced-path="M 1 0 L 1 1063 10996 1063 10996 0 Z N">
              <draw:equation draw:name="f0" draw:formula="logwidth"/>
              <draw:equation draw:name="f1" draw:formula="logheight"/>
            </draw:enhanced-geometry>
          </draw:custom-shape>
          <draw:custom-shape draw:name="Google Shape;233;p25" draw:style-name="gr1" draw:text-style-name="P1" draw:layer="layout" svg:width="1.857cm" svg:height="1.586cm" svg:x="14.709cm" svg:y="1.757cm">
            <text:p text:style-name="P4"><text:span text:style-name="T7"/></text:p>
            <draw:enhanced-geometry draw:mirror-horizontal="false" draw:mirror-vertical="false" drawooo:sub-view-size="28105 24005" draw:text-areas="0 0 ?f0 ?f1" svg:viewBox="0 0 0 0" draw:type="ooxml-non-primitive" draw:enhanced-path="M 2052 0 C 919 0 1 918 1 2052 L 1 15485 C 1 16619 919 17537 2052 17537 L 18239 17537 24707 24004 24707 17537 26053 17537 C 27185 17537 28103 16619 28103 15485 L 28103 2052 C 28104 918 27185 0 26053 0 Z N">
              <draw:equation draw:name="f0" draw:formula="logwidth"/>
              <draw:equation draw:name="f1" draw:formula="logheight"/>
            </draw:enhanced-geometry>
          </draw:custom-shape>
          <draw:custom-shape draw:name="Google Shape;234;p25" draw:style-name="gr4" draw:text-style-name="P8" draw:layer="layout" svg:width="1.536cm" svg:height="0.075cm" svg:x="14.871cm" svg:y="1.96cm">
            <text:p text:style-name="P4"><text:span text:style-name="T7"/></text:p>
            <draw:enhanced-geometry draw:mirror-horizontal="false" draw:mirror-vertical="false" drawooo:sub-view-size="23250 1153" draw:text-areas="0 0 ?f0 ?f1" svg:viewBox="0 0 0 0" draw:type="ooxml-non-primitive" draw:enhanced-path="M 1 0 L 1 1153 23249 1153 23249 0 Z N">
              <draw:equation draw:name="f0" draw:formula="logwidth"/>
              <draw:equation draw:name="f1" draw:formula="logheight"/>
            </draw:enhanced-geometry>
          </draw:custom-shape>
          <draw:custom-shape draw:name="Google Shape;235;p25" draw:style-name="gr4" draw:text-style-name="P8" draw:layer="layout" svg:width="1.536cm" svg:height="0.075cm" svg:x="14.871cm" svg:y="2.119cm">
            <text:p text:style-name="P4"><text:span text:style-name="T7"/></text:p>
            <draw:enhanced-geometry draw:mirror-horizontal="false" draw:mirror-vertical="false" drawooo:sub-view-size="23250 1154" draw:text-areas="0 0 ?f0 ?f1" svg:viewBox="0 0 0 0" draw:type="ooxml-non-primitive" draw:enhanced-path="M 1 0 L 1 1153 23249 1153 23249 0 Z N">
              <draw:equation draw:name="f0" draw:formula="logwidth"/>
              <draw:equation draw:name="f1" draw:formula="logheight"/>
            </draw:enhanced-geometry>
          </draw:custom-shape>
          <draw:custom-shape draw:name="Google Shape;236;p25" draw:style-name="gr4" draw:text-style-name="P8" draw:layer="layout" svg:width="1.536cm" svg:height="0.075cm" svg:x="14.871cm" svg:y="2.278cm">
            <text:p text:style-name="P4"><text:span text:style-name="T7"/></text:p>
            <draw:enhanced-geometry draw:mirror-horizontal="false" draw:mirror-vertical="false" drawooo:sub-view-size="23250 1155" draw:text-areas="0 0 ?f0 ?f1" svg:viewBox="0 0 0 0" draw:type="ooxml-non-primitive" draw:enhanced-path="M 1 0 L 1 1154 23249 1154 23249 0 Z N">
              <draw:equation draw:name="f0" draw:formula="logwidth"/>
              <draw:equation draw:name="f1" draw:formula="logheight"/>
            </draw:enhanced-geometry>
          </draw:custom-shape>
          <draw:custom-shape draw:name="Google Shape;237;p25" draw:style-name="gr4" draw:text-style-name="P8" draw:layer="layout" svg:width="1.536cm" svg:height="0.075cm" svg:x="14.871cm" svg:y="2.437cm">
            <text:p text:style-name="P4"><text:span text:style-name="T7"/></text:p>
            <draw:enhanced-geometry draw:mirror-horizontal="false" draw:mirror-vertical="false" drawooo:sub-view-size="23250 1154" draw:text-areas="0 0 ?f0 ?f1" svg:viewBox="0 0 0 0" draw:type="ooxml-non-primitive" draw:enhanced-path="M 1 1 L 1 1153 23249 1153 23249 1 Z N">
              <draw:equation draw:name="f0" draw:formula="logwidth"/>
              <draw:equation draw:name="f1" draw:formula="logheight"/>
            </draw:enhanced-geometry>
          </draw:custom-shape>
          <draw:custom-shape draw:name="Google Shape;238;p25" draw:style-name="gr4" draw:text-style-name="P8" draw:layer="layout" svg:width="0.768cm" svg:height="0.075cm" svg:x="14.871cm" svg:y="2.595cm">
            <text:p text:style-name="P4"><text:span text:style-name="T7"/></text:p>
            <draw:enhanced-geometry draw:mirror-horizontal="false" draw:mirror-vertical="false" drawooo:sub-view-size="11625 1154" draw:text-areas="0 0 ?f0 ?f1" svg:viewBox="0 0 0 0" draw:type="ooxml-non-primitive" draw:enhanced-path="M 1 1 L 1 1154 11625 1154 11625 1 Z N">
              <draw:equation draw:name="f0" draw:formula="logwidth"/>
              <draw:equation draw:name="f1" draw:formula="logheight"/>
            </draw:enhanced-geometry>
          </draw:custom-shape>
          <draw:custom-shape draw:name="Google Shape;239;p25" draw:style-name="gr7" draw:text-style-name="P11" draw:layer="layout" svg:width="1.915cm" svg:height="1.282cm" svg:x="23.367cm" svg:y="7.242cm">
            <text:p text:style-name="P4"><text:span text:style-name="T7"/></text:p>
            <draw:enhanced-geometry draw:mirror-horizontal="false" draw:mirror-vertical="false" drawooo:sub-view-size="28981 19405" draw:text-areas="0 0 ?f0 ?f1" svg:viewBox="0 0 0 0" draw:type="ooxml-non-primitive" draw:enhanced-path="M 2657 0 C 1189 0 0 1189 0 2656 L 0 16748 C 0 18216 1189 19405 2657 19405 L 26325 19405 C 27791 19405 28981 18216 28981 16748 L 28981 2656 C 28981 1189 27791 0 26325 0 Z N">
              <draw:equation draw:name="f0" draw:formula="logwidth"/>
              <draw:equation draw:name="f1" draw:formula="logheight"/>
            </draw:enhanced-geometry>
          </draw:custom-shape>
          <draw:custom-shape draw:name="Google Shape;240;p25" draw:style-name="gr8" draw:text-style-name="P12" draw:layer="layout" svg:width="1.915cm" svg:height="0.926cm" svg:x="23.209cm" svg:y="7.084cm">
            <text:p text:style-name="P4"><text:span text:style-name="T7"/></text:p>
            <draw:enhanced-geometry draw:mirror-horizontal="false" draw:mirror-vertical="false" drawooo:sub-view-size="28980 14021" draw:text-areas="0 0 ?f0 ?f1" svg:viewBox="0 0 0 0" draw:type="ooxml-non-primitive" draw:enhanced-path="M 2656 0 C 1189 0 0 1189 0 2657 L 0 12904 5734 7169 C 6365 6539 7192 6223 8018 6223 8845 6223 9671 6539 10301 7169 L 15098 11965 C 15729 12596 16555 12911 17381 12911 18208 12911 19034 12596 19665 11965 L 21010 10620 C 21641 9989 22468 9674 23294 9674 24121 9674 24948 9989 25578 10620 L 28979 14020 28979 2657 C 28979 1189 27790 0 26323 0 Z N">
              <draw:equation draw:name="f0" draw:formula="logwidth"/>
              <draw:equation draw:name="f1" draw:formula="logheight"/>
            </draw:enhanced-geometry>
          </draw:custom-shape>
          <draw:custom-shape draw:name="Google Shape;241;p25" draw:style-name="gr6" draw:text-style-name="P10" draw:layer="layout" svg:width="1.915cm" svg:height="0.871cm" svg:x="23.209cm" svg:y="7.496cm">
            <text:p text:style-name="P4"><text:span text:style-name="T7"/></text:p>
            <draw:enhanced-geometry draw:mirror-horizontal="false" draw:mirror-vertical="false" drawooo:sub-view-size="28980 13183" draw:text-areas="0 0 ?f0 ?f1" svg:viewBox="0 0 0 0" draw:type="ooxml-non-primitive" draw:enhanced-path="M 8018 0 C 7192 0 6365 316 5734 946 L 0 6681 0 10526 C 0 11993 1189 13182 2656 13182 L 26323 13182 C 27790 13182 28979 11993 28979 10526 L 28979 7797 25578 4397 C 24948 3766 24121 3451 23294 3451 22468 3451 21641 3766 21010 4397 L 19665 5742 C 19034 6373 18208 6688 17381 6688 16555 6688 15729 6373 15098 5742 L 10301 946 C 9671 316 8845 0 8018 0 Z N">
              <draw:equation draw:name="f0" draw:formula="logwidth"/>
              <draw:equation draw:name="f1" draw:formula="logheight"/>
            </draw:enhanced-geometry>
          </draw:custom-shape>
          <draw:custom-shape draw:name="Google Shape;242;p25" draw:style-name="gr6" draw:text-style-name="P10" draw:layer="layout" svg:width="0.355cm" svg:height="0.341cm" svg:x="24.419cm" svg:y="7.206cm">
            <text:p text:style-name="P4"><text:span text:style-name="T7"/></text:p>
            <draw:enhanced-geometry draw:mirror-horizontal="false" draw:mirror-vertical="false" drawooo:sub-view-size="5379 5175" draw:text-areas="0 0 ?f0 ?f1" svg:viewBox="0 0 0 0" draw:type="ooxml-non-primitive" draw:enhanced-path="M 2791 0 C 1744 0 801 630 401 1598 0 2564 222 3677 961 4417 1457 4912 2118 5175 2792 5175 3125 5175 3461 5110 3782 4978 4748 4577 5379 3634 5379 2588 5378 1159 4220 0 2791 0 Z N">
              <draw:equation draw:name="f0" draw:formula="logwidth"/>
              <draw:equation draw:name="f1" draw:formula="logheight"/>
            </draw:enhanced-geometry>
          </draw:custom-shape>
        </draw:g>
        <presentation:notes draw:style-name="dp2">
          <draw:page-thumbnail draw:name="Google Shape;136;p:notes" draw:style-name="gr9" draw:layer="layout" svg:width="16.933cm" svg:height="9.524cm" svg:x="1.059cm" svg:y="1.905cm" draw:page-number="1" presentation:class="page"/>
          <draw:frame draw:name="Google Shape;137;p:notes" presentation:style-name="pr3" draw:text-style-name="P13" draw:layer="layout" svg:width="15.239cm" svg:height="11.429cm" svg:x="1.905cm" svg:y="12.065cm" presentation:class="notes" presentation:placeholder="true" presentation:user-transformed="true">
            <draw:text-box/>
          </draw:frame>
        </presentation:notes>
      </draw:page>
      <draw:page draw:name="Visão Geral" draw:style-name="dp1" draw:master-page-name="TITLE_5f_AND_5f_BODY" presentation:presentation-page-layout-name="AL2T1">
        <draw:frame draw:name="Google Shape;247;p26" presentation:style-name="pr4" draw:text-style-name="P16" draw:layer="layout" svg:width="21.954cm" svg:height="2.516cm" svg:x="1.723cm" svg:y="3.372cm" presentation:class="outline" presentation:user-transformed="true">
          <draw:text-box>
            <text:list text:style-name="L3">
              <text:list-item>
                <text:p text:style-name="P14"><text:span text:style-name="T3">Desenvolver uma solução baseada em dados para otimizar a</text:span></text:p>
              </text:list-item>
            </text:list>
            <text:p text:style-name="P4"><text:span text:style-name="T3"><text:s text:c="7"/></text:span><text:span text:style-name="T3">distribuição de cupons e ofertas aos clientes do iFood.</text:span></text:p>
            <text:p text:style-name="P4"><text:span text:style-name="T3"/></text:p>
            <text:p text:style-name="P4"><text:span text:style-name="T3"/></text:p>
            <text:p text:style-name="P4"><text:span text:style-name="T3"/></text:p>
            <text:p text:style-name="P4"><text:span text:style-name="T3"/></text:p>
            <text:p text:style-name="P4"><text:span text:style-name="T4"/></text:p>
            <text:p text:style-name="P15"><text:span text:style-name="T5"/></text:p>
          </draw:text-box>
        </draw:frame>
        <draw:frame draw:name="Google Shape;248;p26" presentation:style-name="pr5" draw:text-style-name="P18" draw:layer="layout" svg:width="20.977cm" svg:height="2.098cm" svg:x="2.211cm" svg:y="0.559cm" presentation:class="title" presentation:user-transformed="true">
          <draw:text-box>
            <text:p text:style-name="P17"><text:span text:style-name="T6">Visão Geral</text:span></text:p>
          </draw:text-box>
        </draw:frame>
        <draw:frame draw:name="Google Shape;249;p26" presentation:style-name="pr4" draw:text-style-name="P16" draw:layer="layout" svg:width="21.954cm" svg:height="6.936cm" svg:x="1.723cm" svg:y="6.075cm" presentation:class="outline" presentation:user-transformed="true">
          <draw:text-box>
            <text:list text:style-name="L3">
              <text:list-item>
                <text:p text:style-name="P14"><text:span text:style-name="T3">Desafio: “Qual oferta devemos enviar para cada cliente para maximizar conversões?”</text:span></text:p>
              </text:list-item>
            </text:list>
            <text:p text:style-name="P19"><text:span text:style-name="T3"/></text:p>
            <text:list text:continue-numbering="true" text:style-name="L3">
              <text:list-item>
                <text:p text:style-name="P4"><text:span text:style-name="T3">Oportunidade: Atrair clientes, melhorar a taxa de conversão e estabelecer uma recorrência de compras, utilizando dados históricos.</text:span></text:p>
              </text:list-item>
            </text:list>
            <text:p text:style-name="P4"><text:span text:style-name="T3"/></text:p>
            <text:p text:style-name="P4"><text:span text:style-name="T3"/></text:p>
            <text:p text:style-name="P4"><text:span text:style-name="T3"/></text:p>
            <text:p text:style-name="P4"><text:span text:style-name="T3"/></text:p>
            <text:p text:style-name="P4"><text:span text:style-name="T4"/></text:p>
            <text:p text:style-name="P15"><text:span text:style-name="T5"/></text:p>
          </draw:text-box>
        </draw:frame>
        <presentation:notes draw:style-name="dp2">
          <draw:page-thumbnail draw:name="Google Shape;244;g6ba8e432a2_1_53:notes" draw:style-name="gr9" draw:layer="layout" svg:width="16.932cm" svg:height="9.524cm" svg:x="1.059cm" svg:y="1.905cm" draw:page-number="2" presentation:class="page"/>
          <draw:frame draw:name="Google Shape;245;g6ba8e432a2_1_53:notes" presentation:style-name="pr6" draw:text-style-name="P13" draw:layer="layout" svg:width="15.239cm" svg:height="11.429cm" svg:x="1.905cm" svg:y="12.065cm" presentation:class="notes" presentation:placeholder="true" presentation:user-transformed="true">
            <draw:text-box/>
          </draw:frame>
        </presentation:notes>
      </draw:page>
      <draw:page draw:name="Estratégia da solução" draw:style-name="dp1" draw:master-page-name="BIG_5f_NUMBER">
        <draw:g draw:name="Google Shape;254;p27">
          <draw:custom-shape draw:name="Google Shape;255;p27" draw:style-name="gr6" draw:text-style-name="P10" draw:layer="layout" svg:width="1.014cm" svg:height="0.738cm" svg:x="20.333cm" svg:y="7.088cm">
            <text:p text:style-name="P4"><text:span text:style-name="T7"/></text:p>
            <draw:enhanced-geometry draw:mirror-horizontal="false" draw:mirror-vertical="false" drawooo:sub-view-size="18463 13447" draw:text-areas="0 0 ?f0 ?f1" svg:viewBox="0 0 0 0" draw:type="ooxml-non-primitive" draw:enhanced-path="M 6422 1 C 4145 1 2015 1327 1147 3517 1 6407 1484 9706 4461 10888 L 9851 13025 C 10572 13312 11314 13447 12041 13447 14318 13447 16448 12121 17317 9931 18463 7040 16978 3741 14002 2560 L 8613 422 C 7891 136 7149 1 6422 1 Z N">
              <draw:equation draw:name="f0" draw:formula="logwidth"/>
              <draw:equation draw:name="f1" draw:formula="logheight"/>
            </draw:enhanced-geometry>
          </draw:custom-shape>
          <draw:custom-shape draw:name="Google Shape;256;p27" draw:style-name="gr6" draw:text-style-name="P10" draw:layer="layout" svg:width="1.137cm" svg:height="0.837cm" svg:x="20.215cm" svg:y="6.032cm">
            <text:p text:style-name="P4"><text:span text:style-name="T7"/></text:p>
            <draw:enhanced-geometry draw:mirror-horizontal="false" draw:mirror-vertical="false" drawooo:sub-view-size="20687 15243" draw:text-areas="0 0 ?f0 ?f1" svg:viewBox="0 0 0 0" draw:type="ooxml-non-primitive" draw:enhanced-path="M 6394 1 C 4358 1 2511 893 1553 2557 1 5252 1367 8947 4603 10812 L 10466 14188 C 11703 14901 13035 15243 14295 15243 16330 15243 18178 14350 19136 12686 L 19135 12686 C 20686 9992 19320 6296 16084 4432 L 10223 1056 C 8986 343 7654 1 6394 1 Z N">
              <draw:equation draw:name="f0" draw:formula="logwidth"/>
              <draw:equation draw:name="f1" draw:formula="logheight"/>
            </draw:enhanced-geometry>
          </draw:custom-shape>
          <draw:custom-shape draw:name="Google Shape;257;p27" draw:style-name="gr6" draw:text-style-name="P10" draw:layer="layout" svg:width="1.532cm" svg:height="1.27cm" svg:x="20.138cm" svg:y="4.927cm">
            <text:p text:style-name="P4"><text:span text:style-name="T7"/></text:p>
            <draw:enhanced-geometry draw:mirror-horizontal="false" draw:mirror-vertical="false" drawooo:sub-view-size="27870 23120" draw:text-areas="0 0 ?f0 ?f1" svg:viewBox="0 0 0 0" draw:type="ooxml-non-primitive" draw:enhanced-path="M 6347 0 C 4686 0 3042 732 1931 2134 0 4572 411 8112 2848 10042 L 18030 21902 C 19064 22722 20298 23120 21522 23120 23183 23120 24828 22388 25939 20986 27870 18549 27458 15009 25021 13078 L 9839 1218 C 8804 398 7571 0 6347 0 Z N">
              <draw:equation draw:name="f0" draw:formula="logwidth"/>
              <draw:equation draw:name="f1" draw:formula="logheight"/>
            </draw:enhanced-geometry>
          </draw:custom-shape>
          <draw:custom-shape draw:name="Google Shape;258;p27" draw:style-name="gr7" draw:text-style-name="P11" draw:layer="layout" svg:width="3.971cm" svg:height="7.39cm" svg:x="20.719cm" svg:y="1.942cm">
            <text:p text:style-name="P4"><text:span text:style-name="T7"/></text:p>
            <draw:enhanced-geometry draw:mirror-horizontal="false" draw:mirror-vertical="false" drawooo:sub-view-size="72232 134406" draw:text-areas="0 0 ?f0 ?f1" svg:viewBox="0 0 0 0" draw:type="ooxml-non-primitive" draw:enhanced-path="M 7315 0 C 3275 0 1 3275 1 7315 L 1 127090 C 1 131130 3275 134406 7315 134406 L 64918 134406 C 68957 134406 72232 131130 72232 127090 L 72232 7315 C 72232 3275 68957 0 64918 0 Z N">
              <draw:equation draw:name="f0" draw:formula="logwidth"/>
              <draw:equation draw:name="f1" draw:formula="logheight"/>
            </draw:enhanced-geometry>
          </draw:custom-shape>
          <draw:custom-shape draw:name="Google Shape;259;p27" draw:style-name="gr1" draw:text-style-name="P1" draw:layer="layout" svg:width="3.523cm" svg:height="6.485cm" svg:x="20.95cm" svg:y="2.218cm">
            <text:p text:style-name="P4"><text:span text:style-name="T7"/></text:p>
            <draw:enhanced-geometry draw:mirror-horizontal="false" draw:mirror-vertical="false" drawooo:sub-view-size="64082 117948" draw:text-areas="0 0 ?f0 ?f1" svg:viewBox="0 0 0 0" draw:type="ooxml-non-primitive" draw:enhanced-path="M 3715 1 C 1663 1 0 1664 0 3716 L 0 114234 C 0 116285 1663 117948 3715 117948 L 60367 117948 C 62418 117948 64081 116285 64081 114234 L 64081 3716 C 64081 1664 62418 1 60367 1 Z N">
              <draw:equation draw:name="f0" draw:formula="logwidth"/>
              <draw:equation draw:name="f1" draw:formula="logheight"/>
            </draw:enhanced-geometry>
          </draw:custom-shape>
          <draw:custom-shape draw:name="Google Shape;260;p27" draw:style-name="gr6" draw:text-style-name="P10" draw:layer="layout" svg:width="3.622cm" svg:height="4.985cm" svg:x="21.766cm" svg:y="6.252cm">
            <text:p text:style-name="P4"><text:span text:style-name="T7"/></text:p>
            <draw:enhanced-geometry draw:mirror-horizontal="false" draw:mirror-vertical="false" drawooo:sub-view-size="65889 90665" draw:text-areas="0 0 ?f0 ?f1" svg:viewBox="0 0 0 0" draw:type="ooxml-non-primitive" draw:enhanced-path="M 62275 0 C 51038 0 51913 19133 52212 25407 37131 32702 37975 56033 37975 56033 L 870 56033 C 1 77729 31167 90665 31167 90665 L 50910 85899 65888 85559 64527 43688 C 65277 3533 63846 116 63846 116 63297 38 62774 0 62275 0 Z N">
              <draw:equation draw:name="f0" draw:formula="logwidth"/>
              <draw:equation draw:name="f1" draw:formula="logheight"/>
            </draw:enhanced-geometry>
          </draw:custom-shape>
          <draw:custom-shape draw:name="Google Shape;261;p27" draw:style-name="gr6" draw:text-style-name="P10" draw:layer="layout" svg:width="0.401cm" svg:height="0.401cm" svg:x="22.517cm" svg:y="8.805cm">
            <text:p text:style-name="P4"><text:span text:style-name="T7"/></text:p>
            <draw:enhanced-geometry draw:mirror-horizontal="false" draw:mirror-vertical="false" drawooo:sub-view-size="7316 7315" draw:text-areas="0 0 ?f0 ?f1" svg:viewBox="0 0 0 0" draw:type="ooxml-non-primitive" draw:enhanced-path="M 3658 0 C 1637 0 0 1637 0 3657 0 5677 1637 7315 3658 7315 5677 7315 7315 5677 7315 3657 7315 1637 5677 0 3658 0 Z N">
              <draw:equation draw:name="f0" draw:formula="logwidth"/>
              <draw:equation draw:name="f1" draw:formula="logheight"/>
            </draw:enhanced-geometry>
          </draw:custom-shape>
          <draw:custom-shape draw:name="Google Shape;262;p27" draw:style-name="gr6" draw:text-style-name="P10" draw:layer="layout" svg:width="3.566cm" svg:height="3.363cm" svg:x="22.918cm" svg:y="9.216cm">
            <text:p text:style-name="P4"><text:span text:style-name="T7"/></text:p>
            <draw:enhanced-geometry draw:mirror-horizontal="false" draw:mirror-vertical="false" drawooo:sub-view-size="64865 61166" draw:text-areas="0 0 ?f0 ?f1" svg:viewBox="0 0 0 0" draw:type="ooxml-non-primitive" draw:enhanced-path="M 33329 0 L 1 25930 35235 61165 64864 31536 33329 0 Z N">
              <draw:equation draw:name="f0" draw:formula="logwidth"/>
              <draw:equation draw:name="f1" draw:formula="logheight"/>
            </draw:enhanced-geometry>
          </draw:custom-shape>
          <draw:custom-shape draw:name="Google Shape;263;p27" draw:style-name="gr8" draw:text-style-name="P12" draw:layer="layout" svg:width="3.47cm" svg:height="3.47cm" svg:x="23.828cm" svg:y="9.994cm">
            <text:p text:style-name="P4"><text:span text:style-name="T7"/></text:p>
            <draw:enhanced-geometry draw:mirror-horizontal="false" draw:mirror-vertical="false" drawooo:sub-view-size="63125 63124" draw:text-areas="0 0 ?f0 ?f1" svg:viewBox="0 0 0 0" draw:type="ooxml-non-primitive" draw:enhanced-path="M 35959 1 L 1 35958 27167 63124 63125 27167 35959 1 Z N">
              <draw:equation draw:name="f0" draw:formula="logwidth"/>
              <draw:equation draw:name="f1" draw:formula="logheight"/>
            </draw:enhanced-geometry>
          </draw:custom-shape>
          <draw:custom-shape draw:name="Google Shape;264;p27" draw:style-name="gr8" draw:text-style-name="P12" draw:layer="layout" svg:width="2.781cm" svg:height="2.096cm" svg:x="21.37cm" svg:y="3.039cm">
            <text:p text:style-name="P4"><text:span text:style-name="T7"/></text:p>
            <draw:enhanced-geometry draw:mirror-horizontal="false" draw:mirror-vertical="false" drawooo:sub-view-size="50581 38137" draw:text-areas="0 0 ?f0 ?f1" svg:viewBox="0 0 0 0" draw:type="ooxml-non-primitive" draw:enhanced-path="M 24210 1 C 22039 1 19995 506 18204 1392 0 8808 23954 37607 24385 38124 L 24385 38137 C 24385 38137 24390 38131 24391 38130 L 24396 38137 24396 38123 C 24844 37589 50580 6644 28389 661 27078 240 25676 1 24210 1 Z N">
              <draw:equation draw:name="f0" draw:formula="logwidth"/>
              <draw:equation draw:name="f1" draw:formula="logheight"/>
            </draw:enhanced-geometry>
          </draw:custom-shape>
          <draw:custom-shape draw:name="Google Shape;265;p27" draw:style-name="gr8" draw:text-style-name="P12" draw:layer="layout" svg:width="1.595cm" svg:height="1.861cm" svg:x="22.202cm" svg:y="3.274cm">
            <text:p text:style-name="P4"><text:span text:style-name="T7"/></text:p>
            <draw:enhanced-geometry draw:mirror-horizontal="false" draw:mirror-vertical="false" drawooo:sub-view-size="29019 33865" draw:text-areas="0 0 ?f0 ?f1" svg:viewBox="0 0 0 0" draw:type="ooxml-non-primitive" draw:enhanced-path="M 19766 0 L 1 19765 C 3770 27248 9062 33611 9262 33851 L 9262 33865 C 9262 33865 9267 33859 9268 33857 L 9273 33865 9273 33851 C 9660 33388 29018 10109 19766 0 Z N">
              <draw:equation draw:name="f0" draw:formula="logwidth"/>
              <draw:equation draw:name="f1" draw:formula="logheight"/>
            </draw:enhanced-geometry>
          </draw:custom-shape>
          <draw:custom-shape draw:name="Google Shape;266;p27" draw:style-name="gr1" draw:text-style-name="P1" draw:layer="layout" svg:width="0.56cm" svg:height="0.56cm" svg:x="22.431cm" svg:y="3.473cm">
            <text:p text:style-name="P4"><text:span text:style-name="T7"/></text:p>
            <draw:enhanced-geometry draw:mirror-horizontal="false" draw:mirror-vertical="false" drawooo:sub-view-size="10195 10194" draw:text-areas="0 0 ?f0 ?f1" svg:viewBox="0 0 0 0" draw:type="ooxml-non-primitive" draw:enhanced-path="M 5098 0 C 3746 0 2449 537 1494 1493 538 2449 1 3745 1 5096 1 6449 538 7745 1494 8701 2449 9657 3746 10194 5098 10194 6449 10194 7746 9657 8702 8701 9657 7745 10194 6449 10194 5096 10194 3745 9657 2449 8702 1493 7746 537 6449 0 5098 0 Z N">
              <draw:equation draw:name="f0" draw:formula="logwidth"/>
              <draw:equation draw:name="f1" draw:formula="logheight"/>
            </draw:enhanced-geometry>
          </draw:custom-shape>
          <draw:custom-shape draw:name="Google Shape;267;p27" draw:style-name="gr7" draw:text-style-name="P11" draw:layer="layout" svg:width="2.165cm" svg:height="0.509cm" svg:x="21.629cm" svg:y="6.167cm">
            <text:p text:style-name="P4"><text:span text:style-name="T7"/></text:p>
            <draw:enhanced-geometry draw:mirror-horizontal="false" draw:mirror-vertical="false" drawooo:sub-view-size="39387 9279" draw:text-areas="0 0 ?f0 ?f1" svg:viewBox="0 0 0 0" draw:type="ooxml-non-primitive" draw:enhanced-path="M 3353 1 C 1502 1 1 1720 1 3840 L 1 5440 C 1 7559 1502 9279 3353 9279 L 36034 9279 C 37885 9279 39386 7559 39386 5440 L 39386 3840 C 39386 1720 37885 1 36034 1 Z N">
              <draw:equation draw:name="f0" draw:formula="logwidth"/>
              <draw:equation draw:name="f1" draw:formula="logheight"/>
            </draw:enhanced-geometry>
          </draw:custom-shape>
          <draw:custom-shape draw:name="Google Shape;268;p27" draw:style-name="gr6" draw:text-style-name="P10" draw:layer="layout" svg:width="1.799cm" svg:height="0.664cm" svg:x="21.81cm" svg:y="5.447cm">
            <text:p text:style-name="P4"><text:span text:style-name="T7"/></text:p>
            <draw:enhanced-geometry draw:mirror-horizontal="false" draw:mirror-vertical="false" drawooo:sub-view-size="32737 12088" draw:text-areas="0 0 ?f0 ?f1" svg:viewBox="0 0 0 0" draw:type="ooxml-non-primitive" draw:enhanced-path="M 11332 0 C 5075 0 1 5074 1 11332 L 1 12088 32737 12088 32737 11332 C 32737 5074 27663 0 21406 0 Z N">
              <draw:equation draw:name="f0" draw:formula="logwidth"/>
              <draw:equation draw:name="f1" draw:formula="logheight"/>
            </draw:enhanced-geometry>
          </draw:custom-shape>
          <draw:custom-shape draw:name="Google Shape;269;p27" draw:style-name="gr6" draw:text-style-name="P10" draw:layer="layout" svg:width="1.791cm" svg:height="0.553cm" svg:x="21.814cm" svg:y="6.735cm">
            <text:p text:style-name="P4"><text:span text:style-name="T7"/></text:p>
            <draw:enhanced-geometry draw:mirror-horizontal="false" draw:mirror-vertical="false" drawooo:sub-view-size="32589 10073" draw:text-areas="0 0 ?f0 ?f1" svg:viewBox="0 0 0 0" draw:type="ooxml-non-primitive" draw:enhanced-path="M 1 0 C 628 5666 5427 10073 11258 10073 L 21332 10073 C 27163 10073 31962 5666 32589 0 Z N">
              <draw:equation draw:name="f0" draw:formula="logwidth"/>
              <draw:equation draw:name="f1" draw:formula="logheight"/>
            </draw:enhanced-geometry>
          </draw:custom-shape>
        </draw:g>
        <draw:frame draw:name="Google Shape;270;p27" presentation:style-name="pr7" draw:text-style-name="P21" draw:layer="layout" svg:width="10.99cm" svg:height="2.098cm" svg:x="4.289cm" svg:y="0.64cm" presentation:class="title" presentation:user-transformed="true">
          <draw:text-box>
            <text:p text:style-name="P20"><text:span text:style-name="T6">Estratégia da solução</text:span></text:p>
          </draw:text-box>
        </draw:frame>
        <draw:frame draw:name="Google Shape;271;p27" presentation:style-name="pr8" draw:text-style-name="P24" draw:layer="layout" svg:width="20.08cm" svg:height="10.616cm" svg:x="0.651cm" svg:y="3.372cm" presentation:class="outline" presentation:user-transformed="true">
          <draw:text-box>
            <text:list text:style-name="L8">
              <text:list-item>
                <text:p text:style-name="P14"><text:span text:style-name="T7">1 - Por meio dos dados fornecidos vamos capturar o comportamento dos clientes diante de cada tipo de oferta;</text:span></text:p>
              </text:list-item>
              <text:list-item>
                <text:p text:style-name="P22"><text:span text:style-name="T7">2 - Treinaremos um modelo de machine learning na granularidade </text:span><text:span text:style-name="T8">cliente-oferta;</text:span></text:p>
              </text:list-item>
              <text:list-item>
                <text:p text:style-name="P22"><text:span text:style-name="T7">3 - Avaliaremos múltiplas ofertas para cada cliente antes de decidir qual enviar;</text:span></text:p>
              </text:list-item>
              <text:list-item>
                <text:p text:style-name="P22"><text:span text:style-name="T7">4 - O modelo deve prever a </text:span><text:span text:style-name="T8">probabilidade de conversão</text:span><text:span text:style-name="T7"> para cada oferta;</text:span></text:p>
              </text:list-item>
              <text:list-item>
                <text:p text:style-name="P22"><text:span text:style-name="T7">5 - Selecionaremos a oferta com </text:span><text:span text:style-name="T8">maior probabilidade prevista</text:span><text:span text:style-name="T7"> para cada cliente;</text:span></text:p>
              </text:list-item>
              <text:list-item>
                <text:p text:style-name="P22"><text:span text:style-name="T7">6 - Vamos comparar a oferta atual com a oferta proposta pelo modelo;</text:span></text:p>
              </text:list-item>
              <text:list-item>
                <text:p text:style-name="P23"><text:span text:style-name="T7">7 - Avaliar os resultados.</text:span></text:p>
              </text:list-item>
            </text:list>
          </draw:text-box>
        </draw:frame>
        <presentation:notes draw:style-name="dp2">
          <draw:page-thumbnail draw:name="Google Shape;251;g6ba8e432a2_0_704:notes" draw:style-name="gr9" draw:layer="layout" svg:width="16.932cm" svg:height="9.524cm" svg:x="1.059cm" svg:y="1.905cm" draw:page-number="3" presentation:class="page"/>
          <draw:frame draw:name="Google Shape;252;g6ba8e432a2_0_704:notes" presentation:style-name="pr9" draw:text-style-name="P13" draw:layer="layout" svg:width="15.239cm" svg:height="11.429cm" svg:x="1.905cm" svg:y="12.065cm" presentation:class="notes" presentation:placeholder="true" presentation:user-transformed="true">
            <draw:text-box/>
          </draw:frame>
        </presentation:notes>
      </draw:page>
      <draw:page draw:name="Informações Comportamentais" draw:style-name="dp1" draw:master-page-name="BIG_5f_NUMBER">
        <draw:g draw:name="Google Shape;276;p28">
          <draw:custom-shape draw:name="Google Shape;277;p28" draw:style-name="gr6" draw:text-style-name="P10" draw:layer="layout" svg:width="1.014cm" svg:height="0.738cm" svg:x="20.333cm" svg:y="7.088cm">
            <text:p text:style-name="P4"><text:span text:style-name="T7"/></text:p>
            <draw:enhanced-geometry draw:mirror-horizontal="false" draw:mirror-vertical="false" drawooo:sub-view-size="18463 13447" draw:text-areas="0 0 ?f0 ?f1" svg:viewBox="0 0 0 0" draw:type="ooxml-non-primitive" draw:enhanced-path="M 6422 1 C 4145 1 2015 1327 1147 3517 1 6407 1484 9706 4461 10888 L 9851 13025 C 10572 13312 11314 13447 12041 13447 14318 13447 16448 12121 17317 9931 18463 7040 16978 3741 14002 2560 L 8613 422 C 7891 136 7149 1 6422 1 Z N">
              <draw:equation draw:name="f0" draw:formula="logwidth"/>
              <draw:equation draw:name="f1" draw:formula="logheight"/>
            </draw:enhanced-geometry>
          </draw:custom-shape>
          <draw:custom-shape draw:name="Google Shape;278;p28" draw:style-name="gr6" draw:text-style-name="P10" draw:layer="layout" svg:width="1.137cm" svg:height="0.837cm" svg:x="20.215cm" svg:y="6.032cm">
            <text:p text:style-name="P4"><text:span text:style-name="T7"/></text:p>
            <draw:enhanced-geometry draw:mirror-horizontal="false" draw:mirror-vertical="false" drawooo:sub-view-size="20687 15243" draw:text-areas="0 0 ?f0 ?f1" svg:viewBox="0 0 0 0" draw:type="ooxml-non-primitive" draw:enhanced-path="M 6394 1 C 4358 1 2511 893 1553 2557 1 5252 1367 8947 4603 10812 L 10466 14188 C 11703 14901 13035 15243 14295 15243 16330 15243 18178 14350 19136 12686 L 19135 12686 C 20686 9992 19320 6296 16084 4432 L 10223 1056 C 8986 343 7654 1 6394 1 Z N">
              <draw:equation draw:name="f0" draw:formula="logwidth"/>
              <draw:equation draw:name="f1" draw:formula="logheight"/>
            </draw:enhanced-geometry>
          </draw:custom-shape>
          <draw:custom-shape draw:name="Google Shape;279;p28" draw:style-name="gr6" draw:text-style-name="P10" draw:layer="layout" svg:width="1.532cm" svg:height="1.27cm" svg:x="20.138cm" svg:y="4.927cm">
            <text:p text:style-name="P4"><text:span text:style-name="T7"/></text:p>
            <draw:enhanced-geometry draw:mirror-horizontal="false" draw:mirror-vertical="false" drawooo:sub-view-size="27870 23120" draw:text-areas="0 0 ?f0 ?f1" svg:viewBox="0 0 0 0" draw:type="ooxml-non-primitive" draw:enhanced-path="M 6347 0 C 4686 0 3042 732 1931 2134 0 4572 411 8112 2848 10042 L 18030 21902 C 19064 22722 20298 23120 21522 23120 23183 23120 24828 22388 25939 20986 27870 18549 27458 15009 25021 13078 L 9839 1218 C 8804 398 7571 0 6347 0 Z N">
              <draw:equation draw:name="f0" draw:formula="logwidth"/>
              <draw:equation draw:name="f1" draw:formula="logheight"/>
            </draw:enhanced-geometry>
          </draw:custom-shape>
          <draw:custom-shape draw:name="Google Shape;280;p28" draw:style-name="gr7" draw:text-style-name="P11" draw:layer="layout" svg:width="3.971cm" svg:height="7.39cm" svg:x="20.719cm" svg:y="1.942cm">
            <text:p text:style-name="P4"><text:span text:style-name="T7"/></text:p>
            <draw:enhanced-geometry draw:mirror-horizontal="false" draw:mirror-vertical="false" drawooo:sub-view-size="72232 134406" draw:text-areas="0 0 ?f0 ?f1" svg:viewBox="0 0 0 0" draw:type="ooxml-non-primitive" draw:enhanced-path="M 7315 0 C 3275 0 1 3275 1 7315 L 1 127090 C 1 131130 3275 134406 7315 134406 L 64918 134406 C 68957 134406 72232 131130 72232 127090 L 72232 7315 C 72232 3275 68957 0 64918 0 Z N">
              <draw:equation draw:name="f0" draw:formula="logwidth"/>
              <draw:equation draw:name="f1" draw:formula="logheight"/>
            </draw:enhanced-geometry>
          </draw:custom-shape>
          <draw:custom-shape draw:name="Google Shape;281;p28" draw:style-name="gr1" draw:text-style-name="P1" draw:layer="layout" svg:width="3.523cm" svg:height="6.485cm" svg:x="20.95cm" svg:y="2.218cm">
            <text:p text:style-name="P4"><text:span text:style-name="T7"/></text:p>
            <draw:enhanced-geometry draw:mirror-horizontal="false" draw:mirror-vertical="false" drawooo:sub-view-size="64082 117948" draw:text-areas="0 0 ?f0 ?f1" svg:viewBox="0 0 0 0" draw:type="ooxml-non-primitive" draw:enhanced-path="M 3715 1 C 1663 1 0 1664 0 3716 L 0 114234 C 0 116285 1663 117948 3715 117948 L 60367 117948 C 62418 117948 64081 116285 64081 114234 L 64081 3716 C 64081 1664 62418 1 60367 1 Z N">
              <draw:equation draw:name="f0" draw:formula="logwidth"/>
              <draw:equation draw:name="f1" draw:formula="logheight"/>
            </draw:enhanced-geometry>
          </draw:custom-shape>
          <draw:custom-shape draw:name="Google Shape;282;p28" draw:style-name="gr6" draw:text-style-name="P10" draw:layer="layout" svg:width="3.622cm" svg:height="4.985cm" svg:x="21.766cm" svg:y="6.252cm">
            <text:p text:style-name="P4"><text:span text:style-name="T7"/></text:p>
            <draw:enhanced-geometry draw:mirror-horizontal="false" draw:mirror-vertical="false" drawooo:sub-view-size="65889 90665" draw:text-areas="0 0 ?f0 ?f1" svg:viewBox="0 0 0 0" draw:type="ooxml-non-primitive" draw:enhanced-path="M 62275 0 C 51038 0 51913 19133 52212 25407 37131 32702 37975 56033 37975 56033 L 870 56033 C 1 77729 31167 90665 31167 90665 L 50910 85899 65888 85559 64527 43688 C 65277 3533 63846 116 63846 116 63297 38 62774 0 62275 0 Z N">
              <draw:equation draw:name="f0" draw:formula="logwidth"/>
              <draw:equation draw:name="f1" draw:formula="logheight"/>
            </draw:enhanced-geometry>
          </draw:custom-shape>
          <draw:custom-shape draw:name="Google Shape;283;p28" draw:style-name="gr6" draw:text-style-name="P10" draw:layer="layout" svg:width="0.401cm" svg:height="0.401cm" svg:x="22.517cm" svg:y="8.805cm">
            <text:p text:style-name="P4"><text:span text:style-name="T7"/></text:p>
            <draw:enhanced-geometry draw:mirror-horizontal="false" draw:mirror-vertical="false" drawooo:sub-view-size="7316 7315" draw:text-areas="0 0 ?f0 ?f1" svg:viewBox="0 0 0 0" draw:type="ooxml-non-primitive" draw:enhanced-path="M 3658 0 C 1637 0 0 1637 0 3657 0 5677 1637 7315 3658 7315 5677 7315 7315 5677 7315 3657 7315 1637 5677 0 3658 0 Z N">
              <draw:equation draw:name="f0" draw:formula="logwidth"/>
              <draw:equation draw:name="f1" draw:formula="logheight"/>
            </draw:enhanced-geometry>
          </draw:custom-shape>
          <draw:custom-shape draw:name="Google Shape;284;p28" draw:style-name="gr6" draw:text-style-name="P10" draw:layer="layout" svg:width="3.566cm" svg:height="3.363cm" svg:x="22.918cm" svg:y="9.216cm">
            <text:p text:style-name="P4"><text:span text:style-name="T7"/></text:p>
            <draw:enhanced-geometry draw:mirror-horizontal="false" draw:mirror-vertical="false" drawooo:sub-view-size="64865 61166" draw:text-areas="0 0 ?f0 ?f1" svg:viewBox="0 0 0 0" draw:type="ooxml-non-primitive" draw:enhanced-path="M 33329 0 L 1 25930 35235 61165 64864 31536 33329 0 Z N">
              <draw:equation draw:name="f0" draw:formula="logwidth"/>
              <draw:equation draw:name="f1" draw:formula="logheight"/>
            </draw:enhanced-geometry>
          </draw:custom-shape>
          <draw:custom-shape draw:name="Google Shape;285;p28" draw:style-name="gr8" draw:text-style-name="P12" draw:layer="layout" svg:width="3.47cm" svg:height="3.47cm" svg:x="23.828cm" svg:y="9.994cm">
            <text:p text:style-name="P4"><text:span text:style-name="T7"/></text:p>
            <draw:enhanced-geometry draw:mirror-horizontal="false" draw:mirror-vertical="false" drawooo:sub-view-size="63125 63124" draw:text-areas="0 0 ?f0 ?f1" svg:viewBox="0 0 0 0" draw:type="ooxml-non-primitive" draw:enhanced-path="M 35959 1 L 1 35958 27167 63124 63125 27167 35959 1 Z N">
              <draw:equation draw:name="f0" draw:formula="logwidth"/>
              <draw:equation draw:name="f1" draw:formula="logheight"/>
            </draw:enhanced-geometry>
          </draw:custom-shape>
          <draw:custom-shape draw:name="Google Shape;286;p28" draw:style-name="gr8" draw:text-style-name="P12" draw:layer="layout" svg:width="2.781cm" svg:height="2.096cm" svg:x="21.37cm" svg:y="3.039cm">
            <text:p text:style-name="P4"><text:span text:style-name="T7"/></text:p>
            <draw:enhanced-geometry draw:mirror-horizontal="false" draw:mirror-vertical="false" drawooo:sub-view-size="50581 38137" draw:text-areas="0 0 ?f0 ?f1" svg:viewBox="0 0 0 0" draw:type="ooxml-non-primitive" draw:enhanced-path="M 24210 1 C 22039 1 19995 506 18204 1392 0 8808 23954 37607 24385 38124 L 24385 38137 C 24385 38137 24390 38131 24391 38130 L 24396 38137 24396 38123 C 24844 37589 50580 6644 28389 661 27078 240 25676 1 24210 1 Z N">
              <draw:equation draw:name="f0" draw:formula="logwidth"/>
              <draw:equation draw:name="f1" draw:formula="logheight"/>
            </draw:enhanced-geometry>
          </draw:custom-shape>
          <draw:custom-shape draw:name="Google Shape;287;p28" draw:style-name="gr8" draw:text-style-name="P12" draw:layer="layout" svg:width="1.595cm" svg:height="1.861cm" svg:x="22.202cm" svg:y="3.274cm">
            <text:p text:style-name="P4"><text:span text:style-name="T7"/></text:p>
            <draw:enhanced-geometry draw:mirror-horizontal="false" draw:mirror-vertical="false" drawooo:sub-view-size="29019 33865" draw:text-areas="0 0 ?f0 ?f1" svg:viewBox="0 0 0 0" draw:type="ooxml-non-primitive" draw:enhanced-path="M 19766 0 L 1 19765 C 3770 27248 9062 33611 9262 33851 L 9262 33865 C 9262 33865 9267 33859 9268 33857 L 9273 33865 9273 33851 C 9660 33388 29018 10109 19766 0 Z N">
              <draw:equation draw:name="f0" draw:formula="logwidth"/>
              <draw:equation draw:name="f1" draw:formula="logheight"/>
            </draw:enhanced-geometry>
          </draw:custom-shape>
          <draw:custom-shape draw:name="Google Shape;288;p28" draw:style-name="gr1" draw:text-style-name="P1" draw:layer="layout" svg:width="0.56cm" svg:height="0.56cm" svg:x="22.431cm" svg:y="3.473cm">
            <text:p text:style-name="P4"><text:span text:style-name="T7"/></text:p>
            <draw:enhanced-geometry draw:mirror-horizontal="false" draw:mirror-vertical="false" drawooo:sub-view-size="10195 10194" draw:text-areas="0 0 ?f0 ?f1" svg:viewBox="0 0 0 0" draw:type="ooxml-non-primitive" draw:enhanced-path="M 5098 0 C 3746 0 2449 537 1494 1493 538 2449 1 3745 1 5096 1 6449 538 7745 1494 8701 2449 9657 3746 10194 5098 10194 6449 10194 7746 9657 8702 8701 9657 7745 10194 6449 10194 5096 10194 3745 9657 2449 8702 1493 7746 537 6449 0 5098 0 Z N">
              <draw:equation draw:name="f0" draw:formula="logwidth"/>
              <draw:equation draw:name="f1" draw:formula="logheight"/>
            </draw:enhanced-geometry>
          </draw:custom-shape>
          <draw:custom-shape draw:name="Google Shape;289;p28" draw:style-name="gr7" draw:text-style-name="P11" draw:layer="layout" svg:width="2.165cm" svg:height="0.509cm" svg:x="21.629cm" svg:y="6.167cm">
            <text:p text:style-name="P4"><text:span text:style-name="T7"/></text:p>
            <draw:enhanced-geometry draw:mirror-horizontal="false" draw:mirror-vertical="false" drawooo:sub-view-size="39387 9279" draw:text-areas="0 0 ?f0 ?f1" svg:viewBox="0 0 0 0" draw:type="ooxml-non-primitive" draw:enhanced-path="M 3353 1 C 1502 1 1 1720 1 3840 L 1 5440 C 1 7559 1502 9279 3353 9279 L 36034 9279 C 37885 9279 39386 7559 39386 5440 L 39386 3840 C 39386 1720 37885 1 36034 1 Z N">
              <draw:equation draw:name="f0" draw:formula="logwidth"/>
              <draw:equation draw:name="f1" draw:formula="logheight"/>
            </draw:enhanced-geometry>
          </draw:custom-shape>
          <draw:custom-shape draw:name="Google Shape;290;p28" draw:style-name="gr6" draw:text-style-name="P10" draw:layer="layout" svg:width="1.799cm" svg:height="0.664cm" svg:x="21.81cm" svg:y="5.447cm">
            <text:p text:style-name="P4"><text:span text:style-name="T7"/></text:p>
            <draw:enhanced-geometry draw:mirror-horizontal="false" draw:mirror-vertical="false" drawooo:sub-view-size="32737 12088" draw:text-areas="0 0 ?f0 ?f1" svg:viewBox="0 0 0 0" draw:type="ooxml-non-primitive" draw:enhanced-path="M 11332 0 C 5075 0 1 5074 1 11332 L 1 12088 32737 12088 32737 11332 C 32737 5074 27663 0 21406 0 Z N">
              <draw:equation draw:name="f0" draw:formula="logwidth"/>
              <draw:equation draw:name="f1" draw:formula="logheight"/>
            </draw:enhanced-geometry>
          </draw:custom-shape>
          <draw:custom-shape draw:name="Google Shape;291;p28" draw:style-name="gr6" draw:text-style-name="P10" draw:layer="layout" svg:width="1.791cm" svg:height="0.553cm" svg:x="21.814cm" svg:y="6.735cm">
            <text:p text:style-name="P4"><text:span text:style-name="T7"/></text:p>
            <draw:enhanced-geometry draw:mirror-horizontal="false" draw:mirror-vertical="false" drawooo:sub-view-size="32589 10073" draw:text-areas="0 0 ?f0 ?f1" svg:viewBox="0 0 0 0" draw:type="ooxml-non-primitive" draw:enhanced-path="M 1 0 C 628 5666 5427 10073 11258 10073 L 21332 10073 C 27163 10073 31962 5666 32589 0 Z N">
              <draw:equation draw:name="f0" draw:formula="logwidth"/>
              <draw:equation draw:name="f1" draw:formula="logheight"/>
            </draw:enhanced-geometry>
          </draw:custom-shape>
        </draw:g>
        <draw:frame draw:name="Google Shape;292;p28" presentation:style-name="pr7" draw:text-style-name="P21" draw:layer="layout" svg:width="15.1cm" svg:height="2.098cm" svg:x="1.887cm" svg:y="0.681cm" presentation:class="title" presentation:user-transformed="true">
          <draw:text-box>
            <text:p text:style-name="P20"><text:span text:style-name="T6">Informações Comportamentais</text:span></text:p>
          </draw:text-box>
        </draw:frame>
        <draw:frame draw:name="Google Shape;293;p28" presentation:style-name="pr8" draw:text-style-name="P24" draw:layer="layout" svg:width="21.831cm" svg:height="10.616cm" svg:x="0.651cm" svg:y="3.372cm" presentation:class="outline" presentation:user-transformed="true">
          <draw:text-box>
            <text:list text:style-name="L9">
              <text:list-item>
                <text:p text:style-name="P25"><text:span text:style-name="T8">Perfil</text:span><text:span text:style-name="T7">: características fixas ou de baixa variabilidade (idade, limite crédito);</text:span></text:p>
              </text:list-item>
              <text:list-item>
                <text:p text:style-name="P25"><text:span text:style-name="T8">Compra</text:span><text:span text:style-name="T7">: histórico de transações do cliente antes da oferta;</text:span></text:p>
              </text:list-item>
              <text:list-item>
                <text:p text:style-name="P25"><text:span text:style-name="T8">Interação</text:span><text:span text:style-name="T7">: métricas de engajamento com ofertas no passado;</text:span></text:p>
              </text:list-item>
              <text:list-item>
                <text:p text:style-name="P25"><text:span text:style-name="T8">Oferta Atual</text:span><text:span text:style-name="T7">: informações da própria oferta que está sendo enviada;</text:span></text:p>
              </text:list-item>
              <text:list-item>
                <text:p text:style-name="P25"><text:span text:style-name="T8">Recência e Frequência</text:span><text:span text:style-name="T7">: informações temporais;</text:span></text:p>
              </text:list-item>
              <text:list-item>
                <text:p text:style-name="P25"><text:span text:style-name="T8">Cliente-Oferta</text:span><text:span text:style-name="T7">: informações gerais na granularidade cliente-oferta;</text:span></text:p>
              </text:list-item>
              <text:list-item>
                <text:p text:style-name="P25"><text:span text:style-name="T8">Comunicacao</text:span><text:span text:style-name="T7">: preferências históricas de engajamento com base nos canais </text:span><text:span text:style-name="T8">disponíveis</text:span><text:span text:style-name="T7">.</text:span></text:p>
              </text:list-item>
            </text:list>
            <text:p text:style-name="P26"><text:span text:style-name="T7"/></text:p>
          </draw:text-box>
        </draw:frame>
        <presentation:notes draw:style-name="dp2">
          <draw:page-thumbnail draw:name="Google Shape;273;g3644f8afde0_0_16:notes" draw:style-name="gr9" draw:layer="layout" svg:width="16.932cm" svg:height="9.524cm" svg:x="1.059cm" svg:y="1.905cm" draw:page-number="4" presentation:class="page"/>
          <draw:frame draw:name="Google Shape;274;g3644f8afde0_0_16:notes" presentation:style-name="pr10" draw:text-style-name="P13" draw:layer="layout" svg:width="15.239cm" svg:height="11.429cm" svg:x="1.905cm" svg:y="12.065cm" presentation:class="notes" presentation:placeholder="true" presentation:user-transformed="true">
            <draw:text-box/>
          </draw:frame>
        </presentation:notes>
      </draw:page>
      <draw:page draw:name="O modelo entrega resultados Consistentes" draw:style-name="dp1" draw:master-page-name="BIG_5f_NUMBER">
        <draw:frame draw:name="Google Shape;298;p29" presentation:style-name="pr7" draw:text-style-name="P21" draw:layer="layout" svg:width="19.537cm" svg:height="2.098cm" svg:x="0.666cm" svg:y="0.681cm" presentation:class="title" presentation:user-transformed="true">
          <draw:text-box>
            <text:p text:style-name="P20"><text:span text:style-name="T6">O modelo entrega resultados Consistentes</text:span></text:p>
          </draw:text-box>
        </draw:frame>
        <draw:frame draw:name="Google Shape;299;p29" presentation:style-name="pr8" draw:text-style-name="P24" draw:layer="layout" svg:width="24.395cm" svg:height="11.208cm" svg:x="0.502cm" svg:y="3.96cm" presentation:class="outline" presentation:user-transformed="true">
          <draw:text-box>
            <text:list text:style-name="L11">
              <text:list-item>
                <text:p text:style-name="P25"><text:span text:style-name="T9">Taxa de acerto geral: </text:span><text:span text:style-name="T10">84%</text:span><text:span text:style-name="T9"> dos casos previstos estavam corretos;</text:span></text:p>
              </text:list-item>
              <text:list-item>
                <text:p text:style-name="P25"><text:span text:style-name="T9">Quando o modelo indica que o cliente vai aceitar a oferta, ele acerta em </text:span><text:span text:style-name="T10">77%</text:span><text:span text:style-name="T9"> dos casos;</text:span></text:p>
              </text:list-item>
              <text:list-item>
                <text:p text:style-name="P25"><text:span text:style-name="T9">O modelo identifica </text:span><text:span text:style-name="T11">83%</text:span><text:span text:style-name="T9"> de todos os clientes que realmente aceitariam uma oferta;</text:span></text:p>
              </text:list-item>
            </text:list>
            <text:list text:style-name="L12">
              <text:list-item>
                <text:p text:style-name="P25"><text:span text:style-name="T9">Base de teste independente confirma que o modelo mantém alto desempenho fora do treino.</text:span></text:p>
              </text:list-item>
            </text:list>
            <text:p text:style-name="P27"><text:span text:style-name="T9"/></text:p>
            <text:p text:style-name="P26"><text:span text:style-name="T7">"Nosso modelo consegue prever com alto grau de confiança quais clientes têm maior chance de aceitar uma oferta, permitindo direcionar melhor as campanhas e reduzir desperdício."</text:span></text:p>
          </draw:text-box>
        </draw:frame>
        <draw:g draw:name="Google Shape;300;p29">
          <draw:custom-shape draw:name="Google Shape;301;p29" draw:style-name="gr10" draw:text-style-name="P11" draw:layer="layout" svg:width="0.762cm" svg:height="0.862cm" draw:transform="rotate (-0.382227106186758) translate (23.093cm 2.373cm)">
            <text:p text:style-name="P4"><text:span text:style-name="T7"/></text:p>
            <draw:enhanced-geometry draw:mirror-horizontal="false" draw:mirror-vertical="false" drawooo:sub-view-size="30471 34494" draw:text-areas="0 0 ?f0 ?f1" svg:viewBox="0 0 0 0" draw:type="ooxml-non-primitive" draw:enhanced-path="M 3695 1 C 1654 1 1 2124 1 4744 L 1 21717 C 1 24336 1654 26459 3695 26459 L 9358 26459 14990 34141 C 15163 34377 15395 34494 15626 34494 15883 34494 16138 34351 16312 34069 L 20748 26885 C 20913 26616 21165 26459 21433 26459 L 26777 26459 C 28816 26459 30471 24336 30471 21717 L 30471 4744 C 30471 2125 28817 1 26777 1 Z N">
              <draw:equation draw:name="f0" draw:formula="logwidth"/>
              <draw:equation draw:name="f1" draw:formula="logheight"/>
            </draw:enhanced-geometry>
          </draw:custom-shape>
          <draw:custom-shape draw:name="Google Shape;302;p29" draw:style-name="gr11" draw:text-style-name="P10" draw:layer="layout" svg:width="0.389cm" svg:height="0.385cm" draw:transform="rotate (-0.423067810683426) translate (23.237cm 2.582cm)">
            <text:p text:style-name="P4"><text:span text:style-name="T7"/></text:p>
            <draw:enhanced-geometry draw:mirror-horizontal="false" draw:mirror-vertical="false" drawooo:sub-view-size="11113 11002" draw:text-areas="0 0 ?f0 ?f1" svg:viewBox="0 0 0 0" draw:type="ooxml-non-primitive" draw:enhanced-path="M 2619 0 C 2492 0 2366 49 2268 146 L 201 2213 C 7 2407 7 2719 201 2914 L 2782 5501 195 8081 C 0 8275 0 8587 195 8782 L 2268 10856 C 2366 10953 2492 11001 2619 11001 2745 11001 2872 10953 2969 10856 L 5556 8268 8143 10856 C 8241 10953 8367 11001 8494 11001 8620 11001 8747 10953 8844 10856 L 10911 8789 C 11105 8594 11105 8275 10911 8081 L 8331 5501 10918 2914 C 11112 2719 11112 2407 10918 2213 L 8844 146 C 8747 49 8620 0 8494 0 8367 0 8241 49 8143 146 L 5556 2726 2969 146 C 2872 49 2745 0 2619 0 Z N">
              <draw:equation draw:name="f0" draw:formula="logwidth"/>
              <draw:equation draw:name="f1" draw:formula="logheight"/>
            </draw:enhanced-geometry>
          </draw:custom-shape>
        </draw:g>
        <draw:g draw:name="Google Shape;303;p29">
          <draw:custom-shape draw:name="Google Shape;304;p29" draw:style-name="gr12" draw:text-style-name="P1" draw:layer="layout" svg:width="0.349cm" svg:height="0.076cm" svg:x="22.058cm" svg:y="3.251cm">
            <text:p text:style-name="P4"><text:span text:style-name="T7"/></text:p>
            <draw:enhanced-geometry draw:mirror-horizontal="false" draw:mirror-vertical="false" drawooo:sub-view-size="31907 7056" draw:text-areas="0 0 ?f0 ?f1" svg:viewBox="0 0 0 0" draw:type="ooxml-non-primitive" draw:enhanced-path="M 70 0 C 31 0 0 31 0 69 L 0 6988 C 0 7025 31 7056 70 7056 L 31839 7056 C 31877 7056 31907 7025 31907 6988 L 31907 69 C 31907 31 31877 0 31839 0 Z N">
              <draw:equation draw:name="f0" draw:formula="logwidth"/>
              <draw:equation draw:name="f1" draw:formula="logheight"/>
            </draw:enhanced-geometry>
          </draw:custom-shape>
          <draw:custom-shape draw:name="Google Shape;305;p29" draw:style-name="gr11" draw:text-style-name="P10" draw:layer="layout" svg:width="0.544cm" svg:height="0.278cm" svg:x="22.783cm" svg:y="3.957cm">
            <text:p text:style-name="P4"><text:span text:style-name="T7"/></text:p>
            <draw:enhanced-geometry draw:mirror-horizontal="false" draw:mirror-vertical="false" drawooo:sub-view-size="49762 25473" draw:text-areas="0 0 ?f0 ?f1" svg:viewBox="0 0 0 0" draw:type="ooxml-non-primitive" draw:enhanced-path="M 0 1 L 12639 25472 49762 25472 49762 1 Z N">
              <draw:equation draw:name="f0" draw:formula="logwidth"/>
              <draw:equation draw:name="f1" draw:formula="logheight"/>
            </draw:enhanced-geometry>
          </draw:custom-shape>
          <draw:custom-shape draw:name="Google Shape;306;p29" draw:style-name="gr13" draw:text-style-name="P9" draw:layer="layout" svg:width="1.752cm" svg:height="0.663cm" svg:x="22.51cm" svg:y="3.847cm">
            <text:p text:style-name="P4"><text:span text:style-name="T7"/></text:p>
            <draw:enhanced-geometry draw:mirror-horizontal="false" draw:mirror-vertical="false" drawooo:sub-view-size="159994 60558" draw:text-areas="0 0 ?f0 ?f1" svg:viewBox="0 0 0 0" draw:type="ooxml-non-primitive" draw:enhanced-path="M 85565 0 L 13453 51041 468 60227 1 60558 107681 60558 108006 60227 130586 37194 156359 10900 C 156585 10668 156797 10423 156992 10166 159994 6074 157133 0 151778 0 Z N">
              <draw:equation draw:name="f0" draw:formula="logwidth"/>
              <draw:equation draw:name="f1" draw:formula="logheight"/>
            </draw:enhanced-geometry>
          </draw:custom-shape>
          <draw:custom-shape draw:name="Google Shape;307;p29" draw:style-name="gr14" draw:text-style-name="P12" draw:layer="layout" svg:width="1.571cm" svg:height="0.316cm" svg:x="22.784cm" svg:y="3.642cm">
            <text:p text:style-name="P4"><text:span text:style-name="T7"/></text:p>
            <draw:enhanced-geometry draw:mirror-horizontal="false" draw:mirror-vertical="false" drawooo:sub-view-size="143493 28965" draw:text-areas="0 0 ?f0 ?f1" svg:viewBox="0 0 0 0" draw:type="ooxml-non-primitive" draw:enhanced-path="M 24880 1 C 16815 1 9652 3840 5101 9796 5047 9867 4993 9937 4937 10009 1840 14156 0 19305 0 24881 L 0 28964 49501 28964 60029 20537 120059 20806 127175 15554 134678 10009 141336 5096 C 141368 5072 141392 5049 141424 5025 143493 3382 142339 1 139652 1 Z N">
              <draw:equation draw:name="f0" draw:formula="logwidth"/>
              <draw:equation draw:name="f1" draw:formula="logheight"/>
            </draw:enhanced-geometry>
          </draw:custom-shape>
          <draw:custom-shape draw:name="Google Shape;308;p29" draw:style-name="gr11" draw:text-style-name="P10" draw:layer="layout" svg:width="1.605cm" svg:height="0.663cm" svg:x="22.657cm" svg:y="3.847cm">
            <text:p text:style-name="P4"><text:span text:style-name="T7"/></text:p>
            <draw:enhanced-geometry draw:mirror-horizontal="false" draw:mirror-vertical="false" drawooo:sub-view-size="146542 60559" draw:text-areas="0 0 ?f0 ?f1" svg:viewBox="0 0 0 0" draw:type="ooxml-non-primitive" draw:enhanced-path="M 72114 0 L 1 51041 C 578 54295 1170 57541 1738 60559 L 14984 60559 C 25045 41635 54829 10162 141658 10162 142283 10162 142910 10164 143540 10167 146542 6075 143681 1 138326 0 Z N">
              <draw:equation draw:name="f0" draw:formula="logwidth"/>
              <draw:equation draw:name="f1" draw:formula="logheight"/>
            </draw:enhanced-geometry>
          </draw:custom-shape>
          <draw:custom-shape draw:name="Google Shape;309;p29" draw:style-name="gr10" draw:text-style-name="P11" draw:layer="layout" svg:width="1.519cm" svg:height="0.109cm" svg:x="22.838cm" svg:y="3.642cm">
            <text:p text:style-name="P4"><text:span text:style-name="T7"/></text:p>
            <draw:enhanced-geometry draw:mirror-horizontal="false" draw:mirror-vertical="false" drawooo:sub-view-size="138712 10008" draw:text-areas="0 0 ?f0 ?f1" svg:viewBox="0 0 0 0" draw:type="ooxml-non-primitive" draw:enhanced-path="M 134955 0 C 134954 0 134953 0 134953 0 L 19942 0 C 11878 0 4714 3838 165 9794 111 9865 55 9937 0 10007 L 129740 10007 136486 5023 136580 4953 C 138711 3381 137599 0 134955 0 Z N">
              <draw:equation draw:name="f0" draw:formula="logwidth"/>
              <draw:equation draw:name="f1" draw:formula="logheight"/>
            </draw:enhanced-geometry>
          </draw:custom-shape>
          <draw:custom-shape draw:name="Google Shape;310;p29" draw:style-name="gr11" draw:text-style-name="P10" draw:layer="layout" svg:width="1.063cm" svg:height="0.225cm" svg:x="21.752cm" svg:y="4.294cm">
            <text:p text:style-name="P4"><text:span text:style-name="T7"/></text:p>
            <draw:enhanced-geometry draw:mirror-horizontal="false" draw:mirror-vertical="false" drawooo:sub-view-size="97085 20668" draw:text-areas="0 0 ?f0 ?f1" svg:viewBox="0 0 0 0" draw:type="ooxml-non-primitive" draw:enhanced-path="M 1 0 L 1 20668 82802 20668 97085 0 Z N">
              <draw:equation draw:name="f0" draw:formula="logwidth"/>
              <draw:equation draw:name="f1" draw:formula="logheight"/>
            </draw:enhanced-geometry>
          </draw:custom-shape>
          <draw:custom-shape draw:name="Google Shape;311;p29" draw:style-name="gr15" draw:text-style-name="P8" draw:layer="layout" svg:width="0.72cm" svg:height="0.72cm" svg:x="21.294cm" svg:y="4.354cm">
            <text:p text:style-name="P4"><text:span text:style-name="T7"/></text:p>
            <draw:enhanced-geometry draw:mirror-horizontal="false" draw:mirror-vertical="false" drawooo:sub-view-size="65768 65764" draw:text-areas="0 0 ?f0 ?f1" svg:viewBox="0 0 0 0" draw:type="ooxml-non-primitive" draw:enhanced-path="M 32883 1 C 17788 1 5080 10174 1211 24028 1068 24517 942 25031 823 25536 275 27948 1 30415 2 32889 2 33127 2 33364 9 33600 17 33908 26 34217 42 34525 886 51916 15269 65763 32883 65763 46011 65763 57329 58078 62605 46956 63104 45911 63544 44837 63923 43742 65145 40255 65768 36585 65765 32889 65766 30960 65596 29032 65252 27132 64201 21129 61517 15703 57693 11297 51665 4376 42780 1 32883 1 Z N">
              <draw:equation draw:name="f0" draw:formula="logwidth"/>
              <draw:equation draw:name="f1" draw:formula="logheight"/>
            </draw:enhanced-geometry>
          </draw:custom-shape>
          <draw:custom-shape draw:name="Google Shape;312;p29" draw:style-name="gr12" draw:text-style-name="P1" draw:layer="layout" svg:width="0.481cm" svg:height="0.481cm" svg:x="21.413cm" svg:y="4.474cm">
            <text:p text:style-name="P4"><text:span text:style-name="T7"/></text:p>
            <draw:enhanced-geometry draw:mirror-horizontal="false" draw:mirror-vertical="false" drawooo:sub-view-size="43952 43952" draw:text-areas="0 0 ?f0 ?f1" svg:viewBox="0 0 0 0" draw:type="ooxml-non-primitive" draw:enhanced-path="M 21976 0 C 16148 0 10558 2314 6436 6436 2315 10558 1 16148 1 21976 1 27804 2315 33394 6436 37516 10558 41636 16148 43952 21976 43952 27804 43952 33394 41636 37516 37516 41638 33394 43952 27804 43952 21976 43952 16148 41638 10558 37516 6436 33394 2314 27804 0 21976 0 Z N">
              <draw:equation draw:name="f0" draw:formula="logwidth"/>
              <draw:equation draw:name="f1" draw:formula="logheight"/>
            </draw:enhanced-geometry>
          </draw:custom-shape>
          <draw:custom-shape draw:name="Google Shape;313;p29" draw:style-name="gr15" draw:text-style-name="P8" draw:layer="layout" svg:width="0.293cm" svg:height="0.293cm" svg:x="21.507cm" svg:y="4.568cm">
            <text:p text:style-name="P4"><text:span text:style-name="T7"/></text:p>
            <draw:enhanced-geometry draw:mirror-horizontal="false" draw:mirror-vertical="false" drawooo:sub-view-size="26857 26858" draw:text-areas="0 0 ?f0 ?f1" svg:viewBox="0 0 0 0" draw:type="ooxml-non-primitive" draw:enhanced-path="M 13428 1 C 9867 1 6452 1415 3934 3933 1414 6451 0 9867 0 13429 0 16990 1414 20405 3934 22923 6452 25442 9867 26857 13428 26857 16989 26857 20405 25442 22923 22923 25443 20405 26857 16990 26857 13429 26857 9867 25443 6451 22923 3933 20405 1415 16989 1 13428 1 Z N">
              <draw:equation draw:name="f0" draw:formula="logwidth"/>
              <draw:equation draw:name="f1" draw:formula="logheight"/>
            </draw:enhanced-geometry>
          </draw:custom-shape>
          <draw:custom-shape draw:name="Google Shape;314;p29" draw:style-name="gr14" draw:text-style-name="P12" draw:layer="layout" svg:width="0.134cm" svg:height="0.134cm" svg:x="21.587cm" svg:y="4.647cm">
            <text:p text:style-name="P4"><text:span text:style-name="T7"/></text:p>
            <draw:enhanced-geometry draw:mirror-horizontal="false" draw:mirror-vertical="false" drawooo:sub-view-size="12297 12297" draw:text-areas="0 0 ?f0 ?f1" svg:viewBox="0 0 0 0" draw:type="ooxml-non-primitive" draw:enhanced-path="M 6148 1 C 2753 1 0 2754 0 6149 0 9544 2753 12297 6148 12297 9543 12297 12296 9544 12296 6149 12296 2754 9543 1 6148 1 Z N">
              <draw:equation draw:name="f0" draw:formula="logwidth"/>
              <draw:equation draw:name="f1" draw:formula="logheight"/>
            </draw:enhanced-geometry>
          </draw:custom-shape>
          <draw:custom-shape draw:name="Google Shape;315;p29" draw:style-name="gr10" draw:text-style-name="P11" draw:layer="layout" svg:width="0.875cm" svg:height="0.44cm" svg:x="21.216cm" svg:y="4.277cm">
            <text:p text:style-name="P4"><text:span text:style-name="T7"/></text:p>
            <draw:enhanced-geometry draw:mirror-horizontal="false" draw:mirror-vertical="false" drawooo:sub-view-size="79958 40285" draw:text-areas="0 0 ?f0 ?f1" svg:viewBox="0 0 0 0" draw:type="ooxml-non-primitive" draw:enhanced-path="M 39954 1 C 36881 1 33820 356 30829 1060 16643 4377 5372 15253 1470 29210 1306 29810 1147 30434 1005 31042 337 33976 1 36975 2 39983 2 40086 9 40182 9 40284 L 79951 40284 C 79951 40182 79958 40086 79958 39983 79958 39431 79951 38886 79927 38342 79858 36541 79660 34749 79334 32978 78053 25687 74792 19093 70140 13738 62818 5316 52021 1 39992 1 39979 1 39966 1 39954 1 Z N">
              <draw:equation draw:name="f0" draw:formula="logwidth"/>
              <draw:equation draw:name="f1" draw:formula="logheight"/>
            </draw:enhanced-geometry>
          </draw:custom-shape>
          <draw:custom-shape draw:name="Google Shape;316;p29" draw:style-name="gr13" draw:text-style-name="P9" draw:layer="layout" svg:width="1.915cm" svg:height="0.093cm" svg:x="21.802cm" svg:y="4.507cm">
            <text:p text:style-name="P4"><text:span text:style-name="T7"/></text:p>
            <draw:enhanced-geometry draw:mirror-horizontal="false" draw:mirror-vertical="false" drawooo:sub-view-size="174850 8554" draw:text-areas="0 0 ?f0 ?f1" svg:viewBox="0 0 0 0" draw:type="ooxml-non-primitive" draw:enhanced-path="M 1 0 L 5593 4863 C 8333 7241 11838 8551 15466 8553 L 174849 8553 174849 0 Z N">
              <draw:equation draw:name="f0" draw:formula="logwidth"/>
              <draw:equation draw:name="f1" draw:formula="logheight"/>
            </draw:enhanced-geometry>
          </draw:custom-shape>
          <draw:custom-shape draw:name="Google Shape;317;p29" draw:style-name="gr11" draw:text-style-name="P10" draw:layer="layout" svg:width="1.223cm" svg:height="0.084cm" svg:x="21.806cm" svg:y="4.422cm">
            <text:p text:style-name="P4"><text:span text:style-name="T7"/></text:p>
            <draw:enhanced-geometry draw:mirror-horizontal="false" draw:mirror-vertical="false" drawooo:sub-view-size="111732 7768" draw:text-areas="0 0 ?f0 ?f1" svg:viewBox="0 0 0 0" draw:type="ooxml-non-primitive" draw:enhanced-path="M 0 0 L 0 7768 111732 7768 111732 0 Z N">
              <draw:equation draw:name="f0" draw:formula="logwidth"/>
              <draw:equation draw:name="f1" draw:formula="logheight"/>
            </draw:enhanced-geometry>
          </draw:custom-shape>
          <draw:custom-shape draw:name="Google Shape;318;p29" draw:style-name="gr11" draw:text-style-name="P10" draw:layer="layout" svg:width="0.71cm" svg:height="1.181cm" svg:x="21.518cm" svg:y="3.331cm">
            <text:p text:style-name="P4"><text:span text:style-name="T7"/></text:p>
            <draw:enhanced-geometry draw:mirror-horizontal="false" draw:mirror-vertical="false" drawooo:sub-view-size="64896 107884" draw:text-areas="0 0 ?f0 ?f1" svg:viewBox="0 0 0 0" draw:type="ooxml-non-primitive" draw:enhanced-path="M 46269 0 C 44890 0 43705 40 42877 93 41059 204 39180 765 37268 1736 26969 6990 15690 24341 8289 49916 6533 56000 5122 62184 3748 68362 2389 74464 0 82370 5228 87244 9012 90772 12659 94461 16370 98065 L 26480 107883 C 26488 107876 26499 107871 26510 107868 L 32443 104732 64361 87860 C 64361 87860 56762 81053 53863 66575 51423 54340 52608 36828 55553 23267 57125 16001 59202 9863 61500 6278 64896 988 53153 0 46269 0 Z N">
              <draw:equation draw:name="f0" draw:formula="logwidth"/>
              <draw:equation draw:name="f1" draw:formula="logheight"/>
            </draw:enhanced-geometry>
          </draw:custom-shape>
          <draw:custom-shape draw:name="Google Shape;319;p29" draw:style-name="gr13" draw:text-style-name="P9" draw:layer="layout" svg:width="0.228cm" svg:height="1.017cm" svg:x="21.994cm" svg:y="3.346cm">
            <text:p text:style-name="P4"><text:span text:style-name="T7"/></text:p>
            <draw:enhanced-geometry draw:mirror-horizontal="false" draw:mirror-vertical="false" drawooo:sub-view-size="20932 92925" draw:text-areas="0 0 ?f0 ?f1" svg:viewBox="0 0 0 0" draw:type="ooxml-non-primitive" draw:enhanced-path="M 15109 0 C 12319 4392 9634 11236 7393 19261 2754 35818 1 57389 2121 72701 3372 81683 6189 88415 8711 92925 L 20931 86465 C 20931 86465 13332 79658 10434 65180 7993 52945 9178 35433 12124 21872 13697 14606 15774 8468 18071 4883 19630 2455 17994 937 15109 0 Z N">
              <draw:equation draw:name="f0" draw:formula="logwidth"/>
              <draw:equation draw:name="f1" draw:formula="logheight"/>
            </draw:enhanced-geometry>
          </draw:custom-shape>
          <draw:custom-shape draw:name="Google Shape;320;p29" draw:style-name="gr13" draw:text-style-name="P9" draw:layer="layout" svg:width="0.445cm" svg:height="1.182cm" svg:x="21.528cm" svg:y="3.335cm">
            <text:p text:style-name="P4"><text:span text:style-name="T7"/></text:p>
            <draw:enhanced-geometry draw:mirror-horizontal="false" draw:mirror-vertical="false" drawooo:sub-view-size="40691 107989" draw:text-areas="0 0 ?f0 ?f1" svg:viewBox="0 0 0 0" draw:type="ooxml-non-primitive" draw:enhanced-path="M 40165 0 L 40165 0 C 38940 273 37695 717 36434 1357 26135 6611 14856 23962 7455 49537 5704 55591 4301 61751 2933 67901 1798 72993 0 80051 2596 84982 3245 86216 4780 87239 5793 88224 L 9658 91980 C 14990 97158 20321 102335 25656 107510 28349 107660 31077 107831 33772 107892 35128 107923 40690 107989 40690 107989 40690 107989 37083 104714 36181 103924 34114 102114 32153 100184 30070 98341 27688 96237 25396 94038 23419 91577 19932 87238 17762 81909 16421 76543 14213 67692 14465 58372 16296 49478 21440 24493 30728 6759 40165 0 Z N">
              <draw:equation draw:name="f0" draw:formula="logwidth"/>
              <draw:equation draw:name="f1" draw:formula="logheight"/>
            </draw:enhanced-geometry>
          </draw:custom-shape>
          <draw:custom-shape draw:name="Google Shape;321;p29" draw:style-name="gr15" draw:text-style-name="P8" draw:layer="layout" svg:width="0.72cm" svg:height="0.72cm" svg:x="23.463cm" svg:y="4.354cm">
            <text:p text:style-name="P4"><text:span text:style-name="T7"/></text:p>
            <draw:enhanced-geometry draw:mirror-horizontal="false" draw:mirror-vertical="false" drawooo:sub-view-size="65770 65767" draw:text-areas="0 0 ?f0 ?f1" svg:viewBox="0 0 0 0" draw:type="ooxml-non-primitive" draw:enhanced-path="M 32891 1 C 17793 1 5084 10172 1212 24025 1074 24520 945 25032 826 25536 277 27948 1 30414 2 32888 2 33126 2 33364 11 33601 387 51427 14962 65766 32890 65766 46009 65766 57335 58075 62609 46961 64633 42694 65768 37923 65768 32888 65769 30957 65598 29029 65255 27129 64203 21132 61520 15702 57693 11298 51669 4376 42788 1 32891 1 Z N">
              <draw:equation draw:name="f0" draw:formula="logwidth"/>
              <draw:equation draw:name="f1" draw:formula="logheight"/>
            </draw:enhanced-geometry>
          </draw:custom-shape>
          <draw:custom-shape draw:name="Google Shape;322;p29" draw:style-name="gr12" draw:text-style-name="P1" draw:layer="layout" svg:width="0.481cm" svg:height="0.481cm" svg:x="23.583cm" svg:y="4.474cm">
            <text:p text:style-name="P4"><text:span text:style-name="T7"/></text:p>
            <draw:enhanced-geometry draw:mirror-horizontal="false" draw:mirror-vertical="false" drawooo:sub-view-size="43953 43952" draw:text-areas="0 0 ?f0 ?f1" svg:viewBox="0 0 0 0" draw:type="ooxml-non-primitive" draw:enhanced-path="M 21977 0 C 16149 0 10558 2314 6437 6436 2315 10558 1 16148 1 21976 1 27804 2315 33394 6437 37516 10558 41636 16149 43952 21977 43952 27804 43952 33395 41636 37516 37516 41638 33394 43952 27804 43952 21976 43952 16148 41638 10558 37516 6436 33395 2314 27804 0 21977 0 Z N">
              <draw:equation draw:name="f0" draw:formula="logwidth"/>
              <draw:equation draw:name="f1" draw:formula="logheight"/>
            </draw:enhanced-geometry>
          </draw:custom-shape>
          <draw:custom-shape draw:name="Google Shape;323;p29" draw:style-name="gr14" draw:text-style-name="P12" draw:layer="layout" svg:width="0.201cm" svg:height="0.201cm" svg:x="21.725cm" svg:y="3.189cm">
            <text:p text:style-name="P4"><text:span text:style-name="T7"/></text:p>
            <draw:enhanced-geometry draw:mirror-horizontal="false" draw:mirror-vertical="false" drawooo:sub-view-size="18463 18463" draw:text-areas="0 0 ?f0 ?f1" svg:viewBox="0 0 0 0" draw:type="ooxml-non-primitive" draw:enhanced-path="M 9231 1 C 6783 1 4435 973 2704 2704 973 4435 1 6783 1 9231 1 11680 973 14028 2704 15759 4435 17491 6783 18463 9231 18463 11680 18463 14028 17491 15759 15759 17491 14028 18463 11680 18463 9231 18463 6783 17491 4435 15759 2704 14028 973 11680 1 9231 1 Z N">
              <draw:equation draw:name="f0" draw:formula="logwidth"/>
              <draw:equation draw:name="f1" draw:formula="logheight"/>
            </draw:enhanced-geometry>
          </draw:custom-shape>
          <draw:custom-shape draw:name="Google Shape;324;p29" draw:style-name="gr13" draw:text-style-name="P9" draw:layer="layout" svg:width="0.341cm" svg:height="0.227cm" svg:x="21.859cm" svg:y="3.172cm">
            <text:p text:style-name="P4"><text:span text:style-name="T7"/></text:p>
            <draw:enhanced-geometry draw:mirror-horizontal="false" draw:mirror-vertical="false" drawooo:sub-view-size="31200 20801" draw:text-areas="0 0 ?f0 ?f1" svg:viewBox="0 0 0 0" draw:type="ooxml-non-primitive" draw:enhanced-path="M 1 1 L 1 20800 31148 20800 C 31177 20800 31199 20777 31199 20749 L 31199 408 C 31199 183 31019 1 30794 1 Z N">
              <draw:equation draw:name="f0" draw:formula="logwidth"/>
              <draw:equation draw:name="f1" draw:formula="logheight"/>
            </draw:enhanced-geometry>
          </draw:custom-shape>
          <draw:custom-shape draw:name="Google Shape;325;p29" draw:style-name="gr10" draw:text-style-name="P11" draw:layer="layout" svg:width="0.341cm" svg:height="0.054cm" svg:x="21.859cm" svg:y="3.345cm">
            <text:p text:style-name="P4"><text:span text:style-name="T7"/></text:p>
            <draw:enhanced-geometry draw:mirror-horizontal="false" draw:mirror-vertical="false" drawooo:sub-view-size="31200 5004" draw:text-areas="0 0 ?f0 ?f1" svg:viewBox="0 0 0 0" draw:type="ooxml-non-primitive" draw:enhanced-path="M 1 1 L 1 5003 29028 5003 C 30227 5003 31199 4031 31199 2832 L 31199 1175 C 31199 780 31187 390 31168 1 Z N">
              <draw:equation draw:name="f0" draw:formula="logwidth"/>
              <draw:equation draw:name="f1" draw:formula="logheight"/>
            </draw:enhanced-geometry>
          </draw:custom-shape>
          <draw:custom-shape draw:name="Google Shape;326;p29" draw:style-name="gr15" draw:text-style-name="P8" draw:layer="layout" svg:width="0.293cm" svg:height="0.293cm" svg:x="23.677cm" svg:y="4.568cm">
            <text:p text:style-name="P4"><text:span text:style-name="T7"/></text:p>
            <draw:enhanced-geometry draw:mirror-horizontal="false" draw:mirror-vertical="false" drawooo:sub-view-size="26857 26858" draw:text-areas="0 0 ?f0 ?f1" svg:viewBox="0 0 0 0" draw:type="ooxml-non-primitive" draw:enhanced-path="M 13429 1 C 9868 1 6452 1415 3934 3933 1414 6451 0 9867 0 13429 0 16990 1414 20405 3934 22923 6452 25442 9868 26857 13429 26857 16989 26857 20405 25442 22923 22923 25443 20405 26857 16990 26857 13429 26857 9867 25443 6451 22923 3933 20405 1415 16989 1 13429 1 Z N">
              <draw:equation draw:name="f0" draw:formula="logwidth"/>
              <draw:equation draw:name="f1" draw:formula="logheight"/>
            </draw:enhanced-geometry>
          </draw:custom-shape>
          <draw:custom-shape draw:name="Google Shape;327;p29" draw:style-name="gr10" draw:text-style-name="P11" draw:layer="layout" svg:width="0.113cm" svg:height="0.227cm" svg:x="21.745cm" svg:y="3.172cm">
            <text:p text:style-name="P4"><text:span text:style-name="T7"/></text:p>
            <draw:enhanced-geometry draw:mirror-horizontal="false" draw:mirror-vertical="false" drawooo:sub-view-size="10392 20801" draw:text-areas="0 0 ?f0 ?f1" svg:viewBox="0 0 0 0" draw:type="ooxml-non-primitive" draw:enhanced-path="M 780 1 C 267 1 0 612 348 989 4286 5236 7207 10322 8891 15862 L 10392 20800 10392 1 Z N">
              <draw:equation draw:name="f0" draw:formula="logwidth"/>
              <draw:equation draw:name="f1" draw:formula="logheight"/>
            </draw:enhanced-geometry>
          </draw:custom-shape>
          <draw:custom-shape draw:name="Google Shape;328;p29" draw:style-name="gr12" draw:text-style-name="P1" draw:layer="layout" svg:width="0.131cm" svg:height="0.244cm" svg:x="22.001cm" svg:y="2.954cm">
            <text:p text:style-name="P4"><text:span text:style-name="T7"/></text:p>
            <draw:enhanced-geometry draw:mirror-horizontal="false" draw:mirror-vertical="false" drawooo:sub-view-size="12002 22348" draw:text-areas="0 0 ?f0 ?f1" svg:viewBox="0 0 0 0" draw:type="ooxml-non-primitive" draw:enhanced-path="M 10356 0 C 9479 0 8634 257 7831 770 1861 4585 74 21547 0 22268 L 787 22348 C 805 22174 2607 5044 8257 1435 8933 1003 9625 788 10349 788 10800 788 11264 871 11744 1037 L 12001 290 C 11442 97 10893 0 10356 0 Z N">
              <draw:equation draw:name="f0" draw:formula="logwidth"/>
              <draw:equation draw:name="f1" draw:formula="logheight"/>
            </draw:enhanced-geometry>
          </draw:custom-shape>
          <draw:custom-shape draw:name="Google Shape;329;p29" draw:style-name="gr12" draw:text-style-name="P1" draw:layer="layout" svg:width="0.135cm" svg:height="0.232cm" svg:x="22.109cm" svg:y="2.845cm">
            <text:p text:style-name="P4"><text:span text:style-name="T7"/></text:p>
            <draw:enhanced-geometry draw:mirror-horizontal="false" draw:mirror-vertical="false" drawooo:sub-view-size="12375 21280" draw:text-areas="0 0 ?f0 ?f1" svg:viewBox="0 0 0 0" draw:type="ooxml-non-primitive" draw:enhanced-path="M 8325 0 C 7109 0 5766 757 4504 2176 2981 3885 1698 6415 937 9213 177 12008 1 14841 447 17086 893 19331 1927 20804 3319 21183 3556 21247 3800 21279 4050 21279 5265 21279 6608 20523 7871 19105 9394 17396 10676 14864 11436 12068 12197 9273 12375 6440 11927 4195 11480 1950 10448 476 9056 97 8819 32 8575 0 8325 0 Z N">
              <draw:equation draw:name="f0" draw:formula="logwidth"/>
              <draw:equation draw:name="f1" draw:formula="logheight"/>
            </draw:enhanced-geometry>
          </draw:custom-shape>
          <draw:custom-shape draw:name="Google Shape;330;p29" draw:style-name="gr14" draw:text-style-name="P12" draw:layer="layout" svg:width="0.142cm" svg:height="0.142cm" svg:x="23.752cm" svg:y="4.643cm">
            <text:p text:style-name="P4"><text:span text:style-name="T7"/></text:p>
            <draw:enhanced-geometry draw:mirror-horizontal="false" draw:mirror-vertical="false" drawooo:sub-view-size="13087 13087" draw:text-areas="0 0 ?f0 ?f1" svg:viewBox="0 0 0 0" draw:type="ooxml-non-primitive" draw:enhanced-path="M 6544 1 C 2930 1 0 2930 0 6544 0 10158 2930 13087 6544 13087 10157 13087 13087 10158 13087 6544 13087 2930 10157 1 6544 1 Z N">
              <draw:equation draw:name="f0" draw:formula="logwidth"/>
              <draw:equation draw:name="f1" draw:formula="logheight"/>
            </draw:enhanced-geometry>
          </draw:custom-shape>
          <draw:custom-shape draw:name="Google Shape;331;p29" draw:style-name="gr10" draw:text-style-name="P11" draw:layer="layout" svg:width="0.875cm" svg:height="0.44cm" svg:x="23.386cm" svg:y="4.277cm">
            <text:p text:style-name="P4"><text:span text:style-name="T7"/></text:p>
            <draw:enhanced-geometry draw:mirror-horizontal="false" draw:mirror-vertical="false" drawooo:sub-view-size="79963 40286" draw:text-areas="0 0 ?f0 ?f1" svg:viewBox="0 0 0 0" draw:type="ooxml-non-primitive" draw:enhanced-path="M 39988 1 C 21633 1 6183 12367 1474 29208 1306 29810 1150 30433 1007 31045 337 33977 1 36976 4 39984 4 40084 8 40185 8 40285 L 79952 40285 C 79952 40184 79961 40084 79961 39984 79963 37636 79754 35293 79337 32982 78057 25691 74795 19091 70142 13736 62819 5320 52021 1 39988 1 Z N">
              <draw:equation draw:name="f0" draw:formula="logwidth"/>
              <draw:equation draw:name="f1" draw:formula="logheight"/>
            </draw:enhanced-geometry>
          </draw:custom-shape>
        </draw:g>
        <presentation:notes draw:style-name="dp2">
          <draw:page-thumbnail draw:name="Google Shape;295;g3644f8afde0_0_77:notes" draw:style-name="gr9" draw:layer="layout" svg:width="16.932cm" svg:height="9.524cm" svg:x="1.059cm" svg:y="1.905cm" draw:page-number="5" presentation:class="page"/>
          <draw:frame draw:name="Google Shape;296;g3644f8afde0_0_77:notes" presentation:style-name="pr11" draw:text-style-name="P13" draw:layer="layout" svg:width="15.239cm" svg:height="11.429cm" svg:x="1.905cm" svg:y="12.065cm" presentation:class="notes" presentation:placeholder="true" presentation:user-transformed="true">
            <draw:text-box/>
          </draw:frame>
        </presentation:notes>
      </draw:page>
      <draw:page draw:name="Potencial impacto no negócio" draw:style-name="dp1" draw:master-page-name="BIG_5f_NUMBER">
        <draw:frame draw:name="Google Shape;336;p30" presentation:style-name="pr7" draw:text-style-name="P21" draw:layer="layout" svg:width="13.107cm" svg:height="2.098cm" svg:x="1.194cm" svg:y="0.746cm" presentation:class="title" presentation:user-transformed="true">
          <draw:text-box>
            <text:p text:style-name="P20"><text:span text:style-name="T6">Potencial impacto no negócio</text:span></text:p>
          </draw:text-box>
        </draw:frame>
        <draw:frame draw:name="Google Shape;337;p30" presentation:style-name="pr8" draw:text-style-name="P24" draw:layer="layout" svg:width="24.395cm" svg:height="10.786cm" svg:x="0.502cm" svg:y="2.845cm" presentation:class="outline" presentation:user-transformed="true">
          <draw:text-box>
            <text:p text:style-name="P28"><text:span text:style-name="T9">“</text:span><text:span text:style-name="T9">E se tivéssemos utilizado esse modelo no momento do envio da oferta?”</text:span></text:p>
            <text:list text:style-name="L12">
              <text:list-item>
                <text:p text:style-name="P27"><text:span text:style-name="T9">Casos sem conversão: 11.444</text:span></text:p>
              </text:list-item>
              <text:list-item>
                <text:p text:style-name="P28"><text:span text:style-name="T9">Casos reavaliados pelo modelo: 10.492</text:span></text:p>
              </text:list-item>
              <text:list-item>
                <text:p text:style-name="P28"><text:span text:style-name="T9">Casos que seriam convertidos (simulação): 4.312</text:span></text:p>
              </text:list-item>
              <text:list-item>
                <text:p text:style-name="P28"><text:span text:style-name="T9">Considerando precisão de 78% (quando o modelo acerta!):</text:span></text:p>
              </text:list-item>
              <text:list-item>
                <text:p text:style-name="P28"><text:span text:style-name="T9">Conversões adicionais: ~3.363</text:span></text:p>
              </text:list-item>
              <text:list-item>
                <text:p text:style-name="P28"><text:span text:style-name="T9">Taxa de repescagem: </text:span><text:span text:style-name="T12">29,4%</text:span></text:p>
              </text:list-item>
            </text:list>
            <text:p text:style-name="P29"><text:span text:style-name="T11">Aumento em potencial na taxa de aceitação de ofertas!!!</text:span></text:p>
            <text:p text:style-name="P26"><text:span text:style-name="T7"/></text:p>
          </draw:text-box>
        </draw:frame>
        <draw:g draw:name="Google Shape;338;p30">
          <draw:custom-shape draw:name="Google Shape;339;p30" draw:style-name="gr7" draw:text-style-name="P11" draw:layer="layout" svg:width="4.003cm" svg:height="1.888cm" svg:x="19.337cm" svg:y="5.509cm">
            <text:p text:style-name="P4"><text:span text:style-name="T7"/></text:p>
            <draw:enhanced-geometry draw:mirror-horizontal="false" draw:mirror-vertical="false" drawooo:sub-view-size="74723 35242" draw:text-areas="0 0 ?f0 ?f1" svg:viewBox="0 0 0 0" draw:type="ooxml-non-primitive" draw:enhanced-path="M 47018 1 C 40736 1 36124 6114 30054 7780 28718 8147 27350 8287 25970 8287 23862 8287 21728 7960 19642 7612 17305 7223 14924 6810 12567 6810 11444 6810 10325 6904 9220 7139 777 8929 0 18379 5451 24015 10820 29567 19783 25527 26016 28578 27548 29328 28813 30517 30177 31541 33247 33846 37196 35242 40999 35242 43920 35242 46755 34419 49038 32552 51132 30838 52601 28414 54849 26908 57071 25419 59807 24985 62375 24237 66056 23164 69649 21271 71893 18161 74136 15051 74723 10561 72584 7377 70782 4696 67488 3413 64298 2893 61109 2372 57830 2450 54682 1720 52148 1131 49694 20 47093 1 47068 1 47043 1 47018 1 Z N">
              <draw:equation draw:name="f0" draw:formula="logwidth"/>
              <draw:equation draw:name="f1" draw:formula="logheight"/>
            </draw:enhanced-geometry>
          </draw:custom-shape>
          <draw:custom-shape draw:name="Google Shape;340;p30" draw:style-name="gr5" draw:text-style-name="P9" draw:layer="layout" svg:width="0.377cm" svg:height="0.695cm" svg:x="19.739cm" svg:y="11.597cm">
            <text:p text:style-name="P4"><text:span text:style-name="T7"/></text:p>
            <draw:enhanced-geometry draw:mirror-horizontal="false" draw:mirror-vertical="false" drawooo:sub-view-size="7048 12979" draw:text-areas="0 0 ?f0 ?f1" svg:viewBox="0 0 0 0" draw:type="ooxml-non-primitive" draw:enhanced-path="M 3773 1 L 1 2725 C 1 2725 4785 12979 6108 12979 6231 12979 6323 12891 6380 12699 7047 10433 6825 4988 6468 4210 6109 3433 3773 1 3773 1 Z N">
              <draw:equation draw:name="f0" draw:formula="logwidth"/>
              <draw:equation draw:name="f1" draw:formula="logheight"/>
            </draw:enhanced-geometry>
          </draw:custom-shape>
          <draw:custom-shape draw:name="Google Shape;341;p30" draw:style-name="gr6" draw:text-style-name="P10" draw:layer="layout" svg:width="0.546cm" svg:height="0.461cm" svg:x="21.887cm" svg:y="6.026cm">
            <text:p text:style-name="P4"><text:span text:style-name="T7"/></text:p>
            <draw:enhanced-geometry draw:mirror-horizontal="false" draw:mirror-vertical="false" drawooo:sub-view-size="10208 8622" draw:text-areas="0 0 ?f0 ?f1" svg:viewBox="0 0 0 0" draw:type="ooxml-non-primitive" draw:enhanced-path="M 7184 0 C 6227 0 1376 3739 1376 3739 1450 1846 184 1784 18 1784 7 1784 0 1784 0 1784 L 61 6732 C 61 6732 962 7383 1204 7694 1732 8372 1380 7644 1979 8621 4466 8533 6136 6430 6136 6430 6136 6430 6342 6435 6660 6435 7733 6435 10072 6373 10037 5830 10010 5425 8773 5339 7720 5339 6935 5339 6253 5387 6253 5387 6253 5387 10207 4144 9990 3523 9961 3440 9852 3403 9685 3403 8621 3403 5209 4881 5209 4881 5209 4881 9816 2021 9136 1563 9079 1524 8995 1507 8889 1507 7741 1507 4022 3602 4022 3602 4022 3602 7875 437 7297 29 7270 9 7232 0 7184 0 Z N">
              <draw:equation draw:name="f0" draw:formula="logwidth"/>
              <draw:equation draw:name="f1" draw:formula="logheight"/>
            </draw:enhanced-geometry>
          </draw:custom-shape>
          <draw:custom-shape draw:name="Google Shape;342;p30" draw:style-name="gr6" draw:text-style-name="P10" draw:layer="layout" svg:width="0.572cm" svg:height="0.538cm" svg:x="18.502cm" svg:y="4.711cm">
            <text:p text:style-name="P4"><text:span text:style-name="T7"/></text:p>
            <draw:enhanced-geometry draw:mirror-horizontal="false" draw:mirror-vertical="false" drawooo:sub-view-size="10690 10050" draw:text-areas="0 0 ?f0 ?f1" svg:viewBox="0 0 0 0" draw:type="ooxml-non-primitive" draw:enhanced-path="M 3983 1 C 3226 1 4742 5091 4742 5091 4742 5091 2780 886 2129 886 2106 886 2085 891 2065 902 1492 1222 3624 4776 3624 4776 3624 4776 1431 2533 673 2533 602 2533 544 2553 501 2595 0 3092 3020 5634 3020 5634 3020 5634 2782 8333 4582 10049 5033 9911 5187 9880 5272 9880 5342 9880 5364 9902 5468 9902 5543 9902 5660 9891 5867 9853 6056 9818 6431 9809 6766 9809 7120 9809 7429 9819 7429 9819 L 10690 6233 C 10690 6233 10358 5908 9837 5908 9436 5908 8924 6100 8364 6781 8364 6781 7101 153 6400 76 6395 75 6389 75 6384 75 5710 75 6478 4922 6478 4922 6478 4922 4822 111 4008 2 3999 1 3991 1 3983 1 Z N">
              <draw:equation draw:name="f0" draw:formula="logwidth"/>
              <draw:equation draw:name="f1" draw:formula="logheight"/>
            </draw:enhanced-geometry>
          </draw:custom-shape>
          <draw:custom-shape draw:name="Google Shape;343;p30" draw:style-name="gr6" draw:text-style-name="P10" draw:layer="layout" svg:width="0.633cm" svg:height="0.875cm" svg:x="19.577cm" svg:y="6.345cm">
            <text:p text:style-name="P4"><text:span text:style-name="T7"/></text:p>
            <draw:enhanced-geometry draw:mirror-horizontal="false" draw:mirror-vertical="false" drawooo:sub-view-size="11825 16350" draw:text-areas="0 0 ?f0 ?f1" svg:viewBox="0 0 0 0" draw:type="ooxml-non-primitive" draw:enhanced-path="M 6140 0 C 4966 0 2508 1723 1248 4449 509 6050 0 7675 849 10279 1248 11505 2086 11657 2272 12206 2508 12901 1726 15090 1726 15090 L 4844 16350 C 5046 14846 5276 13332 6809 12679 7382 12434 7996 12279 8537 11970 9998 11132 10777 9301 11378 7801 11824 6682 9040 461 6303 13 6252 5 6197 0 6140 0 Z N">
              <draw:equation draw:name="f0" draw:formula="logwidth"/>
              <draw:equation draw:name="f1" draw:formula="logheight"/>
            </draw:enhanced-geometry>
          </draw:custom-shape>
          <draw:custom-shape draw:name="Google Shape;344;p30" draw:style-name="gr5" draw:text-style-name="P9" draw:layer="layout" svg:width="1.335cm" svg:height="3.25cm" svg:x="18.605cm" svg:y="8.512cm">
            <text:p text:style-name="P4"><text:span text:style-name="T7"/></text:p>
            <draw:enhanced-geometry draw:mirror-horizontal="false" draw:mirror-vertical="false" drawooo:sub-view-size="24933 60655" draw:text-areas="0 0 ?f0 ?f1" svg:viewBox="0 0 0 0" draw:type="ooxml-non-primitive" draw:enhanced-path="M 15500 0 C 15500 0 1 28742 65 36716 130 44689 21352 60655 21352 60655 L 24932 57560 C 24932 57560 18379 46135 14877 42106 11374 38077 20723 2096 20723 2096 L 15500 0 Z N">
              <draw:equation draw:name="f0" draw:formula="logwidth"/>
              <draw:equation draw:name="f1" draw:formula="logheight"/>
            </draw:enhanced-geometry>
          </draw:custom-shape>
          <draw:custom-shape draw:name="Google Shape;345;p30" draw:style-name="gr6" draw:text-style-name="P10" draw:layer="layout" svg:width="0.79cm" svg:height="0.327cm" svg:x="20.931cm" svg:y="10.051cm">
            <text:p text:style-name="P4"><text:span text:style-name="T7"/></text:p>
            <draw:enhanced-geometry draw:mirror-horizontal="false" draw:mirror-vertical="false" drawooo:sub-view-size="14758 6113" draw:text-areas="0 0 ?f0 ?f1" svg:viewBox="0 0 0 0" draw:type="ooxml-non-primitive" draw:enhanced-path="M 10277 1 C 7741 1 4540 455 3978 771 3234 1192 1 3797 1 3797 L 3249 6112 C 3249 6112 14758 651 12445 170 11873 50 11111 1 10277 1 Z N">
              <draw:equation draw:name="f0" draw:formula="logwidth"/>
              <draw:equation draw:name="f1" draw:formula="logheight"/>
            </draw:enhanced-geometry>
          </draw:custom-shape>
          <draw:custom-shape draw:name="Google Shape;346;p30" draw:style-name="gr6" draw:text-style-name="P10" draw:layer="layout" svg:width="1.97cm" svg:height="2.458cm" svg:x="19.141cm" svg:y="8.611cm">
            <text:p text:style-name="P4"><text:span text:style-name="T7"/></text:p>
            <draw:enhanced-geometry draw:mirror-horizontal="false" draw:mirror-vertical="false" drawooo:sub-view-size="36784 45882" draw:text-areas="0 0 ?f0 ?f1" svg:viewBox="0 0 0 0" draw:type="ooxml-non-primitive" draw:enhanced-path="M 15849 1 L 7926 2884 C 7926 2884 1 37740 3026 43213 4054 45072 5713 45881 7930 45881 12239 45881 18658 42821 26648 38460 L 36783 32926 33401 30675 C 33401 30675 21606 32987 18294 35290 18294 35290 20022 30393 22327 23479 24632 16566 26220 9507 15849 1 Z N">
              <draw:equation draw:name="f0" draw:formula="logwidth"/>
              <draw:equation draw:name="f1" draw:formula="logheight"/>
            </draw:enhanced-geometry>
          </draw:custom-shape>
          <draw:custom-shape draw:name="Google Shape;347;p30" draw:style-name="gr6" draw:text-style-name="P10" draw:layer="layout" svg:width="0.459cm" svg:height="0.492cm" svg:x="19.468cm" svg:y="7.124cm">
            <text:p text:style-name="P4"><text:span text:style-name="T7"/></text:p>
            <draw:enhanced-geometry draw:mirror-horizontal="false" draw:mirror-vertical="false" drawooo:sub-view-size="8580 9208" draw:text-areas="0 0 ?f0 ?f1" svg:viewBox="0 0 0 0" draw:type="ooxml-non-primitive" draw:enhanced-path="M 3062 1 C 746 1 0 1676 0 3991 0 6309 2120 9207 4437 9207 6753 9207 8579 5445 8579 3129 8579 812 5378 1 3062 1 Z N">
              <draw:equation draw:name="f0" draw:formula="logwidth"/>
              <draw:equation draw:name="f1" draw:formula="logheight"/>
            </draw:enhanced-geometry>
          </draw:custom-shape>
          <draw:custom-shape draw:name="Google Shape;348;p30" draw:style-name="gr6" draw:text-style-name="P10" draw:layer="layout" svg:width="0.887cm" svg:height="2.394cm" svg:x="18.678cm" svg:y="5.207cm">
            <text:p text:style-name="P4"><text:span text:style-name="T7"/></text:p>
            <draw:enhanced-geometry draw:mirror-horizontal="false" draw:mirror-vertical="false" drawooo:sub-view-size="16566 44697" draw:text-areas="0 0 ?f0 ?f1" svg:viewBox="0 0 0 0" draw:type="ooxml-non-primitive" draw:enhanced-path="M 4035 1 L 1298 789 C 1298 789 1 17718 1298 20311 2595 22902 8927 40164 10857 44696 L 16566 35450 C 16566 35450 9364 27656 7923 20022 6483 12388 4035 1 4035 1 Z N">
              <draw:equation draw:name="f0" draw:formula="logwidth"/>
              <draw:equation draw:name="f1" draw:formula="logheight"/>
            </draw:enhanced-geometry>
          </draw:custom-shape>
          <draw:custom-shape draw:name="Google Shape;349;p30" draw:style-name="gr6" draw:text-style-name="P10" draw:layer="layout" svg:width="2.017cm" svg:height="1.353cm" svg:x="19.981cm" svg:y="6.377cm">
            <text:p text:style-name="P4"><text:span text:style-name="T7"/></text:p>
            <draw:enhanced-geometry draw:mirror-horizontal="false" draw:mirror-vertical="false" drawooo:sub-view-size="37661 25261" draw:text-areas="0 0 ?f0 ?f1" svg:viewBox="0 0 0 0" draw:type="ooxml-non-primitive" draw:enhanced-path="M 35947 1 C 35947 1 18767 10679 9660 13975 554 17269 1 19693 1 19693 1904 24132 2578 25261 3289 25261 3688 25261 4099 24906 4743 24582 5931 23985 17465 16529 22896 14637 28326 12745 37661 1963 37661 1963 L 35947 1 Z N">
              <draw:equation draw:name="f0" draw:formula="logwidth"/>
              <draw:equation draw:name="f1" draw:formula="logheight"/>
            </draw:enhanced-geometry>
          </draw:custom-shape>
          <draw:custom-shape draw:name="Google Shape;350;p30" draw:style-name="gr8" draw:text-style-name="P12" draw:layer="layout" svg:width="1.124cm" svg:height="1.706cm" svg:x="19.174cm" svg:y="7.107cm">
            <text:p text:style-name="P4"><text:span text:style-name="T7"/></text:p>
            <draw:enhanced-geometry draw:mirror-horizontal="false" draw:mirror-vertical="false" drawooo:sub-view-size="20995 31846" draw:text-areas="0 0 ?f0 ?f1" svg:viewBox="0 0 0 0" draw:type="ooxml-non-primitive" draw:enhanced-path="M 7318 1 C 7318 1 1 2372 1 13505 1 13505 6 28754 1730 31527 1730 31527 2976 31846 4842 31846 5775 31846 6864 31766 8029 31527 11693 30773 15241 28070 15241 28070 L 20995 10791 20307 2696 12481 1184 12481 1184 C 12481 1185 14003 8292 10011 8292 9154 8292 8041 7964 6604 7166 5026 6290 8926 336 8926 336 L 7318 1 Z N">
              <draw:equation draw:name="f0" draw:formula="logwidth"/>
              <draw:equation draw:name="f1" draw:formula="logheight"/>
            </draw:enhanced-geometry>
          </draw:custom-shape>
          <draw:custom-shape draw:name="Google Shape;351;p30" draw:style-name="gr8" draw:text-style-name="P12" draw:layer="layout" svg:width="0.61cm" svg:height="0.733cm" svg:x="19.041cm" svg:y="6.858cm">
            <text:p text:style-name="P4"><text:span text:style-name="T7"/></text:p>
            <draw:enhanced-geometry draw:mirror-horizontal="false" draw:mirror-vertical="false" drawooo:sub-view-size="11410 13701" draw:text-areas="0 0 ?f0 ?f1" svg:viewBox="0 0 0 0" draw:type="ooxml-non-primitive" draw:enhanced-path="M 7136 0 C 517 1633 0 6189 0 6189 L 3606 13700 11410 4985 C 11410 4985 9274 4052 8540 3175 7805 2297 7136 0 7136 0 Z N">
              <draw:equation draw:name="f0" draw:formula="logwidth"/>
              <draw:equation draw:name="f1" draw:formula="logheight"/>
            </draw:enhanced-geometry>
          </draw:custom-shape>
          <draw:custom-shape draw:name="Google Shape;352;p30" draw:style-name="gr8" draw:text-style-name="P12" draw:layer="layout" svg:width="0.855cm" svg:height="0.61cm" svg:x="19.83cm" svg:y="7.143cm">
            <text:p text:style-name="P4"><text:span text:style-name="T7"/></text:p>
            <draw:enhanced-geometry draw:mirror-horizontal="false" draw:mirror-vertical="false" drawooo:sub-view-size="15967 11393" draw:text-areas="0 0 ?f0 ?f1" svg:viewBox="0 0 0 0" draw:type="ooxml-non-primitive" draw:enhanced-path="M 11239 1 C 11239 1 2297 540 1140 637 0 731 782 1609 782 1609 L 2509 11392 13973 9042 C 13973 9042 15966 4912 11239 1 Z N">
              <draw:equation draw:name="f0" draw:formula="logwidth"/>
              <draw:equation draw:name="f1" draw:formula="logheight"/>
            </draw:enhanced-geometry>
          </draw:custom-shape>
          <draw:custom-shape draw:name="Google Shape;353;p30" draw:style-name="gr8" draw:text-style-name="P12" draw:layer="layout" svg:width="2.409cm" svg:height="1.702cm" svg:x="18.588cm" svg:y="8.467cm">
            <text:p text:style-name="P4"><text:span text:style-name="T7"/></text:p>
            <draw:enhanced-geometry draw:mirror-horizontal="false" draw:mirror-vertical="false" drawooo:sub-view-size="44977 31783" draw:text-areas="0 0 ?f0 ?f1" svg:viewBox="0 0 0 0" draw:type="ooxml-non-primitive" draw:enhanced-path="M 21244 0 L 12828 2328 12636 2425 C 12636 2425 1792 22473 0 26056 0 26056 12467 31783 24995 31783 32535 31783 40097 29708 44976 23062 44976 23062 37589 7427 26170 1474 L 21244 0 Z N">
              <draw:equation draw:name="f0" draw:formula="logwidth"/>
              <draw:equation draw:name="f1" draw:formula="logheight"/>
            </draw:enhanced-geometry>
          </draw:custom-shape>
          <draw:custom-shape draw:name="Google Shape;354;p30" draw:style-name="gr6" draw:text-style-name="P10" draw:layer="layout" svg:width="0.187cm" svg:height="0.127cm" svg:x="20.123cm" svg:y="6.717cm">
            <text:p text:style-name="P4"><text:span text:style-name="T7"/></text:p>
            <draw:enhanced-geometry draw:mirror-horizontal="false" draw:mirror-vertical="false" drawooo:sub-view-size="3517 2392" draw:text-areas="0 0 ?f0 ?f1" svg:viewBox="0 0 0 0" draw:type="ooxml-non-primitive" draw:enhanced-path="M 2104 0 C 1442 0 761 682 761 682 L 1 2392 C 1 2392 3516 1157 2756 302 2560 82 2333 0 2104 0 Z N">
              <draw:equation draw:name="f0" draw:formula="logwidth"/>
              <draw:equation draw:name="f1" draw:formula="logheight"/>
            </draw:enhanced-geometry>
          </draw:custom-shape>
          <draw:custom-shape draw:name="Google Shape;355;p30" draw:style-name="gr6" draw:text-style-name="P10" draw:layer="layout" svg:width="0.161cm" svg:height="0.075cm" svg:x="19.676cm" svg:y="6.971cm">
            <text:p text:style-name="P4"><text:span text:style-name="T7"/></text:p>
            <draw:enhanced-geometry draw:mirror-horizontal="false" draw:mirror-vertical="false" drawooo:sub-view-size="3026 1412" draw:text-areas="0 0 ?f0 ?f1" svg:viewBox="0 0 0 0" draw:type="ooxml-non-primitive" draw:enhanced-path="M 0 1 C 1 1 15 13 42 34 L 42 34 C 28 22 15 11 0 1 Z M 42 34 C 606 507 442 1347 442 1347 760 1392 1041 1411 1289 1411 2645 1411 3025 841 3025 841 L 3025 841 C 2811 896 2598 920 2391 920 1245 920 252 198 42 34 Z N">
              <draw:equation draw:name="f0" draw:formula="logwidth"/>
              <draw:equation draw:name="f1" draw:formula="logheight"/>
            </draw:enhanced-geometry>
          </draw:custom-shape>
          <draw:custom-shape draw:name="Google Shape;356;p30" draw:style-name="gr16" draw:text-style-name="P30" draw:layer="layout" svg:width="0.288cm" svg:height="0.648cm" svg:x="19.87cm" svg:y="11.669cm">
            <text:p text:style-name="P4"><text:span text:style-name="T7"/></text:p>
            <draw:enhanced-geometry draw:mirror-horizontal="false" draw:mirror-vertical="false" drawooo:sub-view-size="5386 12103" draw:text-areas="0 0 ?f0 ?f1" svg:viewBox="0 0 0 0" draw:type="ooxml-non-primitive" draw:enhanced-path="M 2211 0 C 2211 1 3246 8862 1845 8862 1450 8862 861 8157 0 6349 L 0 6349 C 1 6349 1623 12103 3358 12103 3429 12103 3500 12093 3571 12073 5386 11562 4022 2860 4022 2860 L 2211 0 Z N">
              <draw:equation draw:name="f0" draw:formula="logwidth"/>
              <draw:equation draw:name="f1" draw:formula="logheight"/>
            </draw:enhanced-geometry>
          </draw:custom-shape>
          <draw:custom-shape draw:name="Google Shape;357;p30" draw:style-name="gr16" draw:text-style-name="P30" draw:layer="layout" svg:width="0.617cm" svg:height="0.189cm" svg:x="21.057cm" svg:y="10.043cm">
            <text:p text:style-name="P4"><text:span text:style-name="T7"/></text:p>
            <draw:enhanced-geometry draw:mirror-horizontal="false" draw:mirror-vertical="false" drawooo:sub-view-size="11537 3542" draw:text-areas="0 0 ?f0 ?f1" svg:viewBox="0 0 0 0" draw:type="ooxml-non-primitive" draw:enhanced-path="M 8609 1 C 6617 1 3851 341 2827 494 1278 726 1 2120 1 2120 1 2120 3042 1626 5274 1626 6167 1626 6930 1705 7318 1927 8083 2364 6236 3541 6236 3541 6236 3541 11536 1074 10723 339 10448 90 9630 1 8609 1 Z N">
              <draw:equation draw:name="f0" draw:formula="logwidth"/>
              <draw:equation draw:name="f1" draw:formula="logheight"/>
            </draw:enhanced-geometry>
          </draw:custom-shape>
          <draw:custom-shape draw:name="Google Shape;358;p30" draw:style-name="gr16" draw:text-style-name="P30" draw:layer="layout" svg:width="0.143cm" svg:height="0.213cm" svg:x="20.94cm" svg:y="10.221cm">
            <text:p text:style-name="P4"><text:span text:style-name="T7"/></text:p>
            <draw:enhanced-geometry draw:mirror-horizontal="false" draw:mirror-vertical="false" drawooo:sub-view-size="2678 3993" draw:text-areas="0 0 ?f0 ?f1" svg:viewBox="0 0 0 0" draw:type="ooxml-non-primitive" draw:enhanced-path="M 367 1 L 0 473 1733 3992 2678 3467 367 1 Z N">
              <draw:equation draw:name="f0" draw:formula="logwidth"/>
              <draw:equation draw:name="f1" draw:formula="logheight"/>
            </draw:enhanced-geometry>
          </draw:custom-shape>
          <draw:custom-shape draw:name="Google Shape;359;p30" draw:style-name="gr16" draw:text-style-name="P30" draw:layer="layout" svg:width="0.258cm" svg:height="0.261cm" svg:x="19.673cm" svg:y="11.521cm">
            <text:p text:style-name="P4"><text:span text:style-name="T7"/></text:p>
            <draw:enhanced-geometry draw:mirror-horizontal="false" draw:mirror-vertical="false" drawooo:sub-view-size="4833 4886" draw:text-areas="0 0 ?f0 ?f1" svg:viewBox="0 0 0 0" draw:type="ooxml-non-primitive" draw:enhanced-path="M 4254 1 L 0 3835 1261 4886 4832 999 4254 1 Z N">
              <draw:equation draw:name="f0" draw:formula="logwidth"/>
              <draw:equation draw:name="f1" draw:formula="logheight"/>
            </draw:enhanced-geometry>
          </draw:custom-shape>
        </draw:g>
        <presentation:notes draw:style-name="dp2">
          <draw:page-thumbnail draw:name="Google Shape;333;g3644f8afde0_0_132:notes" draw:style-name="gr9" draw:layer="layout" svg:width="16.932cm" svg:height="9.524cm" svg:x="1.059cm" svg:y="1.905cm" draw:page-number="6" presentation:class="page"/>
          <draw:frame draw:name="Google Shape;334;g3644f8afde0_0_132:notes" presentation:style-name="pr12" draw:text-style-name="P13" draw:layer="layout" svg:width="15.239cm" svg:height="11.429cm" svg:x="1.905cm" svg:y="12.065cm" presentation:class="notes" presentation:placeholder="true" presentation:user-transformed="true">
            <draw:text-box/>
          </draw:frame>
        </presentation:notes>
      </draw:page>
      <draw:page draw:name="Obrigado!" draw:style-name="dp1" draw:master-page-name="ONE_5f_COLUMN_5f_TEXT_5f_1_5f_1_5f_1">
        <draw:frame draw:name="Google Shape;364;p31" presentation:style-name="pr13" draw:text-style-name="P3" draw:layer="layout" svg:width="20.977cm" svg:height="2.098cm" svg:x="2.211cm" svg:y="2.153cm" presentation:class="title" presentation:user-transformed="true">
          <draw:text-box>
            <text:p text:style-name="P17"><text:span text:style-name="T1">Obrigado!</text:span></text:p>
          </draw:text-box>
        </draw:frame>
        <draw:frame draw:name="Google Shape;365;p31" presentation:style-name="pr14" draw:text-style-name="P31" draw:layer="layout" svg:width="10.567cm" svg:height="3.271cm" svg:x="7.416cm" svg:y="4.976cm" presentation:class="subtitle" presentation:user-transformed="true">
          <draw:text-box>
            <text:p text:style-name="P17"><text:span text:style-name="T13">Rodrigo F C Moreira</text:span></text:p>
            <text:p text:style-name="P17"><text:span text:style-name="T13">rodrigopreco@gmail.com</text:span></text:p>
            <text:p text:style-name="P17"><text:span text:style-name="T13">19 9 87017846</text:span></text:p>
            <text:p text:style-name="P17"><text:span text:style-name="T13"/></text:p>
          </draw:text-box>
        </draw:frame>
        <draw:custom-shape draw:name="Google Shape;366;p31" draw:style-name="gr17" draw:text-style-name="P16" draw:layer="layout" svg:width="8.332cm" svg:height="0.977cm" svg:x="8.533cm" svg:y="12.1cm">
          <text:p text:style-name="P32"><text:span text:style-name="T14">Please keep this slide for at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31" draw:style-name="gr1" draw:text-style-name="P1" draw:layer="layout" svg:width="16.37cm" svg:height="12.726cm" draw:transform="skewX (7.15185762385398E-017) rotate (0.857305728579615) translate (-9.896cm 9.585cm)">
          <text:p text:style-name="P4"><text:span text:style-name="T7"/></text:p>
          <draw:enhanced-geometry draw:mirror-horizontal="true" draw:mirror-vertical="false" drawooo:sub-view-size="186822 157985" draw:text-areas="0 0 ?f0 ?f1" svg:viewBox="0 0 0 0" draw:type="ooxml-non-primitive" draw:enhanced-path="M 91145 1 C 83069 1 75289 5146 70242 11684 64470 19161 61385 28296 57534 36921 53683 45547 48606 54190 40421 58906 32607 63409 22888 63771 15215 68510 4141 75350 1 90547 3903 102964 7804 115382 18408 124900 30388 129989 42021 134933 54885 136165 67538 136165 67915 136165 68293 136164 68670 136162 71151 136148 73662 136098 76171 136098 83592 136098 91005 136539 97639 139671 105490 143379 111304 150460 119003 154473 123471 156801 128510 157984 133547 157984 137128 157984 140707 157386 144079 156175 168362 147455 180365 110227 184842 87706 186018 81789 186821 75647 185541 69753 184259 63857 180546 58199 174931 55993 172945 55214 170924 54904 168876 54904 160991 54904 152710 59492 144539 59492 143674 59492 142810 59440 141948 59327 133155 58167 126439 50691 122614 42689 118789 34689 117040 25835 113372 17761 109704 9688 103348 2002 94638 331 93473 107 92306 1 91145 1 Z N">
            <draw:equation draw:name="f0" draw:formula="logwidth"/>
            <draw:equation draw:name="f1" draw:formula="logheight"/>
          </draw:enhanced-geometry>
        </draw:custom-shape>
        <draw:g draw:name="Google Shape;368;p31">
          <draw:custom-shape draw:name="Google Shape;369;p31" draw:style-name="gr6" draw:text-style-name="P10" draw:layer="layout" svg:width="0.852cm" svg:height="0.851cm" svg:x="11.195cm" svg:y="8.722cm">
            <text:p text:style-name="P4"><text:span text:style-name="T7"/></text:p>
            <draw:enhanced-geometry draw:mirror-horizontal="false" draw:mirror-vertical="false" drawooo:sub-view-size="13613 13599" draw:text-areas="0 0 ?f0 ?f1" svg:viewBox="0 0 0 0" draw:type="ooxml-non-primitive" draw:enhanced-path="M 6799 0 C 3046 0 0 3046 0 6799 0 10552 3046 13598 6799 13598 10567 13598 13613 10552 13613 6799 13613 3046 10567 0 6799 0 Z N">
              <draw:equation draw:name="f0" draw:formula="logwidth"/>
              <draw:equation draw:name="f1" draw:formula="logheight"/>
            </draw:enhanced-geometry>
          </draw:custom-shape>
          <draw:custom-shape draw:name="Google Shape;370;p31" draw:style-name="gr5" draw:text-style-name="P9" draw:layer="layout" svg:width="0.495cm" svg:height="0.851cm" svg:x="11.565cm" svg:y="8.722cm">
            <text:p text:style-name="P4"><text:span text:style-name="T7"/></text:p>
            <draw:enhanced-geometry draw:mirror-horizontal="false" draw:mirror-vertical="false" drawooo:sub-view-size="7926 13602" draw:text-areas="0 0 ?f0 ?f1" svg:viewBox="0 0 0 0" draw:type="ooxml-non-primitive" draw:enhanced-path="M 881 0 C 593 0 290 15 1 58 3379 505 5919 3378 5919 6799 5919 10220 3379 13093 1 13541 306 13581 610 13601 909 13601 4431 13601 7440 10865 7666 7247 7926 3320 4822 0 881 0 Z N">
              <draw:equation draw:name="f0" draw:formula="logwidth"/>
              <draw:equation draw:name="f1" draw:formula="logheight"/>
            </draw:enhanced-geometry>
          </draw:custom-shape>
          <draw:custom-shape draw:name="Google Shape;371;p31" draw:style-name="gr4" draw:text-style-name="P8" draw:layer="layout" svg:width="0.463cm" svg:height="0.667cm" svg:x="11.343cm" svg:y="8.907cm">
            <text:p text:style-name="P4"><text:span text:style-name="T7"/></text:p>
            <draw:enhanced-geometry draw:mirror-horizontal="false" draw:mirror-vertical="false" drawooo:sub-view-size="7407 10668" draw:text-areas="0 0 ?f0 ?f1" svg:viewBox="0 0 0 0" draw:type="ooxml-non-primitive" draw:enhanced-path="M 6208 0 C 4086 14 2079 1732 2079 3854 L 2079 4114 C 2079 4129 2051 4157 2036 4157 L 174 4157 C 73 4157 1 4230 1 4331 L 1 6048 C 1 6149 73 6236 174 6236 L 2036 6236 C 2051 6236 2079 6251 2079 6279 L 2079 10220 C 2079 10235 2079 10249 2108 10264 2743 10495 3422 10624 4100 10668 4129 10668 4144 10639 4144 10624 L 4144 6279 C 4144 6251 4158 6236 4187 6236 L 7218 6236 C 7319 6236 7406 6149 7406 6048 L 7406 4331 C 7406 4230 7319 4143 7218 4143 L 4187 4143 C 4158 4143 4144 4129 4144 4100 L 4144 3854 C 4144 2714 5068 2079 6208 2079 L 7218 2079 C 7319 2079 7406 1992 7406 1891 L 7406 173 C 7406 72 7319 0 7218 0 Z N">
              <draw:equation draw:name="f0" draw:formula="logwidth"/>
              <draw:equation draw:name="f1" draw:formula="logheight"/>
            </draw:enhanced-geometry>
          </draw:custom-shape>
        </draw:g>
        <draw:g draw:name="Google Shape;372;p31">
          <draw:custom-shape draw:name="Google Shape;373;p31" draw:style-name="gr6" draw:text-style-name="P10" draw:layer="layout" svg:width="0.852cm" svg:height="0.851cm" svg:x="12.266cm" svg:y="8.722cm">
            <text:p text:style-name="P4"><text:span text:style-name="T7"/></text:p>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374;p31" draw:style-name="gr5" draw:text-style-name="P9" draw:layer="layout" svg:width="0.495cm" svg:height="0.852cm" svg:x="12.637cm" svg:y="8.722cm">
            <text:p text:style-name="P4"><text:span text:style-name="T7"/></text:p>
            <draw:enhanced-geometry draw:mirror-horizontal="false" draw:mirror-vertical="false" drawooo:sub-view-size="7926 13613" draw:text-areas="0 0 ?f0 ?f1" svg:viewBox="0 0 0 0" draw:type="ooxml-non-primitive" draw:enhanced-path="M 881 0 C 884 0 886 0 888 0 L 888 0 C 891 0 893 0 896 0 Z M 888 0 L 888 0 C 588 0 301 15 1 58 3393 491 5934 3378 5934 6799 5934 10220 3393 13107 1 13555 299 13594 595 13612 887 13612 4418 13612 7441 10873 7680 7247 7926 3323 4826 4 888 0 Z N">
              <draw:equation draw:name="f0" draw:formula="logwidth"/>
              <draw:equation draw:name="f1" draw:formula="logheight"/>
            </draw:enhanced-geometry>
          </draw:custom-shape>
          <draw:custom-shape draw:name="Google Shape;375;p31" draw:style-name="gr4" draw:text-style-name="P8" draw:layer="layout" svg:width="0.545cm" svg:height="0.545cm" svg:x="12.42cm" svg:y="8.875cm">
            <text:p text:style-name="P4"><text:span text:style-name="T7"/></text:p>
            <draw:enhanced-geometry draw:mirror-horizontal="false" draw:mirror-vertical="false" drawooo:sub-view-size="8720 8720" draw:text-areas="0 0 ?f0 ?f1" svg:viewBox="0 0 0 0" draw:type="ooxml-non-primitive" draw:enhanced-path="M 6886 448 C 7651 448 8272 1069 8272 1834 L 8272 6872 8272 6886 C 8272 7652 7651 8272 6872 8272 L 1848 8272 C 1069 8272 448 7652 448 6886 L 448 1834 C 448 1069 1069 448 1848 448 Z M 1848 1 C 823 1 0 824 0 1834 L 0 6872 C 0 7897 823 8720 1848 8720 L 6886 8720 C 7897 8720 8719 7897 8719 6886 L 8719 1834 C 8719 824 7897 1 6872 1 Z N">
              <draw:equation draw:name="f0" draw:formula="logwidth"/>
              <draw:equation draw:name="f1" draw:formula="logheight"/>
            </draw:enhanced-geometry>
          </draw:custom-shape>
          <draw:custom-shape draw:name="Google Shape;376;p31" draw:style-name="gr4" draw:text-style-name="P8" draw:layer="layout" svg:width="0.334cm" svg:height="0.286cm" svg:x="12.5cm" svg:y="9.004cm">
            <text:p text:style-name="P4"><text:span text:style-name="T7"/></text:p>
            <draw:enhanced-geometry draw:mirror-horizontal="false" draw:mirror-vertical="false" drawooo:sub-view-size="5356 4588" draw:text-areas="0 0 ?f0 ?f1" svg:viewBox="0 0 0 0" draw:type="ooxml-non-primitive" draw:enhanced-path="M 3063 447 C 4013 447 4923 1183 4923 2295 4908 3320 4085 4143 3075 4143 1429 4143 592 2151 1761 996 2140 617 2606 447 3063 447 Z M 3075 0 C 1025 0 0 2468 1444 3912 1910 4379 2484 4587 3047 4587 4225 4587 5356 3673 5356 2295 5356 1025 4331 0 3075 0 Z N">
              <draw:equation draw:name="f0" draw:formula="logwidth"/>
              <draw:equation draw:name="f1" draw:formula="logheight"/>
            </draw:enhanced-geometry>
          </draw:custom-shape>
          <draw:custom-shape draw:name="Google Shape;377;p31" draw:style-name="gr4" draw:text-style-name="P8" draw:layer="layout" svg:width="0.073cm" svg:height="0.073cm" svg:x="12.803cm" svg:y="8.945cm">
            <text:p text:style-name="P4"><text:span text:style-name="T7"/></text:p>
            <draw:enhanced-geometry draw:mirror-horizontal="false" draw:mirror-vertical="false" drawooo:sub-view-size="1185 1184" draw:text-areas="0 0 ?f0 ?f1" svg:viewBox="0 0 0 0" draw:type="ooxml-non-primitive" draw:enhanced-path="M 593 0 C 275 0 1 260 1 592 1 910 275 1184 593 1184 925 1184 1185 910 1185 592 1185 260 925 0 593 0 Z N">
              <draw:equation draw:name="f0" draw:formula="logwidth"/>
              <draw:equation draw:name="f1" draw:formula="logheight"/>
            </draw:enhanced-geometry>
          </draw:custom-shape>
        </draw:g>
        <draw:g draw:name="Google Shape;378;p31">
          <draw:custom-shape draw:name="Google Shape;379;p31" draw:style-name="gr6" draw:text-style-name="P10" draw:layer="layout" svg:width="0.852cm" svg:height="0.851cm" svg:x="13.337cm" svg:y="8.722cm">
            <text:p text:style-name="P4"><text:span text:style-name="T7"/></text:p>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380;p31" draw:style-name="gr5" draw:text-style-name="P9" draw:layer="layout" svg:width="0.496cm" svg:height="0.851cm" svg:x="13.708cm" svg:y="8.722cm">
            <text:p text:style-name="P4"><text:span text:style-name="T7"/></text:p>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381;p31" draw:style-name="gr4" draw:text-style-name="P8" draw:layer="layout" svg:width="0.093cm" svg:height="0.278cm" svg:x="13.541cm" svg:y="9.073cm">
            <text:p text:style-name="P4"><text:span text:style-name="T7"/></text:p>
            <draw:enhanced-geometry draw:mirror-horizontal="false" draw:mirror-vertical="false" drawooo:sub-view-size="1502 4461" draw:text-areas="0 0 ?f0 ?f1" svg:viewBox="0 0 0 0" draw:type="ooxml-non-primitive" draw:enhanced-path="M 58 0 C 29 0 0 29 0 58 L 0 4403 C 0 4432 29 4461 58 4461 L 1444 4461 C 1473 4461 1502 4446 1502 4403 L 1502 58 C 1502 29 1473 0 1444 0 Z N">
              <draw:equation draw:name="f0" draw:formula="logwidth"/>
              <draw:equation draw:name="f1" draw:formula="logheight"/>
            </draw:enhanced-geometry>
          </draw:custom-shape>
          <draw:custom-shape draw:name="Google Shape;382;p31" draw:style-name="gr4" draw:text-style-name="P8" draw:layer="layout" svg:width="0.131cm" svg:height="0.112cm" svg:x="13.503cm" svg:y="8.906cm">
            <text:p text:style-name="P4"><text:span text:style-name="T7"/></text:p>
            <draw:enhanced-geometry draw:mirror-horizontal="false" draw:mirror-vertical="false" drawooo:sub-view-size="2109 1811" draw:text-areas="0 0 ?f0 ?f1" svg:viewBox="0 0 0 0" draw:type="ooxml-non-primitive" draw:enhanced-path="M 1208 0 C 987 0 761 83 578 266 1 829 405 1810 1214 1810 1704 1810 2109 1406 2109 901 2109 355 1668 0 1208 0 Z N">
              <draw:equation draw:name="f0" draw:formula="logwidth"/>
              <draw:equation draw:name="f1" draw:formula="logheight"/>
            </draw:enhanced-geometry>
          </draw:custom-shape>
          <draw:custom-shape draw:name="Google Shape;383;p31" draw:style-name="gr4" draw:text-style-name="P8" draw:layer="layout" svg:width="0.297cm" svg:height="0.279cm" svg:x="13.726cm" svg:y="9.073cm">
            <text:p text:style-name="P4"><text:span text:style-name="T7"/></text:p>
            <draw:enhanced-geometry draw:mirror-horizontal="false" draw:mirror-vertical="false" drawooo:sub-view-size="4765 4477" draw:text-areas="0 0 ?f0 ?f1" svg:viewBox="0 0 0 0" draw:type="ooxml-non-primitive" draw:enhanced-path="M 2716 1 C 2701 1 2686 1 2671 1 2180 1 1718 145 1314 434 1304 441 1294 444 1284 444 1248 444 1213 410 1213 376 L 1213 59 C 1213 30 1170 1 1141 1 L 58 1 C 29 1 1 30 1 59 L 1 4389 C 1 4433 29 4462 58 4462 L 1430 4462 C 1473 4462 1502 4433 1502 4389 L 1502 2859 C 1502 2354 1617 1502 2382 1502 3133 1502 3249 2354 3249 2859 L 3249 4404 C 3249 4433 3277 4462 3321 4462 L 3321 4476 4692 4476 C 4721 4476 4750 4433 4750 4404 L 4750 2383 C 4764 1806 4591 1243 4259 766 3893 287 3320 1 2716 1 Z N">
              <draw:equation draw:name="f0" draw:formula="logwidth"/>
              <draw:equation draw:name="f1" draw:formula="logheight"/>
            </draw:enhanced-geometry>
          </draw:custom-shape>
        </draw:g>
        <draw:g draw:name="Google Shape;384;p31">
          <draw:custom-shape draw:name="Google Shape;385;p31" draw:style-name="gr8" draw:text-style-name="P12" draw:layer="layout" svg:width="2.181cm" svg:height="2.217cm" svg:x="-2.677cm" svg:y="8.139cm">
            <text:p text:style-name="P4"><text:span text:style-name="T7"/></text:p>
            <draw:enhanced-geometry draw:mirror-horizontal="false" draw:mirror-vertical="false" drawooo:sub-view-size="44666 45409" draw:text-areas="0 0 ?f0 ?f1" svg:viewBox="0 0 0 0" draw:type="ooxml-non-primitive" draw:enhanced-path="M 0 1 L 0 45408 44665 45408 44665 1 Z N">
              <draw:equation draw:name="f0" draw:formula="logwidth"/>
              <draw:equation draw:name="f1" draw:formula="logheight"/>
            </draw:enhanced-geometry>
          </draw:custom-shape>
          <draw:custom-shape draw:name="Google Shape;386;p31" draw:style-name="gr5" draw:text-style-name="P9" draw:layer="layout" svg:width="2.367cm" svg:height="0.33cm" svg:x="-2.773cm" svg:y="7.982cm">
            <text:p text:style-name="P4"><text:span text:style-name="T7"/></text:p>
            <draw:enhanced-geometry draw:mirror-horizontal="false" draw:mirror-vertical="false" drawooo:sub-view-size="48480 6778" draw:text-areas="0 0 ?f0 ?f1" svg:viewBox="0 0 0 0" draw:type="ooxml-non-primitive" draw:enhanced-path="M 0 1 L 0 6777 48480 6777 48480 1 Z N">
              <draw:equation draw:name="f0" draw:formula="logwidth"/>
              <draw:equation draw:name="f1" draw:formula="logheight"/>
            </draw:enhanced-geometry>
          </draw:custom-shape>
          <draw:custom-shape draw:name="Google Shape;387;p31" draw:style-name="gr4" draw:text-style-name="P8" draw:layer="layout" svg:width="0.182cm" svg:height="2.511cm" svg:x="-2.248cm" svg:y="7.984cm">
            <text:p text:style-name="P4"><text:span text:style-name="T7"/></text:p>
            <draw:enhanced-geometry draw:mirror-horizontal="false" draw:mirror-vertical="false" drawooo:sub-view-size="3737 51414" draw:text-areas="0 0 ?f0 ?f1" svg:viewBox="0 0 0 0" draw:type="ooxml-non-primitive" draw:enhanced-path="M 0 0 L 0 51414 3737 51414 3737 0 Z N">
              <draw:equation draw:name="f0" draw:formula="logwidth"/>
              <draw:equation draw:name="f1" draw:formula="logheight"/>
            </draw:enhanced-geometry>
          </draw:custom-shape>
          <draw:custom-shape draw:name="Google Shape;388;p31" draw:style-name="gr4" draw:text-style-name="P8" draw:layer="layout" svg:width="0.182cm" svg:height="2.511cm" svg:x="-1.115cm" svg:y="7.984cm">
            <text:p text:style-name="P4"><text:span text:style-name="T7"/></text:p>
            <draw:enhanced-geometry draw:mirror-horizontal="false" draw:mirror-vertical="false" drawooo:sub-view-size="3737 51414" draw:text-areas="0 0 ?f0 ?f1" svg:viewBox="0 0 0 0" draw:type="ooxml-non-primitive" draw:enhanced-path="M 0 0 L 0 51414 3737 51414 3737 0 Z N">
              <draw:equation draw:name="f0" draw:formula="logwidth"/>
              <draw:equation draw:name="f1" draw:formula="logheight"/>
            </draw:enhanced-geometry>
          </draw:custom-shape>
          <draw:custom-shape draw:name="Google Shape;389;p31" draw:style-name="gr6" draw:text-style-name="P10" draw:layer="layout" svg:width="1.186cm" svg:height="0.797cm" svg:x="0.687cm" svg:y="13.367cm">
            <text:p text:style-name="P4"><text:span text:style-name="T7"/></text:p>
            <draw:enhanced-geometry draw:mirror-horizontal="false" draw:mirror-vertical="false" drawooo:sub-view-size="24295 16328" draw:text-areas="0 0 ?f0 ?f1" svg:viewBox="0 0 0 0" draw:type="ooxml-non-primitive" draw:enhanced-path="M 3798 0 C 3798 0 964 3108 613 5217 263 7325 1 8592 1 8592 L 21085 16328 C 21085 16328 24295 15004 23428 13084 22561 11164 12532 2637 12532 2637 L 3798 0 Z N">
              <draw:equation draw:name="f0" draw:formula="logwidth"/>
              <draw:equation draw:name="f1" draw:formula="logheight"/>
            </draw:enhanced-geometry>
          </draw:custom-shape>
          <draw:custom-shape draw:name="Google Shape;390;p31" draw:style-name="gr4" draw:text-style-name="P8" draw:layer="layout" svg:width="0.526cm" svg:height="0.266cm" svg:x="0.943cm" svg:y="13.886cm">
            <text:p text:style-name="P4"><text:span text:style-name="T7"/></text:p>
            <draw:enhanced-geometry draw:mirror-horizontal="false" draw:mirror-vertical="false" drawooo:sub-view-size="10797 5456" draw:text-areas="0 0 ?f0 ?f1" svg:viewBox="0 0 0 0" draw:type="ooxml-non-primitive" draw:enhanced-path="M 1563 1 C 990 1 451 360 252 930 0 1650 383 2445 1104 2698 L 8777 5378 C 8927 5431 9080 5456 9231 5456 9805 5456 10345 5096 10545 4526 10797 3806 10413 3011 9693 2759 L 2018 78 C 1868 26 1714 1 1563 1 Z N">
              <draw:equation draw:name="f0" draw:formula="logwidth"/>
              <draw:equation draw:name="f1" draw:formula="logheight"/>
            </draw:enhanced-geometry>
          </draw:custom-shape>
          <draw:custom-shape draw:name="Google Shape;391;p31" draw:style-name="gr4" draw:text-style-name="P8" draw:layer="layout" svg:width="0.693cm" svg:height="1.122cm" svg:x="0.942cm" svg:y="12.871cm">
            <text:p text:style-name="P4"><text:span text:style-name="T7"/></text:p>
            <draw:enhanced-geometry draw:mirror-horizontal="false" draw:mirror-vertical="false" drawooo:sub-view-size="14198 22993" draw:text-areas="0 0 ?f0 ?f1" svg:viewBox="0 0 0 0" draw:type="ooxml-non-primitive" draw:enhanced-path="M 11618 1 L 0 21605 2579 22992 14198 1388 11618 1 Z N">
              <draw:equation draw:name="f0" draw:formula="logwidth"/>
              <draw:equation draw:name="f1" draw:formula="logheight"/>
            </draw:enhanced-geometry>
          </draw:custom-shape>
          <draw:custom-shape draw:name="Google Shape;392;p31" draw:style-name="gr8" draw:text-style-name="P12" draw:layer="layout" svg:width="2.472cm" svg:height="5.471cm" svg:x="-0.391cm" svg:y="8.111cm">
            <text:p text:style-name="P4"><text:span text:style-name="T7"/></text:p>
            <draw:enhanced-geometry draw:mirror-horizontal="false" draw:mirror-vertical="false" drawooo:sub-view-size="50628 112001" draw:text-areas="0 0 ?f0 ?f1" svg:viewBox="0 0 0 0" draw:type="ooxml-non-primitive" draw:enhanced-path="M 15275 1 C 6459 1 1 3596 11368 18581 40733 57290 28271 108913 28271 108913 L 36666 112000 C 36666 112000 50627 70614 49622 56048 48618 41483 33551 3062 33551 3062 33551 3062 23409 1 15275 1 Z N">
              <draw:equation draw:name="f0" draw:formula="logwidth"/>
              <draw:equation draw:name="f1" draw:formula="logheight"/>
            </draw:enhanced-geometry>
          </draw:custom-shape>
          <draw:custom-shape draw:name="Google Shape;393;p31" draw:style-name="gr8" draw:text-style-name="P12" draw:layer="layout" svg:width="1.48cm" svg:height="0.603cm" svg:x="-0.147cm" svg:y="5.479cm">
            <text:p text:style-name="P4"><text:span text:style-name="T7"/></text:p>
            <draw:enhanced-geometry draw:mirror-horizontal="false" draw:mirror-vertical="false" drawooo:sub-view-size="30322 12368" draw:text-areas="0 0 ?f0 ?f1" svg:viewBox="0 0 0 0" draw:type="ooxml-non-primitive" draw:enhanced-path="M 27261 0 C 25098 0 4401 4324 2475 5064 487 5829 0 12368 0 12368 L 30321 2310 C 30321 2310 28332 321 27414 15 27385 5 27333 0 27261 0 Z N">
              <draw:equation draw:name="f0" draw:formula="logwidth"/>
              <draw:equation draw:name="f1" draw:formula="logheight"/>
            </draw:enhanced-geometry>
          </draw:custom-shape>
          <draw:custom-shape draw:name="Google Shape;394;p31" draw:style-name="gr7" draw:text-style-name="P11" draw:layer="layout" svg:width="1.529cm" svg:height="3.875cm" svg:x="0.217cm" svg:y="9.069cm">
            <text:p text:style-name="P4"><text:span text:style-name="T7"/></text:p>
            <draw:enhanced-geometry draw:mirror-horizontal="false" draw:mirror-vertical="false" drawooo:sub-view-size="31323 79332" draw:text-areas="0 0 ?f0 ?f1" svg:viewBox="0 0 0 0" draw:type="ooxml-non-primitive" draw:enhanced-path="M 4925 1 L 1 3690 10522 17731 25340 79332 31323 77893 16207 15057 4925 1 Z N">
              <draw:equation draw:name="f0" draw:formula="logwidth"/>
              <draw:equation draw:name="f1" draw:formula="logheight"/>
            </draw:enhanced-geometry>
          </draw:custom-shape>
          <draw:custom-shape draw:name="Google Shape;395;p31" draw:style-name="gr4" draw:text-style-name="P8" draw:layer="layout" svg:width="3.61cm" svg:height="0.163cm" svg:x="-3.068cm" svg:y="10.359cm">
            <text:p text:style-name="P4"><text:span text:style-name="T7"/></text:p>
            <draw:enhanced-geometry draw:mirror-horizontal="false" draw:mirror-vertical="false" drawooo:sub-view-size="73920 3350" draw:text-areas="0 0 ?f0 ?f1" svg:viewBox="0 0 0 0" draw:type="ooxml-non-primitive" draw:enhanced-path="M 1674 0 C 750 0 0 750 0 1675 0 2600 750 3350 1674 3350 L 72244 3350 C 73170 3350 73919 2600 73919 1675 73919 750 73170 0 72244 0 Z N">
              <draw:equation draw:name="f0" draw:formula="logwidth"/>
              <draw:equation draw:name="f1" draw:formula="logheight"/>
            </draw:enhanced-geometry>
          </draw:custom-shape>
          <draw:custom-shape draw:name="Google Shape;396;p31" draw:style-name="gr4" draw:text-style-name="P8" draw:layer="layout" svg:width="1.669cm" svg:height="0.801cm" svg:x="-0.266cm" svg:y="8.549cm">
            <text:p text:style-name="P4"><text:span text:style-name="T7"/></text:p>
            <draw:enhanced-geometry draw:mirror-horizontal="false" draw:mirror-vertical="false" drawooo:sub-view-size="34188 16422" draw:text-areas="0 0 ?f0 ?f1" svg:viewBox="0 0 0 0" draw:type="ooxml-non-primitive" draw:enhanced-path="M 4071 1 C 4071 1 0 7507 4071 13278 5710 15604 10444 16422 15607 16422 23258 16422 31852 14626 32725 13278 34187 11020 30286 6160 30286 6160 L 4071 1 Z N">
              <draw:equation draw:name="f0" draw:formula="logwidth"/>
              <draw:equation draw:name="f1" draw:formula="logheight"/>
            </draw:enhanced-geometry>
          </draw:custom-shape>
          <draw:custom-shape draw:name="Google Shape;397;p31" draw:style-name="gr4" draw:text-style-name="P8" draw:layer="layout" svg:width="2.83cm" svg:height="1.737cm" svg:x="-0.534cm" svg:y="5.571cm">
            <text:p text:style-name="P4"><text:span text:style-name="T7"/></text:p>
            <draw:enhanced-geometry draw:mirror-horizontal="false" draw:mirror-vertical="false" drawooo:sub-view-size="57941 35571" draw:text-areas="0 0 ?f0 ?f1" svg:viewBox="0 0 0 0" draw:type="ooxml-non-primitive" draw:enhanced-path="M 41241 1 C 34544 1 11489 7203 7920 10474 4069 14007 0 22376 2485 26955 4970 31533 15299 35570 15299 35570 L 57941 8644 C 57941 8644 46692 1450 42507 142 42200 46 41771 1 41241 1 Z N">
              <draw:equation draw:name="f0" draw:formula="logwidth"/>
              <draw:equation draw:name="f1" draw:formula="logheight"/>
            </draw:enhanced-geometry>
          </draw:custom-shape>
          <draw:custom-shape draw:name="Google Shape;398;p31" draw:style-name="gr18" draw:text-style-name="P33" draw:layer="layout" svg:width="0.993cm" svg:height="1.689cm" svg:x="-0.817cm" svg:y="10.959cm">
            <text:p text:style-name="P4"><text:span text:style-name="T7"/></text:p>
            <draw:enhanced-geometry draw:mirror-horizontal="false" draw:mirror-vertical="false" drawooo:sub-view-size="20354 34583" draw:text-areas="0 0 ?f0 ?f1" svg:viewBox="0 0 0 0" draw:type="ooxml-non-primitive" draw:enhanced-path="M 19761 1 L 1 34241 593 34583 20353 342 19761 1 Z N">
              <draw:equation draw:name="f0" draw:formula="logwidth"/>
              <draw:equation draw:name="f1" draw:formula="logheight"/>
            </draw:enhanced-geometry>
          </draw:custom-shape>
          <draw:custom-shape draw:name="Google Shape;399;p31" draw:style-name="gr5" draw:text-style-name="P9" draw:layer="layout" svg:width="1.688cm" svg:height="0.994cm" svg:x="-0.811cm" svg:y="11.66cm">
            <text:p text:style-name="P4"><text:span text:style-name="T7"/></text:p>
            <draw:enhanced-geometry draw:mirror-horizontal="false" draw:mirror-vertical="false" drawooo:sub-view-size="34573 20371" draw:text-areas="0 0 ?f0 ?f1" svg:viewBox="0 0 0 0" draw:type="ooxml-non-primitive" draw:enhanced-path="M 34231 1 L 1 19778 342 20371 34573 592 34231 1 Z N">
              <draw:equation draw:name="f0" draw:formula="logwidth"/>
              <draw:equation draw:name="f1" draw:formula="logheight"/>
            </draw:enhanced-geometry>
          </draw:custom-shape>
          <draw:custom-shape draw:name="Google Shape;400;p31" draw:style-name="gr5" draw:text-style-name="P9" draw:layer="layout" svg:width="1.93cm" svg:height="0.032cm" svg:x="-0.803cm" svg:y="12.624cm">
            <text:p text:style-name="P4"><text:span text:style-name="T7"/></text:p>
            <draw:enhanced-geometry draw:mirror-horizontal="false" draw:mirror-vertical="false" drawooo:sub-view-size="39535 684" draw:text-areas="0 0 ?f0 ?f1" svg:viewBox="0 0 0 0" draw:type="ooxml-non-primitive" draw:enhanced-path="M 1 0 L 1 684 39534 684 39534 0 Z N">
              <draw:equation draw:name="f0" draw:formula="logwidth"/>
              <draw:equation draw:name="f1" draw:formula="logheight"/>
            </draw:enhanced-geometry>
          </draw:custom-shape>
          <draw:custom-shape draw:name="Google Shape;401;p31" draw:style-name="gr5" draw:text-style-name="P9" draw:layer="layout" svg:width="1.688cm" svg:height="0.994cm" svg:x="-0.811cm" svg:y="12.626cm">
            <text:p text:style-name="P4"><text:span text:style-name="T7"/></text:p>
            <draw:enhanced-geometry draw:mirror-horizontal="false" draw:mirror-vertical="false" drawooo:sub-view-size="34580 20359" draw:text-areas="0 0 ?f0 ?f1" svg:viewBox="0 0 0 0" draw:type="ooxml-non-primitive" draw:enhanced-path="M 342 0 L 1 591 34238 20358 34580 19767 342 0 Z N">
              <draw:equation draw:name="f0" draw:formula="logwidth"/>
              <draw:equation draw:name="f1" draw:formula="logheight"/>
            </draw:enhanced-geometry>
          </draw:custom-shape>
          <draw:custom-shape draw:name="Google Shape;402;p31" draw:style-name="gr5" draw:text-style-name="P9" draw:layer="layout" svg:width="0.994cm" svg:height="1.688cm" svg:x="-0.817cm" svg:y="12.632cm">
            <text:p text:style-name="P4"><text:span text:style-name="T7"/></text:p>
            <draw:enhanced-geometry draw:mirror-horizontal="false" draw:mirror-vertical="false" drawooo:sub-view-size="20360 34581" draw:text-areas="0 0 ?f0 ?f1" svg:viewBox="0 0 0 0" draw:type="ooxml-non-primitive" draw:enhanced-path="M 592 1 L 0 343 19767 34581 20359 34239 592 1 Z N">
              <draw:equation draw:name="f0" draw:formula="logwidth"/>
              <draw:equation draw:name="f1" draw:formula="logheight"/>
            </draw:enhanced-geometry>
          </draw:custom-shape>
          <draw:custom-shape draw:name="Google Shape;403;p31" draw:style-name="gr5" draw:text-style-name="P9" draw:layer="layout" svg:width="0.032cm" svg:height="1.93cm" svg:x="-0.819cm" svg:y="12.64cm">
            <text:p text:style-name="P4"><text:span text:style-name="T7"/></text:p>
            <draw:enhanced-geometry draw:mirror-horizontal="false" draw:mirror-vertical="false" drawooo:sub-view-size="685 39536" draw:text-areas="0 0 ?f0 ?f1" svg:viewBox="0 0 0 0" draw:type="ooxml-non-primitive" draw:enhanced-path="M 1 1 L 1 39536 685 39536 685 1 Z N">
              <draw:equation draw:name="f0" draw:formula="logwidth"/>
              <draw:equation draw:name="f1" draw:formula="logheight"/>
            </draw:enhanced-geometry>
          </draw:custom-shape>
          <draw:custom-shape draw:name="Google Shape;404;p31" draw:style-name="gr5" draw:text-style-name="P9" draw:layer="layout" svg:width="0.993cm" svg:height="1.689cm" svg:x="-1.783cm" svg:y="12.631cm">
            <text:p text:style-name="P4"><text:span text:style-name="T7"/></text:p>
            <draw:enhanced-geometry draw:mirror-horizontal="false" draw:mirror-vertical="false" drawooo:sub-view-size="20355 34583" draw:text-areas="0 0 ?f0 ?f1" svg:viewBox="0 0 0 0" draw:type="ooxml-non-primitive" draw:enhanced-path="M 19762 1 L 1 34241 593 34583 20354 342 19762 1 Z N">
              <draw:equation draw:name="f0" draw:formula="logwidth"/>
              <draw:equation draw:name="f1" draw:formula="logheight"/>
            </draw:enhanced-geometry>
          </draw:custom-shape>
          <draw:custom-shape draw:name="Google Shape;405;p31" draw:style-name="gr5" draw:text-style-name="P9" draw:layer="layout" svg:width="1.696cm" svg:height="0.994cm" svg:x="-2.485cm" svg:y="12.663cm">
            <text:p text:style-name="P4"><text:span text:style-name="T7"/></text:p>
            <draw:enhanced-geometry draw:mirror-horizontal="false" draw:mirror-vertical="false" drawooo:sub-view-size="34737 20362" draw:text-areas="0 0 ?f0 ?f1" svg:viewBox="0 0 0 0" draw:type="ooxml-non-primitive" draw:enhanced-path="M 34395 0 L 0 19767 342 20362 34737 595 34395 0 Z N">
              <draw:equation draw:name="f0" draw:formula="logwidth"/>
              <draw:equation draw:name="f1" draw:formula="logheight"/>
            </draw:enhanced-geometry>
          </draw:custom-shape>
          <draw:custom-shape draw:name="Google Shape;406;p31" draw:style-name="gr5" draw:text-style-name="P9" draw:layer="layout" svg:width="1.93cm" svg:height="0.032cm" svg:x="-2.734cm" svg:y="12.624cm">
            <text:p text:style-name="P4"><text:span text:style-name="T7"/></text:p>
            <draw:enhanced-geometry draw:mirror-horizontal="false" draw:mirror-vertical="false" drawooo:sub-view-size="39533 684" draw:text-areas="0 0 ?f0 ?f1" svg:viewBox="0 0 0 0" draw:type="ooxml-non-primitive" draw:enhanced-path="M 0 0 L 0 684 39533 684 39533 0 Z N">
              <draw:equation draw:name="f0" draw:formula="logwidth"/>
              <draw:equation draw:name="f1" draw:formula="logheight"/>
            </draw:enhanced-geometry>
          </draw:custom-shape>
          <draw:custom-shape draw:name="Google Shape;407;p31" draw:style-name="gr5" draw:text-style-name="P9" draw:layer="layout" svg:width="1.688cm" svg:height="0.994cm" svg:x="-2.484cm" svg:y="11.66cm">
            <text:p text:style-name="P4"><text:span text:style-name="T7"/></text:p>
            <draw:enhanced-geometry draw:mirror-horizontal="false" draw:mirror-vertical="false" drawooo:sub-view-size="34580 20360" draw:text-areas="0 0 ?f0 ?f1" svg:viewBox="0 0 0 0" draw:type="ooxml-non-primitive" draw:enhanced-path="M 343 0 L 1 593 34238 20360 34580 19767 343 0 Z N">
              <draw:equation draw:name="f0" draw:formula="logwidth"/>
              <draw:equation draw:name="f1" draw:formula="logheight"/>
            </draw:enhanced-geometry>
          </draw:custom-shape>
          <draw:custom-shape draw:name="Google Shape;408;p31" draw:style-name="gr5" draw:text-style-name="P9" draw:layer="layout" svg:width="0.994cm" svg:height="1.688cm" svg:x="-1.783cm" svg:y="10.959cm">
            <text:p text:style-name="P4"><text:span text:style-name="T7"/></text:p>
            <draw:enhanced-geometry draw:mirror-horizontal="false" draw:mirror-vertical="false" drawooo:sub-view-size="20360 34580" draw:text-areas="0 0 ?f0 ?f1" svg:viewBox="0 0 0 0" draw:type="ooxml-non-primitive" draw:enhanced-path="M 592 1 L 0 343 19767 34580 20359 34238 592 1 Z N">
              <draw:equation draw:name="f0" draw:formula="logwidth"/>
              <draw:equation draw:name="f1" draw:formula="logheight"/>
            </draw:enhanced-geometry>
          </draw:custom-shape>
          <draw:custom-shape draw:name="Google Shape;409;p31" draw:style-name="gr5" draw:text-style-name="P9" draw:layer="layout" svg:width="0.032cm" svg:height="1.93cm" svg:x="-0.819cm" svg:y="10.709cm">
            <text:p text:style-name="P4"><text:span text:style-name="T7"/></text:p>
            <draw:enhanced-geometry draw:mirror-horizontal="false" draw:mirror-vertical="false" drawooo:sub-view-size="685 39533" draw:text-areas="0 0 ?f0 ?f1" svg:viewBox="0 0 0 0" draw:type="ooxml-non-primitive" draw:enhanced-path="M 1 0 L 1 39533 685 39533 685 0 Z N">
              <draw:equation draw:name="f0" draw:formula="logwidth"/>
              <draw:equation draw:name="f1" draw:formula="logheight"/>
            </draw:enhanced-geometry>
          </draw:custom-shape>
          <draw:custom-shape draw:name="Google Shape;410;p31" draw:style-name="gr4" draw:text-style-name="P8" draw:layer="layout" svg:width="4.031cm" svg:height="4.031cm" svg:x="-2.819cm" svg:y="10.624cm">
            <text:p text:style-name="P4"><text:span text:style-name="T7"/></text:p>
            <draw:enhanced-geometry draw:mirror-horizontal="false" draw:mirror-vertical="false" drawooo:sub-view-size="82527 82533" draw:text-areas="0 0 ?f0 ?f1" svg:viewBox="0 0 0 0" draw:type="ooxml-non-primitive" draw:enhanced-path="M 41265 6270 C 60556 6270 76258 21971 76258 41264 76258 60562 60557 76257 41264 76257 21967 76257 6271 60562 6271 41264 6271 21972 21967 6270 41265 6270 Z M 41264 1 C 18473 1 1 18478 1 41264 1 64056 18473 82532 41264 82532 64050 82532 82527 64056 82527 41264 82527 18478 64050 1 41264 1 Z N">
              <draw:equation draw:name="f0" draw:formula="logwidth"/>
              <draw:equation draw:name="f1" draw:formula="logheight"/>
            </draw:enhanced-geometry>
          </draw:custom-shape>
          <draw:custom-shape draw:name="Google Shape;411;p31" draw:style-name="gr5" draw:text-style-name="P9" draw:layer="layout" svg:width="3.641cm" svg:height="3.641cm" svg:x="-2.624cm" svg:y="10.819cm">
            <text:p text:style-name="P4"><text:span text:style-name="T7"/></text:p>
            <draw:enhanced-geometry draw:mirror-horizontal="false" draw:mirror-vertical="false" drawooo:sub-view-size="74548 74549" draw:text-areas="0 0 ?f0 ?f1" svg:viewBox="0 0 0 0" draw:type="ooxml-non-primitive" draw:enhanced-path="M 37275 2280 C 56567 2280 72268 17982 72268 37275 72268 56572 56567 72269 37274 72269 17977 72269 2281 56572 2281 37275 2281 17982 17977 2280 37275 2280 Z M 37274 1 C 16717 1 1 16723 1 37275 1 57832 16717 74548 37274 74548 57826 74548 74548 57832 74548 37275 74548 16723 57826 1 37274 1 Z N">
              <draw:equation draw:name="f0" draw:formula="logwidth"/>
              <draw:equation draw:name="f1" draw:formula="logheight"/>
            </draw:enhanced-geometry>
          </draw:custom-shape>
          <draw:custom-shape draw:name="Google Shape;412;p31" draw:style-name="gr5" draw:text-style-name="P9" draw:layer="layout" svg:width="0.994cm" svg:height="1.688cm" svg:x="5.207cm" svg:y="10.959cm">
            <text:p text:style-name="P4"><text:span text:style-name="T7"/></text:p>
            <draw:enhanced-geometry draw:mirror-horizontal="false" draw:mirror-vertical="false" drawooo:sub-view-size="20372 34573" draw:text-areas="0 0 ?f0 ?f1" svg:viewBox="0 0 0 0" draw:type="ooxml-non-primitive" draw:enhanced-path="M 19780 0 L 1 34231 593 34573 20372 342 19780 0 Z N">
              <draw:equation draw:name="f0" draw:formula="logwidth"/>
              <draw:equation draw:name="f1" draw:formula="logheight"/>
            </draw:enhanced-geometry>
          </draw:custom-shape>
          <draw:custom-shape draw:name="Google Shape;413;p31" draw:style-name="gr5" draw:text-style-name="P9" draw:layer="layout" svg:width="1.696cm" svg:height="0.994cm" svg:x="5.245cm" svg:y="11.696cm">
            <text:p text:style-name="P4"><text:span text:style-name="T7"/></text:p>
            <draw:enhanced-geometry draw:mirror-horizontal="false" draw:mirror-vertical="false" drawooo:sub-view-size="34736 20363" draw:text-areas="0 0 ?f0 ?f1" svg:viewBox="0 0 0 0" draw:type="ooxml-non-primitive" draw:enhanced-path="M 34395 1 L 1 19768 341 20362 34736 595 34395 1 Z N">
              <draw:equation draw:name="f0" draw:formula="logwidth"/>
              <draw:equation draw:name="f1" draw:formula="logheight"/>
            </draw:enhanced-geometry>
          </draw:custom-shape>
          <draw:custom-shape draw:name="Google Shape;414;p31" draw:style-name="gr5" draw:text-style-name="P9" draw:layer="layout" svg:width="1.93cm" svg:height="0.032cm" svg:x="5.222cm" svg:y="12.624cm">
            <text:p text:style-name="P4"><text:span text:style-name="T7"/></text:p>
            <draw:enhanced-geometry draw:mirror-horizontal="false" draw:mirror-vertical="false" drawooo:sub-view-size="39534 684" draw:text-areas="0 0 ?f0 ?f1" svg:viewBox="0 0 0 0" draw:type="ooxml-non-primitive" draw:enhanced-path="M 0 0 L 0 684 39534 684 39534 0 Z N">
              <draw:equation draw:name="f0" draw:formula="logwidth"/>
              <draw:equation draw:name="f1" draw:formula="logheight"/>
            </draw:enhanced-geometry>
          </draw:custom-shape>
          <draw:custom-shape draw:name="Google Shape;415;p31" draw:style-name="gr5" draw:text-style-name="P9" draw:layer="layout" svg:width="1.688cm" svg:height="0.994cm" svg:x="5.213cm" svg:y="12.626cm">
            <text:p text:style-name="P4"><text:span text:style-name="T7"/></text:p>
            <draw:enhanced-geometry draw:mirror-horizontal="false" draw:mirror-vertical="false" drawooo:sub-view-size="34579 20360" draw:text-areas="0 0 ?f0 ?f1" svg:viewBox="0 0 0 0" draw:type="ooxml-non-primitive" draw:enhanced-path="M 342 0 L 0 592 34238 20359 34579 19767 342 0 Z N">
              <draw:equation draw:name="f0" draw:formula="logwidth"/>
              <draw:equation draw:name="f1" draw:formula="logheight"/>
            </draw:enhanced-geometry>
          </draw:custom-shape>
          <draw:custom-shape draw:name="Google Shape;416;p31" draw:style-name="gr5" draw:text-style-name="P9" draw:layer="layout" svg:width="0.994cm" svg:height="1.688cm" svg:x="5.207cm" svg:y="12.632cm">
            <text:p text:style-name="P4"><text:span text:style-name="T7"/></text:p>
            <draw:enhanced-geometry draw:mirror-horizontal="false" draw:mirror-vertical="false" drawooo:sub-view-size="20359 34580" draw:text-areas="0 0 ?f0 ?f1" svg:viewBox="0 0 0 0" draw:type="ooxml-non-primitive" draw:enhanced-path="M 592 0 L 1 341 19767 34579 20359 34237 592 0 Z N">
              <draw:equation draw:name="f0" draw:formula="logwidth"/>
              <draw:equation draw:name="f1" draw:formula="logheight"/>
            </draw:enhanced-geometry>
          </draw:custom-shape>
          <draw:custom-shape draw:name="Google Shape;417;p31" draw:style-name="gr5" draw:text-style-name="P9" draw:layer="layout" svg:width="0.032cm" svg:height="1.93cm" svg:x="5.205cm" svg:y="12.64cm">
            <text:p text:style-name="P4"><text:span text:style-name="T7"/></text:p>
            <draw:enhanced-geometry draw:mirror-horizontal="false" draw:mirror-vertical="false" drawooo:sub-view-size="685 39536" draw:text-areas="0 0 ?f0 ?f1" svg:viewBox="0 0 0 0" draw:type="ooxml-non-primitive" draw:enhanced-path="M 0 1 L 0 39536 684 39536 684 1 Z N">
              <draw:equation draw:name="f0" draw:formula="logwidth"/>
              <draw:equation draw:name="f1" draw:formula="logheight"/>
            </draw:enhanced-geometry>
          </draw:custom-shape>
          <draw:custom-shape draw:name="Google Shape;418;p31" draw:style-name="gr5" draw:text-style-name="P9" draw:layer="layout" svg:width="0.994cm" svg:height="1.688cm" svg:x="4.241cm" svg:y="12.632cm">
            <text:p text:style-name="P4"><text:span text:style-name="T7"/></text:p>
            <draw:enhanced-geometry draw:mirror-horizontal="false" draw:mirror-vertical="false" drawooo:sub-view-size="20371 34573" draw:text-areas="0 0 ?f0 ?f1" svg:viewBox="0 0 0 0" draw:type="ooxml-non-primitive" draw:enhanced-path="M 19779 0 L 0 34232 591 34573 20370 342 19779 0 Z N">
              <draw:equation draw:name="f0" draw:formula="logwidth"/>
              <draw:equation draw:name="f1" draw:formula="logheight"/>
            </draw:enhanced-geometry>
          </draw:custom-shape>
          <draw:custom-shape draw:name="Google Shape;419;p31" draw:style-name="gr5" draw:text-style-name="P9" draw:layer="layout" svg:width="1.696cm" svg:height="0.994cm" svg:x="3.565cm" svg:y="12.665cm">
            <text:p text:style-name="P4"><text:span text:style-name="T7"/></text:p>
            <draw:enhanced-geometry draw:mirror-horizontal="false" draw:mirror-vertical="false" drawooo:sub-view-size="34737 20362" draw:text-areas="0 0 ?f0 ?f1" svg:viewBox="0 0 0 0" draw:type="ooxml-non-primitive" draw:enhanced-path="M 34395 0 L 1 19767 343 20362 34736 595 34395 0 Z N">
              <draw:equation draw:name="f0" draw:formula="logwidth"/>
              <draw:equation draw:name="f1" draw:formula="logheight"/>
            </draw:enhanced-geometry>
          </draw:custom-shape>
          <draw:custom-shape draw:name="Google Shape;420;p31" draw:style-name="gr5" draw:text-style-name="P9" draw:layer="layout" svg:width="1.93cm" svg:height="0.032cm" svg:x="3.29cm" svg:y="12.624cm">
            <text:p text:style-name="P4"><text:span text:style-name="T7"/></text:p>
            <draw:enhanced-geometry draw:mirror-horizontal="false" draw:mirror-vertical="false" drawooo:sub-view-size="39534 684" draw:text-areas="0 0 ?f0 ?f1" svg:viewBox="0 0 0 0" draw:type="ooxml-non-primitive" draw:enhanced-path="M 1 0 L 1 684 39533 684 39533 0 Z N">
              <draw:equation draw:name="f0" draw:formula="logwidth"/>
              <draw:equation draw:name="f1" draw:formula="logheight"/>
            </draw:enhanced-geometry>
          </draw:custom-shape>
          <draw:custom-shape draw:name="Google Shape;421;p31" draw:style-name="gr5" draw:text-style-name="P9" draw:layer="layout" svg:width="1.688cm" svg:height="0.994cm" svg:x="3.541cm" svg:y="11.66cm">
            <text:p text:style-name="P4"><text:span text:style-name="T7"/></text:p>
            <draw:enhanced-geometry draw:mirror-horizontal="false" draw:mirror-vertical="false" drawooo:sub-view-size="34579 20359" draw:text-areas="0 0 ?f0 ?f1" svg:viewBox="0 0 0 0" draw:type="ooxml-non-primitive" draw:enhanced-path="M 341 1 L 0 592 34236 20359 34578 19766 341 1 Z N">
              <draw:equation draw:name="f0" draw:formula="logwidth"/>
              <draw:equation draw:name="f1" draw:formula="logheight"/>
            </draw:enhanced-geometry>
          </draw:custom-shape>
          <draw:custom-shape draw:name="Google Shape;422;p31" draw:style-name="gr5" draw:text-style-name="P9" draw:layer="layout" svg:width="0.994cm" svg:height="1.688cm" svg:x="4.242cm" svg:y="10.959cm">
            <text:p text:style-name="P4"><text:span text:style-name="T7"/></text:p>
            <draw:enhanced-geometry draw:mirror-horizontal="false" draw:mirror-vertical="false" drawooo:sub-view-size="20360 34580" draw:text-areas="0 0 ?f0 ?f1" svg:viewBox="0 0 0 0" draw:type="ooxml-non-primitive" draw:enhanced-path="M 593 1 L 1 343 19768 34580 20360 34238 593 1 Z N">
              <draw:equation draw:name="f0" draw:formula="logwidth"/>
              <draw:equation draw:name="f1" draw:formula="logheight"/>
            </draw:enhanced-geometry>
          </draw:custom-shape>
          <draw:custom-shape draw:name="Google Shape;423;p31" draw:style-name="gr5" draw:text-style-name="P9" draw:layer="layout" svg:width="0.032cm" svg:height="1.93cm" svg:x="5.205cm" svg:y="10.709cm">
            <text:p text:style-name="P4"><text:span text:style-name="T7"/></text:p>
            <draw:enhanced-geometry draw:mirror-horizontal="false" draw:mirror-vertical="false" drawooo:sub-view-size="685 39533" draw:text-areas="0 0 ?f0 ?f1" svg:viewBox="0 0 0 0" draw:type="ooxml-non-primitive" draw:enhanced-path="M 0 0 L 0 39533 684 39533 684 0 Z N">
              <draw:equation draw:name="f0" draw:formula="logwidth"/>
              <draw:equation draw:name="f1" draw:formula="logheight"/>
            </draw:enhanced-geometry>
          </draw:custom-shape>
          <draw:custom-shape draw:name="Google Shape;424;p31" draw:style-name="gr7" draw:text-style-name="P11" draw:layer="layout" svg:width="0.566cm" svg:height="0.566cm" svg:x="4.938cm" svg:y="12.357cm">
            <text:p text:style-name="P4"><text:span text:style-name="T7"/></text:p>
            <draw:enhanced-geometry draw:mirror-horizontal="false" draw:mirror-vertical="false" drawooo:sub-view-size="11615 11615" draw:text-areas="0 0 ?f0 ?f1" svg:viewBox="0 0 0 0" draw:type="ooxml-non-primitive" draw:enhanced-path="M 5807 1 C 4268 1 2791 613 1701 1701 613 2791 1 4267 1 5808 1 7348 613 8824 1701 9914 2791 11002 4268 11614 5807 11614 7348 11614 8824 11002 9914 9914 11003 8824 11615 7348 11615 5808 11615 4267 11003 2791 9914 1701 8824 613 7348 1 5807 1 Z N">
              <draw:equation draw:name="f0" draw:formula="logwidth"/>
              <draw:equation draw:name="f1" draw:formula="logheight"/>
            </draw:enhanced-geometry>
          </draw:custom-shape>
          <draw:custom-shape draw:name="Google Shape;425;p31" draw:style-name="gr4" draw:text-style-name="P8" draw:layer="layout" svg:width="4.031cm" svg:height="4.031cm" svg:x="3.206cm" svg:y="10.624cm">
            <text:p text:style-name="P4"><text:span text:style-name="T7"/></text:p>
            <draw:enhanced-geometry draw:mirror-horizontal="false" draw:mirror-vertical="false" drawooo:sub-view-size="82526 82533" draw:text-areas="0 0 ?f0 ?f1" svg:viewBox="0 0 0 0" draw:type="ooxml-non-primitive" draw:enhanced-path="M 41263 6270 C 60555 6270 76257 21971 76257 41264 76257 60562 60555 76257 41263 76257 21965 76257 6269 60562 6269 41264 6269 21972 21965 6270 41263 6270 Z M 41263 1 C 18471 1 0 18478 0 41264 0 64056 18472 82532 41263 82532 64049 82532 82525 64056 82525 41264 82525 18478 64049 1 41263 1 Z N">
              <draw:equation draw:name="f0" draw:formula="logwidth"/>
              <draw:equation draw:name="f1" draw:formula="logheight"/>
            </draw:enhanced-geometry>
          </draw:custom-shape>
          <draw:custom-shape draw:name="Google Shape;426;p31" draw:style-name="gr5" draw:text-style-name="P9" draw:layer="layout" svg:width="3.641cm" svg:height="3.641cm" svg:x="3.401cm" svg:y="10.819cm">
            <text:p text:style-name="P4"><text:span text:style-name="T7"/></text:p>
            <draw:enhanced-geometry draw:mirror-horizontal="false" draw:mirror-vertical="false" drawooo:sub-view-size="74548 74549" draw:text-areas="0 0 ?f0 ?f1" svg:viewBox="0 0 0 0" draw:type="ooxml-non-primitive" draw:enhanced-path="M 37274 2280 C 56566 2280 72268 17982 72268 37275 72268 56572 56566 72269 37274 72269 17976 72269 2280 56572 2280 37275 2280 17982 17976 2280 37274 2280 Z M 37274 1 C 16717 1 0 16723 0 37275 0 57832 16717 74548 37273 74548 57825 74548 74547 57832 74547 37275 74547 16723 57825 1 37274 1 Z N">
              <draw:equation draw:name="f0" draw:formula="logwidth"/>
              <draw:equation draw:name="f1" draw:formula="logheight"/>
            </draw:enhanced-geometry>
          </draw:custom-shape>
          <draw:custom-shape draw:name="Google Shape;427;p31" draw:style-name="gr7" draw:text-style-name="P11" draw:layer="layout" svg:width="2.532cm" svg:height="1.194cm" svg:x="-0.85cm" svg:y="12.303cm">
            <text:p text:style-name="P4"><text:span text:style-name="T7"/></text:p>
            <draw:enhanced-geometry draw:mirror-horizontal="false" draw:mirror-vertical="false" drawooo:sub-view-size="51842 24465" draw:text-areas="0 0 ?f0 ?f1" svg:viewBox="0 0 0 0" draw:type="ooxml-non-primitive" draw:enhanced-path="M 51063 712 L 48190 23603 717 10995 1232 2391 51063 712 Z M 51842 0 L 585 1728 1 11513 48393 24364 48771 24464 51842 0 Z N">
              <draw:equation draw:name="f0" draw:formula="logwidth"/>
              <draw:equation draw:name="f1" draw:formula="logheight"/>
            </draw:enhanced-geometry>
          </draw:custom-shape>
          <draw:custom-shape draw:name="Google Shape;428;p31" draw:style-name="gr7" draw:text-style-name="P11" draw:layer="layout" svg:width="0.566cm" svg:height="0.566cm" svg:x="-1.086cm" svg:y="12.357cm">
            <text:p text:style-name="P4"><text:span text:style-name="T7"/></text:p>
            <draw:enhanced-geometry draw:mirror-horizontal="false" draw:mirror-vertical="false" drawooo:sub-view-size="11615 11615" draw:text-areas="0 0 ?f0 ?f1" svg:viewBox="0 0 0 0" draw:type="ooxml-non-primitive" draw:enhanced-path="M 5807 1 C 4267 1 2790 613 1701 1701 612 2791 0 4267 0 5808 0 7348 612 8824 1701 9914 2790 11002 4267 11614 5807 11614 7347 11614 8824 11002 9914 9914 11002 8824 11614 7348 11614 5808 11614 4267 11002 2791 9914 1701 8824 613 7347 1 5807 1 Z N">
              <draw:equation draw:name="f0" draw:formula="logwidth"/>
              <draw:equation draw:name="f1" draw:formula="logheight"/>
            </draw:enhanced-geometry>
          </draw:custom-shape>
          <draw:custom-shape draw:name="Google Shape;429;p31" draw:style-name="gr7" draw:text-style-name="P11" draw:layer="layout" svg:width="1.289cm" svg:height="1.289cm" svg:x="0.956cm" svg:y="12.264cm">
            <text:p text:style-name="P4"><text:span text:style-name="T7"/></text:p>
            <draw:enhanced-geometry draw:mirror-horizontal="false" draw:mirror-vertical="false" drawooo:sub-view-size="26405 26407" draw:text-areas="0 0 ?f0 ?f1" svg:viewBox="0 0 0 0" draw:type="ooxml-non-primitive" draw:enhanced-path="M 13202 1 C 9700 1 6342 1393 3867 3868 1391 6344 0 9702 0 13204 0 16705 1391 20064 3867 22540 6342 25016 9700 26407 13202 26407 16704 26407 20063 25016 22538 22540 25014 20064 26405 16705 26405 13204 26405 9702 25014 6344 22538 3868 20063 1393 16704 1 13202 1 Z N">
              <draw:equation draw:name="f0" draw:formula="logwidth"/>
              <draw:equation draw:name="f1" draw:formula="logheight"/>
            </draw:enhanced-geometry>
          </draw:custom-shape>
          <draw:custom-shape draw:name="Google Shape;430;p31" draw:style-name="gr7" draw:text-style-name="P11" draw:layer="layout" svg:width="1.929cm" svg:height="2.925cm" svg:x="-0.931cm" svg:y="9.791cm">
            <text:p text:style-name="P4"><text:span text:style-name="T7"/></text:p>
            <draw:enhanced-geometry draw:mirror-horizontal="false" draw:mirror-vertical="false" drawooo:sub-view-size="39499 59902" draw:text-areas="0 0 ?f0 ?f1" svg:viewBox="0 0 0 0" draw:type="ooxml-non-primitive" draw:enhanced-path="M 34231 1 L 1 56723 5269 59902 39499 3180 34231 1 Z N">
              <draw:equation draw:name="f0" draw:formula="logwidth"/>
              <draw:equation draw:name="f1" draw:formula="logheight"/>
            </draw:enhanced-geometry>
          </draw:custom-shape>
          <draw:custom-shape draw:name="Google Shape;431;p31" draw:style-name="gr7" draw:text-style-name="P11" draw:layer="layout" svg:width="1.304cm" svg:height="2.874cm" svg:x="4.058cm" svg:y="9.817cm">
            <text:p text:style-name="P4"><text:span text:style-name="T7"/></text:p>
            <draw:enhanced-geometry draw:mirror-horizontal="false" draw:mirror-vertical="false" drawooo:sub-view-size="26720 58848" draw:text-areas="0 0 ?f0 ?f1" svg:viewBox="0 0 0 0" draw:type="ooxml-non-primitive" draw:enhanced-path="M 5773 0 L 1 2132 20948 58848 26720 56716 5773 0 Z N">
              <draw:equation draw:name="f0" draw:formula="logwidth"/>
              <draw:equation draw:name="f1" draw:formula="logheight"/>
            </draw:enhanced-geometry>
          </draw:custom-shape>
          <draw:custom-shape draw:name="Google Shape;432;p31" draw:style-name="gr7" draw:text-style-name="P11" draw:layer="layout" svg:width="2.811cm" svg:height="2.766cm" svg:x="1.626cm" svg:y="10.127cm">
            <text:p text:style-name="P4"><text:span text:style-name="T7"/></text:p>
            <draw:enhanced-geometry draw:mirror-horizontal="false" draw:mirror-vertical="false" drawooo:sub-view-size="57550 56638" draw:text-areas="0 0 ?f0 ?f1" svg:viewBox="0 0 0 0" draw:type="ooxml-non-primitive" draw:enhanced-path="M 53240 0 L 0 52245 4310 56638 57549 4392 53240 0 Z N">
              <draw:equation draw:name="f0" draw:formula="logwidth"/>
              <draw:equation draw:name="f1" draw:formula="logheight"/>
            </draw:enhanced-geometry>
          </draw:custom-shape>
          <draw:custom-shape draw:name="Google Shape;433;p31" draw:style-name="gr7" draw:text-style-name="P11" draw:layer="layout" svg:width="4.85cm" svg:height="1.202cm" svg:x="0.72cm" svg:y="8.817cm">
            <text:p text:style-name="P4"><text:span text:style-name="T7"/></text:p>
            <draw:enhanced-geometry draw:mirror-horizontal="false" draw:mirror-vertical="false" drawooo:sub-view-size="99294 24631" draw:text-areas="0 0 ?f0 ?f1" svg:viewBox="0 0 0 0" draw:type="ooxml-non-primitive" draw:enhanced-path="M 68136 0 L 68136 18478 3078 18478 C 1378 18478 1 19856 1 21555 1 23253 1378 24631 3078 24631 L 74289 24631 74289 6153 85852 6153 C 89870 6153 93140 9423 93140 13443 L 93140 21555 C 93140 23253 94517 24631 96217 24631 97916 24631 99294 23253 99294 21555 L 99294 13442 C 99294 6030 93264 0 85852 0 Z N">
              <draw:equation draw:name="f0" draw:formula="logwidth"/>
              <draw:equation draw:name="f1" draw:formula="logheight"/>
            </draw:enhanced-geometry>
          </draw:custom-shape>
          <draw:custom-shape draw:name="Google Shape;434;p31" draw:style-name="gr8" draw:text-style-name="P12" draw:layer="layout" svg:width="4.265cm" svg:height="4.2cm" svg:x="-0.479cm" svg:y="7.308cm">
            <text:p text:style-name="P4"><text:span text:style-name="T7"/></text:p>
            <draw:enhanced-geometry draw:mirror-horizontal="false" draw:mirror-vertical="false" drawooo:sub-view-size="87323 86000" draw:text-areas="0 0 ?f0 ?f1" svg:viewBox="0 0 0 0" draw:type="ooxml-non-primitive" draw:enhanced-path="M 14128 0 C 12837 0 0 20478 6536 29779 12500 38266 51845 38683 59534 38683 60373 38683 60835 38678 60835 38678 L 60835 38678 C 60835 38679 53371 46910 49926 65159 46652 82499 47133 84451 47133 84451 L 54058 85999 C 54058 85999 87322 36876 83404 29244 79486 21610 32068 10683 32068 10683 L 35796 5862 14169 9 C 14157 3 14143 0 14128 0 Z N">
              <draw:equation draw:name="f0" draw:formula="logwidth"/>
              <draw:equation draw:name="f1" draw:formula="logheight"/>
            </draw:enhanced-geometry>
          </draw:custom-shape>
          <draw:custom-shape draw:name="Google Shape;435;p31" draw:style-name="gr4" draw:text-style-name="P8" draw:layer="layout" svg:width="0.902cm" svg:height="0.09cm" svg:x="3.843cm" svg:y="4.908cm">
            <text:p text:style-name="P4"><text:span text:style-name="T7"/></text:p>
            <draw:enhanced-geometry draw:mirror-horizontal="false" draw:mirror-vertical="false" drawooo:sub-view-size="18477 1858" draw:text-areas="0 0 ?f0 ?f1" svg:viewBox="0 0 0 0" draw:type="ooxml-non-primitive" draw:enhanced-path="M 930 1 C 416 1 0 416 0 929 0 1442 416 1858 930 1858 L 17548 1858 C 18061 1858 18477 1442 18477 929 18477 416 18061 1 17548 1 Z N">
              <draw:equation draw:name="f0" draw:formula="logwidth"/>
              <draw:equation draw:name="f1" draw:formula="logheight"/>
            </draw:enhanced-geometry>
          </draw:custom-shape>
          <draw:custom-shape draw:name="Google Shape;436;p31" draw:style-name="gr7" draw:text-style-name="P11" draw:layer="layout" svg:width="1.682cm" svg:height="1.059cm" svg:x="2.605cm" svg:y="4.743cm">
            <text:p text:style-name="P4"><text:span text:style-name="T7"/></text:p>
            <draw:enhanced-geometry draw:mirror-horizontal="false" draw:mirror-vertical="false" drawooo:sub-view-size="34458 21693" draw:text-areas="0 0 ?f0 ?f1" svg:viewBox="0 0 0 0" draw:type="ooxml-non-primitive" draw:enhanced-path="M 6187 1 C 5795 137 0 7812 1175 12824 2350 17837 6795 21692 6795 21692 6795 21692 32657 12433 34458 6168 L 6187 1 Z N">
              <draw:equation draw:name="f0" draw:formula="logwidth"/>
              <draw:equation draw:name="f1" draw:formula="logheight"/>
            </draw:enhanced-geometry>
          </draw:custom-shape>
          <draw:custom-shape draw:name="Google Shape;437;p31" draw:style-name="gr4" draw:text-style-name="P8" draw:layer="layout" svg:width="1.369cm" svg:height="0.578cm" svg:x="2.731cm" svg:y="4.419cm">
            <text:p text:style-name="P4"><text:span text:style-name="T7"/></text:p>
            <draw:enhanced-geometry draw:mirror-horizontal="false" draw:mirror-vertical="false" drawooo:sub-view-size="28042 11859" draw:text-areas="0 0 ?f0 ?f1" svg:viewBox="0 0 0 0" draw:type="ooxml-non-primitive" draw:enhanced-path="M 12660 1 C 8783 1 5408 1266 3313 3370 1 6698 293 11650 293 11859 293 11859 12379 11849 20520 11849 24590 11849 27674 11851 27767 11859 27768 11859 27768 11859 27768 11859 28042 11859 25814 4306 21880 2305 18744 709 15562 1 12660 1 Z N">
              <draw:equation draw:name="f0" draw:formula="logwidth"/>
              <draw:equation draw:name="f1" draw:formula="logheight"/>
            </draw:enhanced-geometry>
          </draw:custom-shape>
          <draw:custom-shape draw:name="Google Shape;438;p31" draw:style-name="gr6" draw:text-style-name="P10" draw:layer="layout" svg:width="1.526cm" svg:height="1.401cm" svg:x="2.706cm" svg:y="4.999cm">
            <text:p text:style-name="P4"><text:span text:style-name="T7"/></text:p>
            <draw:enhanced-geometry draw:mirror-horizontal="false" draw:mirror-vertical="false" drawooo:sub-view-size="31250 28696" draw:text-areas="0 0 ?f0 ?f1" svg:viewBox="0 0 0 0" draw:type="ooxml-non-primitive" draw:enhanced-path="M 21401 1 C 12725 1 9320 9584 9320 9584 9320 9584 8993 5333 6439 5333 6210 5333 5963 5367 5696 5442 2459 6348 3625 11008 5696 12302 7767 13597 5696 18516 0 20328 0 20328 1151 28695 7119 28695 7790 28695 8522 28589 9320 28354 L 14627 24729 C 14627 24729 16936 26364 19836 26364 21376 26364 23082 25904 24699 24493 31250 18776 30678 265 21747 6 21630 3 21515 1 21401 1 Z N">
              <draw:equation draw:name="f0" draw:formula="logwidth"/>
              <draw:equation draw:name="f1" draw:formula="logheight"/>
            </draw:enhanced-geometry>
          </draw:custom-shape>
          <draw:custom-shape draw:name="Google Shape;439;p31" draw:style-name="gr5" draw:text-style-name="P9" draw:layer="layout" svg:width="2.879cm" svg:height="3.004cm" svg:x="2.047cm" svg:y="5.889cm">
            <text:p text:style-name="P4"><text:span text:style-name="T7"/></text:p>
            <draw:enhanced-geometry draw:mirror-horizontal="false" draw:mirror-vertical="false" drawooo:sub-view-size="58943 61508" draw:text-areas="0 0 ?f0 ?f1" svg:viewBox="0 0 0 0" draw:type="ooxml-non-primitive" draw:enhanced-path="M 14891 1 C 8791 1 725 8136 0 11275 0 11275 3915 24131 20161 41942 36407 59754 53512 61507 53512 61507 L 58942 56515 C 58942 56515 40944 49092 34384 34116 26203 15443 22801 2585 16946 359 16298 113 15609 1 14891 1 Z N">
              <draw:equation draw:name="f0" draw:formula="logwidth"/>
              <draw:equation draw:name="f1" draw:formula="logheight"/>
            </draw:enhanced-geometry>
          </draw:custom-shape>
          <draw:custom-shape draw:name="Google Shape;440;p31" draw:style-name="gr7" draw:text-style-name="P11" draw:layer="layout" svg:width="0.368cm" svg:height="0.431cm" svg:x="3.16cm" svg:y="5.047cm">
            <text:p text:style-name="P4"><text:span text:style-name="T7"/></text:p>
            <draw:enhanced-geometry draw:mirror-horizontal="false" draw:mirror-vertical="false" drawooo:sub-view-size="7555 8848" draw:text-areas="0 0 ?f0 ?f1" svg:viewBox="0 0 0 0" draw:type="ooxml-non-primitive" draw:enhanced-path="M 7555 0 L 7555 0 C 7554 0 54 1684 27 1684 1 1684 27 8601 27 8601 27 8601 306 8847 743 8847 1246 8847 1959 8520 2696 7112 4071 4483 4508 2133 7555 0 Z N">
              <draw:equation draw:name="f0" draw:formula="logwidth"/>
              <draw:equation draw:name="f1" draw:formula="logheight"/>
            </draw:enhanced-geometry>
          </draw:custom-shape>
          <draw:custom-shape draw:name="Google Shape;441;p31" draw:style-name="gr7" draw:text-style-name="P11" draw:layer="layout" svg:width="1.12cm" svg:height="0.283cm" svg:x="3.326cm" svg:y="4.998cm">
            <text:p text:style-name="P4"><text:span text:style-name="T7"/></text:p>
            <draw:enhanced-geometry draw:mirror-horizontal="false" draw:mirror-vertical="false" drawooo:sub-view-size="22936 5818" draw:text-areas="0 0 ?f0 ?f1" svg:viewBox="0 0 0 0" draw:type="ooxml-non-primitive" draw:enhanced-path="M 1 1 L 731 1759 C 731 1759 5152 5613 10110 5613 10178 5613 10247 5612 10315 5611 L 9468 3687 9468 3687 C 9469 3687 11816 5817 14953 5817 17381 5817 20283 4540 22936 9 L 1 1 Z N">
              <draw:equation draw:name="f0" draw:formula="logwidth"/>
              <draw:equation draw:name="f1" draw:formula="logheight"/>
            </draw:enhanced-geometry>
          </draw:custom-shape>
          <draw:custom-shape draw:name="Google Shape;442;p31" draw:style-name="gr6" draw:text-style-name="P10" draw:layer="layout" svg:width="0.825cm" svg:height="0.695cm" svg:x="4.365cm" svg:y="8.503cm">
            <text:p text:style-name="P4"><text:span text:style-name="T7"/></text:p>
            <draw:enhanced-geometry draw:mirror-horizontal="false" draw:mirror-vertical="false" drawooo:sub-view-size="16901 14237" draw:text-areas="0 0 ?f0 ?f1" svg:viewBox="0 0 0 0" draw:type="ooxml-non-primitive" draw:enhanced-path="M 5648 0 L 1 6587 5017 8015 8683 13433 C 8683 13433 12273 14236 13876 14236 14152 14236 14369 14213 14499 14157 15383 13778 16900 8089 15762 5687 14624 3285 5648 0 5648 0 Z N">
              <draw:equation draw:name="f0" draw:formula="logwidth"/>
              <draw:equation draw:name="f1" draw:formula="logheight"/>
            </draw:enhanced-geometry>
          </draw:custom-shape>
          <draw:custom-shape draw:name="Google Shape;443;p31" draw:style-name="gr6" draw:text-style-name="P10" draw:layer="layout" svg:width="1.186cm" svg:height="0.797cm" svg:x="1.634cm" svg:y="11.255cm">
            <text:p text:style-name="P4"><text:span text:style-name="T7"/></text:p>
            <draw:enhanced-geometry draw:mirror-horizontal="false" draw:mirror-vertical="false" drawooo:sub-view-size="24295 16329" draw:text-areas="0 0 ?f0 ?f1" svg:viewBox="0 0 0 0" draw:type="ooxml-non-primitive" draw:enhanced-path="M 3798 1 C 3798 1 963 3109 613 5217 262 7326 1 8593 1 8593 L 21084 16328 C 21084 16328 24295 15005 23428 13085 22561 11165 12532 2638 12532 2638 L 3798 1 Z N">
              <draw:equation draw:name="f0" draw:formula="logwidth"/>
              <draw:equation draw:name="f1" draw:formula="logheight"/>
            </draw:enhanced-geometry>
          </draw:custom-shape>
          <draw:custom-shape draw:name="Google Shape;444;p31" draw:style-name="gr4" draw:text-style-name="P8" draw:layer="layout" svg:width="0.395cm" svg:height="0.395cm" svg:x="1.403cm" svg:y="12.711cm">
            <text:p text:style-name="P4"><text:span text:style-name="T7"/></text:p>
            <draw:enhanced-geometry draw:mirror-horizontal="false" draw:mirror-vertical="false" drawooo:sub-view-size="8113 8115" draw:text-areas="0 0 ?f0 ?f1" svg:viewBox="0 0 0 0" draw:type="ooxml-non-primitive" draw:enhanced-path="M 4056 1 C 1816 1 0 1817 0 4057 0 6298 1816 8114 4056 8114 6296 8114 8113 6298 8113 4057 8113 1817 6296 1 4056 1 Z N">
              <draw:equation draw:name="f0" draw:formula="logwidth"/>
              <draw:equation draw:name="f1" draw:formula="logheight"/>
            </draw:enhanced-geometry>
          </draw:custom-shape>
          <draw:custom-shape draw:name="Google Shape;445;p31" draw:style-name="gr4" draw:text-style-name="P8" draw:layer="layout" svg:width="0.527cm" svg:height="0.266cm" svg:x="1.89cm" svg:y="11.774cm">
            <text:p text:style-name="P4"><text:span text:style-name="T7"/></text:p>
            <draw:enhanced-geometry draw:mirror-horizontal="false" draw:mirror-vertical="false" drawooo:sub-view-size="10798 5456" draw:text-areas="0 0 ?f0 ?f1" svg:viewBox="0 0 0 0" draw:type="ooxml-non-primitive" draw:enhanced-path="M 1565 1 C 992 1 451 359 252 929 1 1651 384 2446 1105 2697 L 8779 5378 C 8929 5431 9082 5455 9233 5455 9807 5455 10347 5096 10546 4526 10797 3806 10415 3010 9693 2759 L 2020 78 C 1870 26 1716 1 1565 1 Z N">
              <draw:equation draw:name="f0" draw:formula="logwidth"/>
              <draw:equation draw:name="f1" draw:formula="logheight"/>
            </draw:enhanced-geometry>
          </draw:custom-shape>
          <draw:custom-shape draw:name="Google Shape;446;p31" draw:style-name="gr4" draw:text-style-name="P8" draw:layer="layout" svg:width="0.693cm" svg:height="1.122cm" svg:x="1.504cm" svg:y="11.91cm">
            <text:p text:style-name="P4"><text:span text:style-name="T7"/></text:p>
            <draw:enhanced-geometry draw:mirror-horizontal="false" draw:mirror-vertical="false" drawooo:sub-view-size="14198 22993" draw:text-areas="0 0 ?f0 ?f1" svg:viewBox="0 0 0 0" draw:type="ooxml-non-primitive" draw:enhanced-path="M 11618 1 L 0 21605 2580 22992 14198 1388 11618 1 Z N">
              <draw:equation draw:name="f0" draw:formula="logwidth"/>
              <draw:equation draw:name="f1" draw:formula="logheight"/>
            </draw:enhanced-geometry>
          </draw:custom-shape>
          <draw:custom-shape draw:name="Google Shape;447;p31" draw:style-name="gr5" draw:text-style-name="P9" draw:layer="layout" svg:width="3.404cm" svg:height="2.211cm" svg:x="-0.147cm" svg:y="5.821cm">
            <text:p text:style-name="P4"><text:span text:style-name="T7"/></text:p>
            <draw:enhanced-geometry draw:mirror-horizontal="false" draw:mirror-vertical="false" drawooo:sub-view-size="69691 45273" draw:text-areas="0 0 ?f0 ?f1" svg:viewBox="0 0 0 0" draw:type="ooxml-non-primitive" draw:enhanced-path="M 53649 0 C 51445 0 48985 294 46257 944 29314 4978 0 32845 0 32845 0 32845 0 45272 25841 45272 29504 45272 33687 45023 38462 44452 38462 44452 68525 23805 69159 15200 69690 7979 65135 0 53649 0 Z N">
              <draw:equation draw:name="f0" draw:formula="logwidth"/>
              <draw:equation draw:name="f1" draw:formula="logheight"/>
            </draw:enhanced-geometry>
          </draw:custom-shape>
          <draw:custom-shape draw:name="Google Shape;448;p31" draw:style-name="gr4" draw:text-style-name="P8" draw:layer="layout" svg:width="2.372cm" svg:height="1.104cm" svg:x="0.19cm" svg:y="6.519cm">
            <text:p text:style-name="P4"><text:span text:style-name="T7"/></text:p>
            <draw:enhanced-geometry draw:mirror-horizontal="false" draw:mirror-vertical="false" drawooo:sub-view-size="48583 22625" draw:text-areas="0 0 ?f0 ?f1" svg:viewBox="0 0 0 0" draw:type="ooxml-non-primitive" draw:enhanced-path="M 7640 1 L 0 7828 C 0 7828 19332 22624 37592 22624 39474 22624 41345 22467 43182 22120 43494 22060 43782 21910 44009 21688 L 48582 17283 C 48582 17283 16213 12672 7640 1 Z N">
              <draw:equation draw:name="f0" draw:formula="logwidth"/>
              <draw:equation draw:name="f1" draw:formula="logheight"/>
            </draw:enhanced-geometry>
          </draw:custom-shape>
          <draw:custom-shape draw:name="Google Shape;449;p31" draw:style-name="gr4" draw:text-style-name="P8" draw:layer="layout" svg:width="2.272cm" svg:height="0.862cm" svg:x="1.115cm" svg:y="5.642cm">
            <text:p text:style-name="P4"><text:span text:style-name="T7"/></text:p>
            <draw:enhanced-geometry draw:mirror-horizontal="false" draw:mirror-vertical="false" drawooo:sub-view-size="46532 17657" draw:text-areas="0 0 ?f0 ?f1" svg:viewBox="0 0 0 0" draw:type="ooxml-non-primitive" draw:enhanced-path="M 20001 1 C 8301 1 0 7749 0 7749 L 12384 7218 C 12559 6956 18170 5227 24722 5227 31437 5227 39141 7044 42992 14119 L 44585 17657 C 44585 17657 46531 8457 29900 1911 26423 542 23093 1 20001 1 Z N">
              <draw:equation draw:name="f0" draw:formula="logwidth"/>
              <draw:equation draw:name="f1" draw:formula="logheight"/>
            </draw:enhanced-geometry>
          </draw:custom-shape>
          <draw:custom-shape draw:name="Google Shape;450;p31" draw:style-name="gr8" draw:text-style-name="P12" draw:layer="layout" svg:width="1.383cm" svg:height="1.001cm" svg:x="-0.112cm" svg:y="6.123cm">
            <text:p text:style-name="P4"><text:span text:style-name="T7"/></text:p>
            <draw:enhanced-geometry draw:mirror-horizontal="false" draw:mirror-vertical="false" drawooo:sub-view-size="28326 20502" draw:text-areas="0 0 ?f0 ?f1" svg:viewBox="0 0 0 0" draw:type="ooxml-non-primitive" draw:enhanced-path="M 20436 1 C 13268 1 5782 5092 3361 7858 0 11699 6082 20502 6082 20502 L 28326 2738 C 25954 768 23219 1 20436 1 Z N">
              <draw:equation draw:name="f0" draw:formula="logwidth"/>
              <draw:equation draw:name="f1" draw:formula="logheight"/>
            </draw:enhanced-geometry>
          </draw:custom-shape>
        </draw:g>
        <presentation:notes draw:style-name="dp2">
          <draw:page-thumbnail draw:name="Google Shape;361;g6ba8e432a2_0_610:notes" draw:style-name="gr9" draw:layer="layout" svg:width="16.932cm" svg:height="9.524cm" svg:x="1.059cm" svg:y="1.905cm" draw:page-number="7" presentation:class="page"/>
          <draw:frame draw:name="Google Shape;362;g6ba8e432a2_0_610:notes" presentation:style-name="pr15"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vg:font-family="'Advent Pro'"/>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cf8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cf8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cf8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background" style:display-name="ONE_COLUMN_TEXT_1_1_1-background" style:family="presentation">
      <style:graphic-properties draw:stroke="none" draw:fill="solid" draw:fill-color="#ecf8ff"/>
      <style:text-properties style:letter-kerning="true"/>
    </style:style>
    <style:style style:name="ONE_5f_COLUMN_5f_TEXT_5f_1_5f_1_5f_1-backgroundobjects" style:display-name="ONE_COLUMN_TEXT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notes" style:display-name="ONE_COLUMN_TEXT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outline1" style:display-name="ONE_COLUMN_TEXT_1_1_1-outline1" style:family="presentation">
      <style:graphic-properties draw:stroke="none" draw:fill="none" draw:auto-grow-height="false" draw:fit-to-size="shrink-to-fit" style:shrink-to-fit="true">
        <text:list-style style:name="ONE_5f_COLUMN_5f_TEXT_5f_1_5f_1_5f_1-outline1" style:display-name="ONE_COLUMN_TEXT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outline2" style:display-name="ONE_COLUMN_TEXT_1_1_1-outline2" style:family="presentation" style:parent-style-name="ONE_5f_COLUMN_5f_TEXT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3" style:display-name="ONE_COLUMN_TEXT_1_1_1-outline3" style:family="presentation" style:parent-style-name="ONE_5f_COLUMN_5f_TEXT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4" style:display-name="ONE_COLUMN_TEXT_1_1_1-outline4" style:family="presentation" style:parent-style-name="ONE_5f_COLUMN_5f_TEXT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5" style:display-name="ONE_COLUMN_TEXT_1_1_1-outline5" style:family="presentation" style:parent-style-name="ONE_5f_COLUMN_5f_TEXT_5f_1_5f_1_5f_1-outline4">
      <style:paragraph-properties fo:margin-top="0.1cm" fo:margin-bottom="0cm"/>
      <style:text-properties fo:font-size="20pt" style:font-size-asian="20pt" style:font-size-complex="20pt"/>
    </style:style>
    <style:style style:name="ONE_5f_COLUMN_5f_TEXT_5f_1_5f_1_5f_1-outline6" style:display-name="ONE_COLUMN_TEXT_1_1_1-outline6" style:family="presentation" style:parent-style-name="ONE_5f_COLUMN_5f_TEXT_5f_1_5f_1_5f_1-outline5">
      <style:paragraph-properties fo:margin-top="0.1cm" fo:margin-bottom="0cm"/>
      <style:text-properties fo:font-size="20pt" style:font-size-asian="20pt" style:font-size-complex="20pt"/>
    </style:style>
    <style:style style:name="ONE_5f_COLUMN_5f_TEXT_5f_1_5f_1_5f_1-outline7" style:display-name="ONE_COLUMN_TEXT_1_1_1-outline7" style:family="presentation" style:parent-style-name="ONE_5f_COLUMN_5f_TEXT_5f_1_5f_1_5f_1-outline6">
      <style:paragraph-properties fo:margin-top="0.1cm" fo:margin-bottom="0cm"/>
      <style:text-properties fo:font-size="20pt" style:font-size-asian="20pt" style:font-size-complex="20pt"/>
    </style:style>
    <style:style style:name="ONE_5f_COLUMN_5f_TEXT_5f_1_5f_1_5f_1-outline8" style:display-name="ONE_COLUMN_TEXT_1_1_1-outline8" style:family="presentation" style:parent-style-name="ONE_5f_COLUMN_5f_TEXT_5f_1_5f_1_5f_1-outline7">
      <style:paragraph-properties fo:margin-top="0.1cm" fo:margin-bottom="0cm"/>
      <style:text-properties fo:font-size="20pt" style:font-size-asian="20pt" style:font-size-complex="20pt"/>
    </style:style>
    <style:style style:name="ONE_5f_COLUMN_5f_TEXT_5f_1_5f_1_5f_1-outline9" style:display-name="ONE_COLUMN_TEXT_1_1_1-outline9" style:family="presentation" style:parent-style-name="ONE_5f_COLUMN_5f_TEXT_5f_1_5f_1_5f_1-outline8">
      <style:paragraph-properties fo:margin-top="0.1cm" fo:margin-bottom="0cm"/>
      <style:text-properties fo:font-size="20pt" style:font-size-asian="20pt" style:font-size-complex="20pt"/>
    </style:style>
    <style:style style:name="ONE_5f_COLUMN_5f_TEXT_5f_1_5f_1_5f_1-subtitle" style:display-name="ONE_COLUMN_TEXT_1_1_1-subtitle" style:family="presentation">
      <style:graphic-properties draw:stroke="none" draw:fill="none" draw:textarea-vertical-align="middle">
        <text:list-style style:name="ONE_5f_COLUMN_5f_TEXT_5f_1_5f_1_5f_1-subtitle" style:display-name="ONE_COLUMN_TEXT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title" style:display-name="ONE_COLUMN_TEXT_1_1_1-title" style:family="presentation">
      <style:graphic-properties draw:stroke="none" draw:fill="none" draw:textarea-vertical-align="middle">
        <text:list-style style:name="ONE_5f_COLUMN_5f_TEXT_5f_1_5f_1_5f_1-title" style:display-name="ONE_COLUMN_TEXT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cf8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c5404e"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6" style:family="presentation" style:parent-style-name="BIG_5f_NUMBER-backgroundobjects">
      <style:graphic-properties draw:stroke="none" draw:fill="none" draw:fill-color="#ffffff" draw:auto-grow-height="false" fo:min-height="1.27cm"/>
    </style:style>
    <style:style style:name="Mpr7" style:family="presentation" style:parent-style-name="BIG_5f_NUMBER-backgroundobjects">
      <style:graphic-properties draw:stroke="none" draw:fill="none" draw:fill-color="#ffffff" draw:textarea-vertical-align="bottom" draw:auto-grow-height="false" fo:min-height="1.27cm"/>
    </style:style>
    <style:style style:name="Mpr8" style:family="presentation" style:parent-style-name="ONE_5f_COLUMN_5f_TEXT_5f_1_5f_1_5f_1-backgroundobjects">
      <style:graphic-properties draw:stroke="none" draw:fill="none" draw:fill-color="#ffffff" draw:auto-grow-height="false" fo:min-height="1.27cm"/>
    </style:style>
    <style:style style:name="Mpr9" style:family="presentation" style:parent-style-name="ONE_5f_COLUMN_5f_TEXT_5f_1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ext-properties fo:font-size="96pt"/>
    </style:style>
    <style:style style:name="MP7" style:family="paragraph">
      <loext:graphic-properties draw:fill="none"/>
      <style:paragraph-properties fo:text-align="start" style:font-independent-line-spacing="true"/>
      <style:text-properties fo:font-size="96pt"/>
    </style:style>
    <style:style style:name="MP8"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c5404e" style:text-line-through-style="none" style:text-line-through-type="none" style:text-position="0% 100%" style:font-name="Advent Pro" fo:font-size="96pt" fo:letter-spacing="normal" fo:font-style="normal" style:text-underline-style="none" fo:font-weight="bold" style:font-name-asian="Advent Pro" style:font-size-asian="96pt" style:font-style-asian="normal" style:font-weight-asian="bold" style:font-name-complex="Advent Pro" style:font-size-complex="96pt" style:font-style-complex="normal" style:font-weight-complex="bold"/>
    </style:style>
    <style:style style:name="MT2" style:family="text">
      <style:text-properties fo:font-variant="normal" fo:text-transform="none" fo:color="#43434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Roboto" fo:font-size="10pt" fo:letter-spacing="normal" fo:font-style="normal" style:text-underline-style="solid" style:text-underline-width="auto" style:text-underline-color="font-color" fo:font-weight="bold" style:font-name-asian="Roboto" style:font-size-asian="10pt" style:font-style-asian="normal" style:font-weight-asian="bold" style:font-name-complex="Roboto" style:font-size-complex="10pt" style:font-style-complex="normal" style:font-weight-complex="bold"/>
    </style:style>
    <style:style style:name="MT4" style:family="text">
      <style:text-properties fo:font-variant="normal" fo:text-transform="none" fo:color="#434343"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5404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0.049cm" svg:height="5.701cm" svg:x="1.732cm" svg:y="3.14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6;p4" presentation:style-name="TITLE_5f_AND_5f_BODY-outline1" draw:layer="backgroundobjects" svg:width="20.517cm" svg:height="9.489cm" svg:x="2.441cm" svg:y="3.413cm" presentation:class="outline" presentation:placeholder="true" presentation:user-transformed="true">
        <draw:text-box/>
      </draw:frame>
      <draw:frame draw:name="Google Shape;17;p4" presentation:style-name="TITLE_5f_AND_5f_BODY-title" draw:layer="backgroundobjects" svg:width="20.977cm" svg:height="2.098cm" svg:x="2.211cm" svg:y="0.559cm" presentation:class="title" presentation:placeholder="true" presentation:user-transformed="true">
        <draw:text-box/>
      </draw:frame>
      <draw:custom-shape draw:name="Google Shape;18;p4" draw:style-name="Mgr3" draw:text-style-name="MP5" draw:layer="backgroundobjects" svg:width="1.456cm" svg:height="0.001cm" svg:x="11.972cm" svg:y="2.84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IG_5f_NUMBER" style:display-name="BIG_NUMBER" style:page-layout-name="PM1" draw:style-name="Mdp1">
      <draw:frame draw:name="Google Shape;42;p11" presentation:style-name="Mpr5" draw:text-style-name="MP7" draw:layer="backgroundobjects" svg:width="12.209cm" svg:height="5.453cm" svg:x="1.978cm" svg:y="3.284cm" presentation:class="title" presentation:user-transformed="true">
        <draw:text-box>
          <text:p text:style-name="MP6"><text:span text:style-name="MT1">xx%</text:span></text:p>
        </draw:text-box>
      </draw:frame>
      <draw:frame draw:name="Google Shape;43;p11" presentation:style-name="BIG_5f_NUMBER-outline1" draw:layer="backgroundobjects" svg:width="11.939cm" svg:height="3.612cm" svg:x="2.082cm" svg:y="8.968cm" presentation:class="outline" presentation:placeholder="true" presentation:user-transformed="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NE_5f_COLUMN_5f_TEXT_5f_1_5f_1_5f_1" style:display-name="ONE_COLUMN_TEXT_1_1_1" style:page-layout-name="PM1" draw:style-name="Mdp1">
      <draw:frame draw:name="Google Shape;127;p23" presentation:style-name="ONE_5f_COLUMN_5f_TEXT_5f_1_5f_1_5f_1-title" draw:layer="backgroundobjects" svg:width="20.977cm" svg:height="2.098cm" svg:x="2.211cm" svg:y="2.153cm" presentation:class="title" presentation:placeholder="true" presentation:user-transformed="true">
        <draw:text-box/>
      </draw:frame>
      <draw:custom-shape draw:name="Google Shape;128;p23" draw:style-name="Mgr3" draw:text-style-name="MP5" draw:layer="backgroundobjects" svg:width="1.456cm" svg:height="0.001cm" svg:x="11.972cm" svg:y="4.438cm">
        <text:p/>
        <draw:enhanced-geometry draw:mirror-horizontal="false" draw:mirror-vertical="false" svg:viewBox="0 0 21600 21600" draw:type="mso-spt32" draw:enhanced-path="M 0 0 L 21600 21600 N"/>
      </draw:custom-shape>
      <draw:custom-shape draw:name="Google Shape;130;p23" draw:style-name="Mgr4" draw:text-style-name="MP9" draw:layer="backgroundobjects" svg:width="8.636cm" svg:height="2.83cm" svg:x="8.382cm" svg:y="10.096cm">
        <text:p text:style-name="MP8"><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span text:style-name="MT2">. </text:span></text:p>
        <text:p text:style-name="MP8"><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NE_5f_COLUMN_5f_TEXT_5f_1_5f_1_5f_1-title" draw:layer="backgroundobjects" svg:width="16.931cm" svg:height="9.524cm" svg:x="1.059cm" svg:y="1.93cm" presentation:class="page"/>
        <draw:frame presentation:style-name="ONE_5f_COLUMN_5f_TEXT_5f_1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46"/>
    <meta:generator>LibreOfficeDev/6.0.5.2$Linux_X86_64 LibreOffice_project/</meta:generator>
  </office:meta>
</office:document-meta>
</file>